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fo:border-bottom="#808080 0.053cm solid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margin-top="0cm" style:writing-mode="lr-tb"/>
    </style:style>
    <style:style style:name="P12" style:family="paragraph" style:parent-style-name="Heading_20_2">
      <style:paragraph-properties fo:break-before="auto" fo:margin-top="0.635cm" fo:margin-bottom="0.141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>
      <style:text-properties fo:color="#000099" style:text-underline-style="solid" style:text-underline-color="font-color"/>
    </style:style>
    <style:style style:name="T21_3" style:family="text"/>
    <style:style style:name="T21_4" style:family="text">
      <style:text-properties fo:color="#000099" style:text-underline-style="solid" style:text-underline-color="font-color"/>
    </style:style>
    <style:style style:name="T21_5" style:family="text"/>
    <style:style style:name="T21_6" style:family="text">
      <style:text-properties fo:color="#000099" style:text-underline-style="solid" style:text-underline-color="font-color"/>
    </style:style>
    <style:style style:name="T21_7" style:family="text"/>
    <style:style style:name="T21_8" style:family="text">
      <style:text-properties fo:color="#000099" style:text-underline-style="solid" style:text-underline-color="font-color"/>
    </style:style>
    <style:style style:name="T21_9" style:family="text"/>
    <style:style style:name="T21_10" style:family="text">
      <style:text-properties fo:color="#000099" style:text-underline-style="solid" style:text-underline-color="font-color"/>
    </style:style>
    <style:style style:name="T21_11" style:family="text"/>
    <style:style style:name="T21_12" style:family="text">
      <style:text-properties fo:color="#000099" style:text-underline-style="solid" style:text-underline-color="font-color"/>
    </style:style>
    <style:style style:name="P22" style:family="paragraph" style:parent-style-name="Standard">
      <style:paragraph-properties fo:break-before="auto" fo:margin-top="0cm" fo:margin-bottom="0cm" style:writing-mode="lr-tb"/>
    </style:style>
    <style:style style:name="T22_1" style:family="text"/>
    <style:style style:name="T22_2" style:family="text">
      <style:text-properties fo:color="#000099" style:text-underline-style="solid" style:text-underline-color="font-color"/>
    </style:style>
    <style:style style:name="T22_3" style:family="text"/>
    <style:style style:name="T22_4" style:family="text">
      <style:text-properties fo:color="#000099" style:text-underline-style="solid" style:text-underline-color="font-color"/>
    </style:style>
    <style:style style:name="T22_5" style:family="text"/>
    <style:style style:name="T22_6" style:family="text">
      <style:text-properties fo:color="#000099" style:text-underline-style="solid" style:text-underline-color="font-color"/>
    </style:style>
    <style:style style:name="T22_7" style:family="text"/>
    <style:style style:name="T22_8" style:family="text">
      <style:text-properties fo:color="#000099" style:text-underline-style="solid" style:text-underline-color="font-color"/>
    </style:style>
    <style:style style:name="T22_9" style:family="text"/>
    <style:style style:name="T22_10" style:family="text">
      <style:text-properties fo:color="#000099" style:text-underline-style="solid" style:text-underline-color="font-color"/>
    </style:style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>
      <style:text-properties fo:color="#000099" style:text-underline-style="solid" style:text-underline-color="font-color"/>
    </style:style>
    <style:style style:name="T23_3" style:family="text"/>
    <style:style style:name="T23_4" style:family="text">
      <style:text-properties fo:color="#000099" style:text-underline-style="solid" style:text-underline-color="font-color"/>
    </style:style>
    <style:style style:name="T23_5" style:family="text"/>
    <style:style style:name="T23_6" style:family="text">
      <style:text-properties fo:color="#000099" style:text-underline-style="solid" style:text-underline-color="font-color"/>
    </style:style>
    <style:style style:name="T23_7" style:family="text"/>
    <style:style style:name="T23_8" style:family="text">
      <style:text-properties fo:color="#000099" style:text-underline-style="solid" style:text-underline-color="font-color"/>
    </style:style>
    <style:style style:name="T23_9" style:family="text"/>
    <style:style style:name="T23_10" style:family="text">
      <style:text-properties fo:color="#000099" style:text-underline-style="solid" style:text-underline-color="font-color"/>
    </style:style>
    <style:style style:name="T23_11" style:family="text"/>
    <style:style style:name="T23_12" style:family="text">
      <style:text-properties fo:color="#000099" style:text-underline-style="solid" style:text-underline-color="font-color"/>
    </style:style>
    <style:style style:name="T23_13" style:family="text"/>
    <style:style style:name="T23_14" style:family="text">
      <style:text-properties fo:color="#000099" style:text-underline-style="solid" style:text-underline-color="font-color"/>
    </style:style>
    <style:style style:name="T23_15" style:family="text"/>
    <style:style style:name="T23_16" style:family="text">
      <style:text-properties fo:color="#000099" style:text-underline-style="solid" style:text-underline-color="font-color"/>
    </style:style>
    <style:style style:name="T23_17" style:family="text"/>
    <style:style style:name="T23_18" style:family="text">
      <style:text-properties fo:color="#000099" style:text-underline-style="solid" style:text-underline-color="font-color"/>
    </style:style>
    <style:style style:name="T23_19" style:family="text"/>
    <style:style style:name="T23_20" style:family="text">
      <style:text-properties fo:color="#000099" style:text-underline-style="solid" style:text-underline-color="font-color"/>
    </style:style>
    <style:style style:name="T23_21" style:family="text"/>
    <style:style style:name="T23_22" style:family="text">
      <style:text-properties fo:color="#000099" style:text-underline-style="solid" style:text-underline-color="font-color"/>
    </style:style>
    <style:style style:name="T23_23" style:family="text"/>
    <style:style style:name="T23_24" style:family="text">
      <style:text-properties fo:color="#000099" style:text-underline-style="solid" style:text-underline-color="font-color"/>
    </style:style>
    <style:style style:name="T23_25" style:family="text"/>
    <style:style style:name="T23_26" style:family="text">
      <style:text-properties fo:color="#000099" style:text-underline-style="solid" style:text-underline-color="font-color"/>
    </style:style>
    <style:style style:name="T23_27" style:family="text"/>
    <style:style style:name="T23_28" style:family="text">
      <style:text-properties fo:color="#000099" style:text-underline-style="solid" style:text-underline-color="font-color"/>
    </style:style>
    <style:style style:name="P24" style:family="paragraph" style:parent-style-name="Heading_20_2">
      <style:paragraph-properties fo:break-before="auto" style:writing-mode="lr-tb"/>
    </style:style>
    <style:style style:name="T24_1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P27" style:family="paragraph" style:parent-style-name="Heading_20_2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/>
    <style:style style:name="T30_2" style:family="text">
      <style:text-properties fo:color="#000099" style:text-underline-style="solid" style:text-underline-color="font-color"/>
    </style:style>
    <style:style style:name="T30_3" style:family="text"/>
    <style:style style:name="T30_4" style:family="text">
      <style:text-properties fo:color="#000099" style:text-underline-style="solid" style:text-underline-color="font-color"/>
    </style:style>
    <style:style style:name="T30_5" style:family="text"/>
    <style:style style:name="T30_6" style:family="text">
      <style:text-properties fo:color="#000099" style:text-underline-style="solid" style:text-underline-color="font-color"/>
    </style:style>
    <style:style style:name="T30_7" style:family="text"/>
    <style:style style:name="T30_8" style:family="text">
      <style:text-properties fo:color="#000099" style:text-underline-style="solid" style:text-underline-color="font-color"/>
    </style:style>
    <style:style style:name="T30_9" style:family="text"/>
    <style:style style:name="T30_10" style:family="text">
      <style:text-properties fo:color="#000099" style:text-underline-style="solid" style:text-underline-color="font-color"/>
    </style:style>
    <style:style style:name="T30_11" style:family="text"/>
    <style:style style:name="T30_12" style:family="text">
      <style:text-properties fo:color="#000099" style:text-underline-style="solid" style:text-underline-color="font-color"/>
    </style:style>
    <style:style style:name="T30_13" style:family="text"/>
    <style:style style:name="T30_14" style:family="text">
      <style:text-properties fo:color="#000099" style:text-underline-style="solid" style:text-underline-color="font-color"/>
    </style:style>
    <style:style style:name="T30_15" style:family="text"/>
    <style:style style:name="T30_16" style:family="text">
      <style:text-properties fo:color="#000099" style:text-underline-style="solid" style:text-underline-color="font-color"/>
    </style:style>
    <style:style style:name="T30_17" style:family="text"/>
    <style:style style:name="T30_18" style:family="text">
      <style:text-properties fo:color="#000099" style:text-underline-style="solid" style:text-underline-color="font-color"/>
    </style:style>
    <style:style style:name="T30_19" style:family="text"/>
    <style:style style:name="T30_20" style:family="text">
      <style:text-properties fo:color="#000099" style:text-underline-style="solid" style:text-underline-color="font-color"/>
    </style:style>
    <style:style style:name="T30_21" style:family="text"/>
    <style:style style:name="T30_22" style:family="text">
      <style:text-properties fo:color="#000099" style:text-underline-style="solid" style:text-underline-color="font-color"/>
    </style:style>
    <style:style style:name="T30_23" style:family="text"/>
    <style:style style:name="T30_24" style:family="text">
      <style:text-properties fo:color="#000099" style:text-underline-style="solid" style:text-underline-color="font-color"/>
    </style:style>
    <style:style style:name="P31" style:family="paragraph" style:parent-style-name="Heading_20_2">
      <style:paragraph-properties fo:break-before="auto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P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Heading_20_2">
      <style:paragraph-properties fo:break-before="auto" style:writing-mode="lr-tb"/>
    </style:style>
    <style:style style:name="T39_1" style:family="text"/>
    <style:style style:name="P40" style:family="paragraph" style:parent-style-name="Heading_20_3">
      <style:paragraph-properties fo:break-before="auto" style:writing-mode="lr-tb"/>
    </style:style>
    <style:style style:name="T40_1" style:family="text"/>
    <style:style style:name="P41" style:family="paragraph" style:parent-style-name="Standard">
      <style:paragraph-properties fo:break-before="auto" fo:margin-top="0cm" fo:margin-bottom="0cm" style:writing-mode="lr-tb"/>
    </style:style>
    <style:style style:name="P42" style:family="paragraph" style:parent-style-name="Heading_20_3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/>
    <style:style style:name="T49_2" style:family="text"/>
    <style:style style:name="P50" style:family="paragraph" style:parent-style-name="Heading_20_3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fo:background-color="#ffffff" fo:color="#393939" style:font-name="Courier New" style:font-name-asian="Courier New" style:font-name-complex="Courier New"/>
    </style:style>
    <style:style style:name="T54_2" style:family="text">
      <style:text-properties fo:background-color="#ffffff" fo:color="#393939" style:font-name="Courier New" style:font-name-asian="Courier New" style:font-name-complex="Courier New"/>
    </style:style>
    <style:style style:name="T54_3" style:family="text">
      <style:text-properties fo:background-color="#ffffff" fo:color="#393939" style:font-name="Courier New" style:font-name-asian="Courier New" style:font-name-complex="Courier New"/>
    </style:style>
    <style:style style:name="T54_4" style:family="text">
      <style:text-properties fo:background-color="#ffffff" fo:color="#393939" style:font-name="Courier New" style:font-name-asian="Courier New" style:font-name-complex="Courier New"/>
    </style:style>
    <style:style style:name="T54_5" style:family="text">
      <style:text-properties fo:background-color="#ffffff" fo:color="#393939" style:font-name="Courier New" style:font-name-asian="Courier New" style:font-name-complex="Courier New"/>
    </style:style>
    <style:style style:name="T54_6" style:family="text">
      <style:text-properties fo:background-color="#ffffff" fo:color="#393939" style:font-name="Courier New" style:font-name-asian="Courier New" style:font-name-complex="Courier New"/>
    </style:style>
    <style:style style:name="T54_7" style:family="text">
      <style:text-properties fo:background-color="#ffffff" fo:color="#393939" style:font-name="Courier New" style:font-name-asian="Courier New" style:font-name-complex="Courier New"/>
    </style:style>
    <style:style style:name="T54_8" style:family="text">
      <style:text-properties fo:background-color="#ffffff" fo:color="#393939" style:font-name="Courier New" style:font-name-asian="Courier New" style:font-name-complex="Courier New"/>
    </style:style>
    <style:style style:name="T54_9" style:family="text">
      <style:text-properties fo:background-color="#ffffff" fo:color="#393939" style:font-name="Courier New" style:font-name-asian="Courier New" style:font-name-complex="Courier New"/>
    </style:style>
    <style:style style:name="T54_10" style:family="text">
      <style:text-properties fo:background-color="#ffffff" fo:color="#393939" style:font-name="Courier New" style:font-name-asian="Courier New" style:font-name-complex="Courier New"/>
    </style:style>
    <style:style style:name="T54_11" style:family="text">
      <style:text-properties fo:background-color="#ffffff" fo:color="#393939" style:font-name="Courier New" style:font-name-asian="Courier New" style:font-name-complex="Courier New"/>
    </style:style>
    <style:style style:name="T54_12" style:family="text">
      <style:text-properties fo:background-color="#ffffff" fo:color="#393939" style:font-name="Courier New" style:font-name-asian="Courier New" style:font-name-complex="Courier New"/>
    </style:style>
    <style:style style:name="T54_13" style:family="text">
      <style:text-properties fo:background-color="#ffffff" fo:color="#393939" style:font-name="Courier New" style:font-name-asian="Courier New" style:font-name-complex="Courier New"/>
    </style:style>
    <style:style style:name="T54_14" style:family="text">
      <style:text-properties fo:background-color="#ffffff" fo:color="#393939" style:font-name="Courier New" style:font-name-asian="Courier New" style:font-name-complex="Courier New"/>
    </style:style>
    <style:style style:name="T54_15" style:family="text">
      <style:text-properties fo:background-color="#ffffff" fo:color="#393939" style:font-name="Courier New" style:font-name-asian="Courier New" style:font-name-complex="Courier New"/>
    </style:style>
    <style:style style:name="T54_16" style:family="text">
      <style:text-properties fo:background-color="#ffffff" fo:color="#393939" style:font-name="Courier New" style:font-name-asian="Courier New" style:font-name-complex="Courier New"/>
    </style:style>
    <style:style style:name="T54_17" style:family="text">
      <style:text-properties fo:background-color="#ffffff" fo:color="#393939" style:font-name="Courier New" style:font-name-asian="Courier New" style:font-name-complex="Courier New"/>
    </style:style>
    <style:style style:name="T54_18" style:family="text">
      <style:text-properties fo:background-color="#ffffff" fo:color="#393939" style:font-name="Courier New" style:font-name-asian="Courier New" style:font-name-complex="Courier New"/>
    </style:style>
    <style:style style:name="T54_19" style:family="text">
      <style:text-properties fo:background-color="#ffffff" fo:color="#393939" style:font-name="Courier New" style:font-name-asian="Courier New" style:font-name-complex="Courier New"/>
    </style:style>
    <style:style style:name="T54_20" style:family="text">
      <style:text-properties fo:background-color="#ffffff" fo:color="#393939" style:font-name="Courier New" style:font-name-asian="Courier New" style:font-name-complex="Courier New"/>
    </style:style>
    <style:style style:name="T54_21" style:family="text">
      <style:text-properties fo:background-color="#ffffff" fo:color="#393939" style:font-name="Courier New" style:font-name-asian="Courier New" style:font-name-complex="Courier New"/>
    </style:style>
    <style:style style:name="T54_22" style:family="text">
      <style:text-properties fo:background-color="#ffffff" fo:color="#393939" style:font-name="Courier New" style:font-name-asian="Courier New" style:font-name-complex="Courier New"/>
    </style:style>
    <style:style style:name="T54_23" style:family="text">
      <style:text-properties fo:background-color="#ffffff" fo:color="#393939" style:font-name="Courier New" style:font-name-asian="Courier New" style:font-name-complex="Courier New"/>
    </style:style>
    <style:style style:name="T54_24" style:family="text">
      <style:text-properties fo:background-color="#ffffff" fo:color="#393939" style:font-name="Courier New" style:font-name-asian="Courier New" style:font-name-complex="Courier New"/>
    </style:style>
    <style:style style:name="T54_25" style:family="text">
      <style:text-properties fo:background-color="#ffffff" fo:color="#393939" style:font-name="Courier New" style:font-name-asian="Courier New" style:font-name-complex="Courier New"/>
    </style:style>
    <style:style style:name="T54_26" style:family="text">
      <style:text-properties fo:background-color="#ffffff" fo:color="#393939" style:font-name="Courier New" style:font-name-asian="Courier New" style:font-name-complex="Courier New"/>
    </style:style>
    <style:style style:name="T54_27" style:family="text">
      <style:text-properties fo:background-color="#ffffff" fo:color="#393939" style:font-name="Courier New" style:font-name-asian="Courier New" style:font-name-complex="Courier New"/>
    </style:style>
    <style:style style:name="T54_28" style:family="text">
      <style:text-properties fo:background-color="#ffffff" fo:color="#393939" style:font-name="Courier New" style:font-name-asian="Courier New" style:font-name-complex="Courier New"/>
    </style:style>
    <style:style style:name="T54_29" style:family="text">
      <style:text-properties fo:background-color="#ffffff" fo:color="#393939" style:font-name="Courier New" style:font-name-asian="Courier New" style:font-name-complex="Courier New"/>
    </style:style>
    <style:style style:name="T54_30" style:family="text">
      <style:text-properties fo:background-color="#ffffff" fo:color="#393939" style:font-name="Courier New" style:font-name-asian="Courier New" style:font-name-complex="Courier New"/>
    </style:style>
    <style:style style:name="T54_31" style:family="text">
      <style:text-properties fo:background-color="#ffffff" fo:color="#393939" style:font-name="Courier New" style:font-name-asian="Courier New" style:font-name-complex="Courier New"/>
    </style:style>
    <style:style style:name="T54_32" style:family="text">
      <style:text-properties fo:background-color="#ffffff" fo:color="#393939" style:font-name="Courier New" style:font-name-asian="Courier New" style:font-name-complex="Courier New"/>
    </style:style>
    <style:style style:name="T54_33" style:family="text">
      <style:text-properties fo:background-color="#ffffff" fo:color="#393939" style:font-name="Courier New" style:font-name-asian="Courier New" style:font-name-complex="Courier New"/>
    </style:style>
    <style:style style:name="T54_34" style:family="text">
      <style:text-properties fo:background-color="#ffffff" fo:color="#393939" style:font-name="Courier New" style:font-name-asian="Courier New" style:font-name-complex="Courier New"/>
    </style:style>
    <style:style style:name="T54_35" style:family="text">
      <style:text-properties fo:background-color="#ffffff" fo:color="#393939" style:font-name="Courier New" style:font-name-asian="Courier New" style:font-name-complex="Courier New"/>
    </style:style>
    <style:style style:name="T54_36" style:family="text">
      <style:text-properties fo:background-color="#ffffff" fo:color="#393939" style:font-name="Courier New" style:font-name-asian="Courier New" style:font-name-complex="Courier New"/>
    </style:style>
    <style:style style:name="T54_37" style:family="text">
      <style:text-properties fo:background-color="#ffffff" fo:color="#393939" style:font-name="Courier New" style:font-name-asian="Courier New" style:font-name-complex="Courier New"/>
    </style:style>
    <style:style style:name="T54_38" style:family="text">
      <style:text-properties fo:background-color="#ffffff" fo:color="#393939" style:font-name="Courier New" style:font-name-asian="Courier New" style:font-name-complex="Courier New"/>
    </style:style>
    <style:style style:name="T54_39" style:family="text">
      <style:text-properties fo:background-color="#ffffff" fo:color="#393939" style:font-name="Courier New" style:font-name-asian="Courier New" style:font-name-complex="Courier New"/>
    </style:style>
    <style:style style:name="T54_40" style:family="text">
      <style:text-properties fo:background-color="#ffffff" fo:color="#393939" style:font-name="Courier New" style:font-name-asian="Courier New" style:font-name-complex="Courier New"/>
    </style:style>
    <style:style style:name="T54_41" style:family="text">
      <style:text-properties fo:background-color="#ffffff" fo:color="#393939" style:font-name="Courier New" style:font-name-asian="Courier New" style:font-name-complex="Courier New"/>
    </style:style>
    <style:style style:name="T54_42" style:family="text">
      <style:text-properties fo:background-color="#ffffff" fo:color="#393939" style:font-name="Courier New" style:font-name-asian="Courier New" style:font-name-complex="Courier New"/>
    </style:style>
    <style:style style:name="T54_43" style:family="text">
      <style:text-properties fo:background-color="#ffffff" fo:color="#393939" style:font-name="Courier New" style:font-name-asian="Courier New" style:font-name-complex="Courier New"/>
    </style:style>
    <style:style style:name="T54_44" style:family="text">
      <style:text-properties fo:background-color="#ffffff" fo:color="#393939" style:font-name="Courier New" style:font-name-asian="Courier New" style:font-name-complex="Courier New"/>
    </style:style>
    <style:style style:name="T54_45" style:family="text">
      <style:text-properties fo:background-color="#ffffff" fo:color="#393939" style:font-name="Courier New" style:font-name-asian="Courier New" style:font-name-complex="Courier New"/>
    </style:style>
    <style:style style:name="T54_46" style:family="text">
      <style:text-properties fo:background-color="#ffffff" fo:color="#393939" style:font-name="Courier New" style:font-name-asian="Courier New" style:font-name-complex="Courier New"/>
    </style:style>
    <style:style style:name="T54_47" style:family="text">
      <style:text-properties fo:background-color="#ffffff" fo:color="#393939" style:font-name="Courier New" style:font-name-asian="Courier New" style:font-name-complex="Courier New"/>
    </style:style>
    <style:style style:name="T54_48" style:family="text">
      <style:text-properties fo:background-color="#ffffff" fo:color="#393939" style:font-name="Courier New" style:font-name-asian="Courier New" style:font-name-complex="Courier New"/>
    </style:style>
    <style:style style:name="T54_49" style:family="text">
      <style:text-properties fo:background-color="#ffffff" fo:color="#393939" style:font-name="Courier New" style:font-name-asian="Courier New" style:font-name-complex="Courier New"/>
    </style:style>
    <style:style style:name="T54_50" style:family="text">
      <style:text-properties fo:background-color="#ffffff" fo:color="#393939" style:font-name="Courier New" style:font-name-asian="Courier New" style:font-name-complex="Courier New"/>
    </style:style>
    <style:style style:name="T54_51" style:family="text">
      <style:text-properties fo:background-color="#ffffff" fo:color="#393939" style:font-name="Courier New" style:font-name-asian="Courier New" style:font-name-complex="Courier New"/>
    </style:style>
    <style:style style:name="T54_52" style:family="text">
      <style:text-properties fo:background-color="#ffffff" fo:color="#393939" style:font-name="Courier New" style:font-name-asian="Courier New" style:font-name-complex="Courier New"/>
    </style:style>
    <style:style style:name="T54_53" style:family="text">
      <style:text-properties fo:background-color="#ffffff" fo:color="#393939" style:font-name="Courier New" style:font-name-asian="Courier New" style:font-name-complex="Courier New"/>
    </style:style>
    <style:style style:name="T54_54" style:family="text">
      <style:text-properties fo:background-color="#ffffff" fo:color="#393939" style:font-name="Courier New" style:font-name-asian="Courier New" style:font-name-complex="Courier New"/>
    </style:style>
    <style:style style:name="T54_55" style:family="text">
      <style:text-properties fo:background-color="#ffffff" fo:color="#393939" style:font-name="Courier New" style:font-name-asian="Courier New" style:font-name-complex="Courier New"/>
    </style:style>
    <style:style style:name="T54_56" style:family="text">
      <style:text-properties fo:background-color="#ffffff" fo:color="#393939" style:font-name="Courier New" style:font-name-asian="Courier New" style:font-name-complex="Courier New"/>
    </style:style>
    <style:style style:name="T54_57" style:family="text">
      <style:text-properties fo:background-color="#ffffff" fo:color="#393939" style:font-name="Courier New" style:font-name-asian="Courier New" style:font-name-complex="Courier New"/>
    </style:style>
    <style:style style:name="T54_58" style:family="text">
      <style:text-properties fo:background-color="#ffffff" fo:color="#393939" style:font-name="Courier New" style:font-name-asian="Courier New" style:font-name-complex="Courier New"/>
    </style:style>
    <style:style style:name="T54_59" style:family="text">
      <style:text-properties fo:background-color="#ffffff" fo:color="#393939" style:font-name="Courier New" style:font-name-asian="Courier New" style:font-name-complex="Courier New"/>
    </style:style>
    <style:style style:name="T54_60" style:family="text">
      <style:text-properties fo:background-color="#ffffff" fo:color="#393939" style:font-name="Courier New" style:font-name-asian="Courier New" style:font-name-complex="Courier New"/>
    </style:style>
    <style:style style:name="T54_61" style:family="text">
      <style:text-properties fo:background-color="#ffffff" fo:color="#393939" style:font-name="Courier New" style:font-name-asian="Courier New" style:font-name-complex="Courier New"/>
    </style:style>
    <style:style style:name="T54_62" style:family="text">
      <style:text-properties fo:background-color="#ffffff" fo:color="#393939" style:font-name="Courier New" style:font-name-asian="Courier New" style:font-name-complex="Courier New"/>
    </style:style>
    <style:style style:name="T54_63" style:family="text">
      <style:text-properties fo:background-color="#ffffff" fo:color="#393939" style:font-name="Courier New" style:font-name-asian="Courier New" style:font-name-complex="Courier New"/>
    </style:style>
    <style:style style:name="T54_64" style:family="text">
      <style:text-properties fo:background-color="#ffffff" fo:color="#393939" style:font-name="Courier New" style:font-name-asian="Courier New" style:font-name-complex="Courier New"/>
    </style:style>
    <style:style style:name="T54_65" style:family="text">
      <style:text-properties fo:background-color="#ffffff" fo:color="#393939" style:font-name="Courier New" style:font-name-asian="Courier New" style:font-name-complex="Courier New"/>
    </style:style>
    <style:style style:name="T54_66" style:family="text">
      <style:text-properties fo:background-color="#ffffff" fo:color="#393939" style:font-name="Courier New" style:font-name-asian="Courier New" style:font-name-complex="Courier New"/>
    </style:style>
    <style:style style:name="T54_67" style:family="text">
      <style:text-properties fo:background-color="#ffffff" fo:color="#393939" style:font-name="Courier New" style:font-name-asian="Courier New" style:font-name-complex="Courier New"/>
    </style:style>
    <style:style style:name="T54_68" style:family="text">
      <style:text-properties fo:background-color="#ffffff" fo:color="#393939" style:font-name="Courier New" style:font-name-asian="Courier New" style:font-name-complex="Courier New"/>
    </style:style>
    <style:style style:name="T54_69" style:family="text">
      <style:text-properties fo:background-color="#ffffff" fo:color="#393939" style:font-name="Courier New" style:font-name-asian="Courier New" style:font-name-complex="Courier New"/>
    </style:style>
    <style:style style:name="T54_70" style:family="text">
      <style:text-properties fo:background-color="#ffffff" fo:color="#393939" style:font-name="Courier New" style:font-name-asian="Courier New" style:font-name-complex="Courier New"/>
    </style:style>
    <style:style style:name="T54_71" style:family="text">
      <style:text-properties fo:background-color="#ffffff" fo:color="#393939" style:font-name="Courier New" style:font-name-asian="Courier New" style:font-name-complex="Courier New"/>
    </style:style>
    <style:style style:name="T54_72" style:family="text">
      <style:text-properties fo:background-color="#ffffff" fo:color="#393939" style:font-name="Courier New" style:font-name-asian="Courier New" style:font-name-complex="Courier New"/>
    </style:style>
    <style:style style:name="T54_73" style:family="text">
      <style:text-properties fo:background-color="#ffffff" fo:color="#393939" style:font-name="Courier New" style:font-name-asian="Courier New" style:font-name-complex="Courier New"/>
    </style:style>
    <style:style style:name="T54_74" style:family="text">
      <style:text-properties fo:background-color="#ffffff" fo:color="#393939" style:font-name="Courier New" style:font-name-asian="Courier New" style:font-name-complex="Courier New"/>
    </style:style>
    <style:style style:name="T54_75" style:family="text">
      <style:text-properties fo:background-color="#ffffff" fo:color="#393939" style:font-name="Courier New" style:font-name-asian="Courier New" style:font-name-complex="Courier New"/>
    </style:style>
    <style:style style:name="T54_76" style:family="text">
      <style:text-properties fo:background-color="#ffffff" fo:color="#393939" style:font-name="Courier New" style:font-name-asian="Courier New" style:font-name-complex="Courier New"/>
    </style:style>
    <style:style style:name="T54_77" style:family="text">
      <style:text-properties fo:background-color="#ffffff" fo:color="#393939" style:font-name="Courier New" style:font-name-asian="Courier New" style:font-name-complex="Courier New"/>
    </style:style>
    <style:style style:name="T54_78" style:family="text">
      <style:text-properties fo:background-color="#ffffff" fo:color="#393939" style:font-name="Courier New" style:font-name-asian="Courier New" style:font-name-complex="Courier New"/>
    </style:style>
    <style:style style:name="T54_79" style:family="text">
      <style:text-properties fo:background-color="#ffffff" fo:color="#393939" style:font-name="Courier New" style:font-name-asian="Courier New" style:font-name-complex="Courier New"/>
    </style:style>
    <style:style style:name="T54_80" style:family="text">
      <style:text-properties fo:background-color="#ffffff" fo:color="#393939" style:font-name="Courier New" style:font-name-asian="Courier New" style:font-name-complex="Courier New"/>
    </style:style>
    <style:style style:name="T54_81" style:family="text">
      <style:text-properties fo:background-color="#ffffff" fo:color="#393939" style:font-name="Courier New" style:font-name-asian="Courier New" style:font-name-complex="Courier New"/>
    </style:style>
    <style:style style:name="T54_82" style:family="text">
      <style:text-properties fo:background-color="#ffffff" fo:color="#393939" style:font-name="Courier New" style:font-name-asian="Courier New" style:font-name-complex="Courier New"/>
    </style:style>
    <style:style style:name="T54_83" style:family="text">
      <style:text-properties fo:background-color="#ffffff" fo:color="#393939" style:font-name="Courier New" style:font-name-asian="Courier New" style:font-name-complex="Courier New"/>
    </style:style>
    <style:style style:name="T54_84" style:family="text">
      <style:text-properties fo:background-color="#ffffff" fo:color="#393939" style:font-name="Courier New" style:font-name-asian="Courier New" style:font-name-complex="Courier New"/>
    </style:style>
    <style:style style:name="T54_85" style:family="text">
      <style:text-properties fo:background-color="#ffffff" fo:color="#393939" style:font-name="Courier New" style:font-name-asian="Courier New" style:font-name-complex="Courier New"/>
    </style:style>
    <style:style style:name="T54_86" style:family="text">
      <style:text-properties fo:background-color="#ffffff" fo:color="#393939" style:font-name="Courier New" style:font-name-asian="Courier New" style:font-name-complex="Courier New"/>
    </style:style>
    <style:style style:name="T54_87" style:family="text">
      <style:text-properties fo:background-color="#ffffff" fo:color="#393939" style:font-name="Courier New" style:font-name-asian="Courier New" style:font-name-complex="Courier New"/>
    </style:style>
    <style:style style:name="T54_88" style:family="text">
      <style:text-properties fo:background-color="#ffffff" fo:color="#393939" style:font-name="Courier New" style:font-name-asian="Courier New" style:font-name-complex="Courier New"/>
    </style:style>
    <style:style style:name="T54_89" style:family="text">
      <style:text-properties fo:background-color="#ffffff" fo:color="#393939" style:font-name="Courier New" style:font-name-asian="Courier New" style:font-name-complex="Courier New"/>
    </style:style>
    <style:style style:name="T54_90" style:family="text">
      <style:text-properties fo:background-color="#ffffff" fo:color="#393939" style:font-name="Courier New" style:font-name-asian="Courier New" style:font-name-complex="Courier New"/>
    </style:style>
    <style:style style:name="T54_91" style:family="text">
      <style:text-properties fo:background-color="#ffffff" fo:color="#393939" style:font-name="Courier New" style:font-name-asian="Courier New" style:font-name-complex="Courier New"/>
    </style:style>
    <style:style style:name="T54_92" style:family="text">
      <style:text-properties fo:background-color="#ffffff" fo:color="#393939" style:font-name="Courier New" style:font-name-asian="Courier New" style:font-name-complex="Courier New"/>
    </style:style>
    <style:style style:name="T54_93" style:family="text">
      <style:text-properties fo:background-color="#ffffff" fo:color="#393939" style:font-name="Courier New" style:font-name-asian="Courier New" style:font-name-complex="Courier New"/>
    </style:style>
    <style:style style:name="T54_94" style:family="text">
      <style:text-properties fo:background-color="#ffffff" fo:color="#393939" style:font-name="Courier New" style:font-name-asian="Courier New" style:font-name-complex="Courier New"/>
    </style:style>
    <style:style style:name="T54_95" style:family="text">
      <style:text-properties fo:background-color="#ffffff" fo:color="#393939" style:font-name="Courier New" style:font-name-asian="Courier New" style:font-name-complex="Courier New"/>
    </style:style>
    <style:style style:name="T54_96" style:family="text">
      <style:text-properties fo:background-color="#ffffff" fo:color="#393939" style:font-name="Courier New" style:font-name-asian="Courier New" style:font-name-complex="Courier New"/>
    </style:style>
    <style:style style:name="T54_97" style:family="text">
      <style:text-properties fo:background-color="#ffffff" fo:color="#393939" style:font-name="Courier New" style:font-name-asian="Courier New" style:font-name-complex="Courier New"/>
    </style:style>
    <style:style style:name="T54_98" style:family="text">
      <style:text-properties fo:background-color="#ffffff" fo:color="#393939" style:font-name="Courier New" style:font-name-asian="Courier New" style:font-name-complex="Courier New"/>
    </style:style>
    <style:style style:name="T54_99" style:family="text">
      <style:text-properties fo:background-color="#ffffff" fo:color="#393939" style:font-name="Courier New" style:font-name-asian="Courier New" style:font-name-complex="Courier New"/>
    </style:style>
    <style:style style:name="T54_100" style:family="text">
      <style:text-properties fo:background-color="#ffffff" fo:color="#393939" style:font-name="Courier New" style:font-name-asian="Courier New" style:font-name-complex="Courier New"/>
    </style:style>
    <style:style style:name="T54_101" style:family="text">
      <style:text-properties fo:background-color="#ffffff" fo:color="#393939" style:font-name="Courier New" style:font-name-asian="Courier New" style:font-name-complex="Courier New"/>
    </style:style>
    <style:style style:name="T54_102" style:family="text">
      <style:text-properties fo:background-color="#ffffff" fo:color="#393939" style:font-name="Courier New" style:font-name-asian="Courier New" style:font-name-complex="Courier New"/>
    </style:style>
    <style:style style:name="T54_103" style:family="text">
      <style:text-properties fo:background-color="#ffffff" fo:color="#393939" style:font-name="Courier New" style:font-name-asian="Courier New" style:font-name-complex="Courier New"/>
    </style:style>
    <style:style style:name="T54_104" style:family="text">
      <style:text-properties fo:background-color="#ffffff" fo:color="#393939" style:font-name="Courier New" style:font-name-asian="Courier New" style:font-name-complex="Courier New"/>
    </style:style>
    <style:style style:name="T54_105" style:family="text">
      <style:text-properties fo:background-color="#ffffff" fo:color="#393939" style:font-name="Courier New" style:font-name-asian="Courier New" style:font-name-complex="Courier New"/>
    </style:style>
    <style:style style:name="T54_106" style:family="text">
      <style:text-properties fo:background-color="#ffffff" fo:color="#393939" style:font-name="Courier New" style:font-name-asian="Courier New" style:font-name-complex="Courier New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6_1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Heading_20_3">
      <style:paragraph-properties fo:break-before="auto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T65_4" style:family="text">
      <style:text-properties style:font-name="Courier New" style:font-name-asian="Courier New" style:font-name-complex="Courier New"/>
    </style:style>
    <style:style style:name="T65_5" style:family="text">
      <style:text-properties style:font-name="Courier New" style:font-name-asian="Courier New" style:font-name-complex="Courier New"/>
    </style:style>
    <style:style style:name="T65_6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fo:font-style="italic" style:font-style-asian="italic" style:font-style-complex="italic"/>
    </style:style>
    <style:style style:name="T73_2" style:family="text">
      <style:text-properties fo:font-style="italic" style:font-style-asian="italic" style:font-style-complex="italic"/>
    </style:style>
    <style:style style:name="T73_3" style:family="text">
      <style:text-properties fo:font-style="italic" style:font-style-asian="italic" style:font-style-complex="italic"/>
    </style:style>
    <style:style style:name="T73_4" style:family="text">
      <style:text-properties fo:font-style="italic" style:font-style-asian="italic" style:font-style-complex="italic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T74_5" style:family="text">
      <style:text-properties style:font-name="Courier New" style:font-name-asian="Courier New" style:font-name-complex="Courier New"/>
    </style:style>
    <style:style style:name="T74_6" style:family="text">
      <style:text-properties style:font-name="Courier New" style:font-name-asian="Courier New" style:font-name-complex="Courier New"/>
    </style:style>
    <style:style style:name="T74_7" style:family="text">
      <style:text-properties style:font-name="Courier New" style:font-name-asian="Courier New" style:font-name-complex="Courier New"/>
    </style:style>
    <style:style style:name="T74_8" style:family="text">
      <style:text-properties style:font-name="Courier New" style:font-name-asian="Courier New" style:font-name-complex="Courier New"/>
    </style:style>
    <style:style style:name="T74_9" style:family="text">
      <style:text-properties style:font-name="Courier New" style:font-name-asian="Courier New" style:font-name-complex="Courier New"/>
    </style:style>
    <style:style style:name="T74_10" style:family="text">
      <style:text-properties style:font-name="Courier New" style:font-name-asian="Courier New" style:font-name-complex="Courier New"/>
    </style:style>
    <style:style style:name="T74_11" style:family="text">
      <style:text-properties style:font-name="Courier New" style:font-name-asian="Courier New" style:font-name-complex="Courier New"/>
    </style:style>
    <style:style style:name="T74_12" style:family="text">
      <style:text-properties style:font-name="Courier New" style:font-name-asian="Courier New" style:font-name-complex="Courier New"/>
    </style:style>
    <style:style style:name="T74_13" style:family="text">
      <style:text-properties style:font-name="Courier New" style:font-name-asian="Courier New" style:font-name-complex="Courier New"/>
    </style:style>
    <style:style style:name="T74_14" style:family="text">
      <style:text-properties style:font-name="Courier New" style:font-name-asian="Courier New" style:font-name-complex="Courier New"/>
    </style:style>
    <style:style style:name="T74_15" style:family="text">
      <style:text-properties style:font-name="Courier New" style:font-name-asian="Courier New" style:font-name-complex="Courier New"/>
    </style:style>
    <style:style style:name="T74_16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fo:font-style="italic" style:font-style-asian="italic" style:font-style-complex="italic"/>
    </style:style>
    <style:style style:name="T77_2" style:family="text">
      <style:text-properties fo:font-style="italic" style:font-style-asian="italic" style:font-style-complex="italic"/>
    </style:style>
    <style:style style:name="T77_3" style:family="text">
      <style:text-properties fo:font-style="italic" style:font-style-asian="italic" style:font-style-complex="italic"/>
    </style:style>
    <style:style style:name="T77_4" style:family="text">
      <style:text-properties fo:font-style="italic" style:font-style-asian="italic" style:font-style-complex="italic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8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79" style:family="paragraph" style:parent-style-name="Standard">
      <style:paragraph-properties fo:break-before="auto" style:writing-mode="lr-tb"/>
    </style:style>
    <style:style style:name="T79_1" style:family="text">
      <style:text-properties fo:font-style="italic" style:font-style-asian="italic" style:font-style-complex="italic"/>
    </style:style>
    <style:style style:name="T79_2" style:family="text">
      <style:text-properties fo:font-style="italic" style:font-style-asian="italic" style:font-style-complex="italic"/>
    </style:style>
    <style:style style:name="T79_3" style:family="text">
      <style:text-properties fo:font-style="italic" style:font-style-asian="italic" style:font-style-complex="italic"/>
    </style:style>
    <style:style style:name="T79_4" style:family="text">
      <style:text-properties fo:font-style="italic" style:font-style-asian="italic" style:font-style-complex="italic"/>
    </style:style>
    <style:style style:name="P80" style:family="paragraph" style:parent-style-name="Standard">
      <style:paragraph-properties fo:break-before="auto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2" style:family="paragraph" style:parent-style-name="Heading_20_2">
      <style:paragraph-properties fo:break-before="auto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83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1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3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4" style:family="paragraph" style:parent-style-name="Standard">
      <style:paragraph-properties fo:break-before="auto" style:writing-mode="lr-tb"/>
    </style:style>
    <style:style style:name="T84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5" style:family="paragraph" style:parent-style-name="Standard">
      <style:paragraph-properties fo:break-before="auto" style:writing-mode="lr-tb"/>
    </style:style>
    <style:style style:name="T85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5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5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6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7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7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9" style:family="paragraph" style:parent-style-name="Standard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>
      <style:text-properties fo:color="#222222"/>
    </style:style>
    <style:style style:name="T91_2" style:family="text">
      <style:text-properties fo:color="#222222"/>
    </style:style>
    <style:style style:name="T91_3" style:family="text"/>
    <style:style style:name="T91_4" style:family="text">
      <style:text-properties fo:color="#0678be"/>
    </style:style>
    <style:style style:name="T91_5" style:family="text"/>
    <style:style style:name="T91_6" style:family="text">
      <style:text-properties fo:color="#0678be"/>
    </style:style>
    <style:style style:name="T91_7" style:family="text"/>
    <style:style style:name="T91_8" style:family="text">
      <style:text-properties fo:color="#0678be"/>
    </style:style>
    <style:style style:name="T91_9" style:family="text"/>
    <style:style style:name="T91_10" style:family="text">
      <style:text-properties fo:color="#0678be"/>
    </style:style>
    <style:style style:name="T91_11" style:family="text"/>
    <style:style style:name="T91_12" style:family="text">
      <style:text-properties fo:color="#0678be"/>
    </style:style>
    <style:style style:name="T91_13" style:family="text"/>
    <style:style style:name="T91_14" style:family="text">
      <style:text-properties fo:color="#0678be"/>
    </style:style>
    <style:style style:name="T91_15" style:family="text"/>
    <style:style style:name="T91_16" style:family="text">
      <style:text-properties fo:color="#0678be"/>
    </style:style>
    <style:style style:name="T91_17" style:family="text"/>
    <style:style style:name="T91_18" style:family="text">
      <style:text-properties fo:color="#0678be"/>
    </style:style>
    <style:style style:name="T91_19" style:family="text"/>
    <style:style style:name="T91_20" style:family="text">
      <style:text-properties fo:color="#0678be"/>
    </style:style>
    <style:style style:name="T91_21" style:family="text"/>
    <style:style style:name="T91_22" style:family="text">
      <style:text-properties fo:color="#0678be"/>
    </style:style>
    <style:style style:name="T91_23" style:family="text"/>
    <style:style style:name="T91_24" style:family="text">
      <style:text-properties fo:color="#0678be"/>
    </style:style>
    <style:style style:name="T91_25" style:family="text"/>
    <style:style style:name="T91_26" style:family="text">
      <style:text-properties fo:color="#0678be"/>
    </style:style>
    <style:style style:name="T91_27" style:family="text"/>
    <style:style style:name="T91_28" style:family="text">
      <style:text-properties fo:color="#0678be"/>
    </style:style>
    <style:style style:name="T91_29" style:family="text"/>
    <style:style style:name="T91_30" style:family="text">
      <style:text-properties fo:color="#0678be"/>
    </style:style>
    <style:style style:name="T91_31" style:family="text"/>
    <style:style style:name="T91_32" style:family="text">
      <style:text-properties fo:color="#0678be"/>
    </style:style>
    <style:style style:name="T91_33" style:family="text"/>
    <style:style style:name="T91_34" style:family="text">
      <style:text-properties fo:color="#0678be"/>
    </style:style>
    <style:style style:name="T91_35" style:family="text"/>
    <style:style style:name="T91_36" style:family="text">
      <style:text-properties fo:color="#0678be"/>
    </style:style>
    <style:style style:name="T91_37" style:family="text"/>
    <style:style style:name="T91_38" style:family="text">
      <style:text-properties fo:color="#0678be"/>
    </style:style>
    <style:style style:name="T91_39" style:family="text"/>
    <style:style style:name="T91_40" style:family="text">
      <style:text-properties fo:color="#0678be"/>
    </style:style>
    <style:style style:name="T91_41" style:family="text">
      <style:text-properties fo:color="#222222"/>
    </style:style>
    <style:style style:name="P92" style:family="paragraph" style:parent-style-name="Standard">
      <style:paragraph-properties fo:break-before="auto" fo:margin-top="0cm" style:writing-mode="lr-tb"/>
    </style:style>
    <style:style style:name="T92_1" style:family="text">
      <style:text-properties fo:color="#222222"/>
    </style:style>
    <style:style style:name="T92_2" style:family="text">
      <style:text-properties fo:color="#222222"/>
    </style:style>
    <style:style style:name="T92_3" style:family="text">
      <style:text-properties fo:color="#222222"/>
    </style:style>
    <style:style style:name="T92_4" style:family="text">
      <style:text-properties fo:color="#222222"/>
    </style:style>
    <style:style style:name="T92_5" style:family="text">
      <style:text-properties fo:color="#222222"/>
    </style:style>
    <style:style style:name="T92_6" style:family="text">
      <style:text-properties fo:color="#222222"/>
    </style:style>
    <style:style style:name="T92_7" style:family="text">
      <style:text-properties fo:color="#222222"/>
    </style:style>
    <style:style style:name="T92_8" style:family="text">
      <style:text-properties fo:color="#222222"/>
    </style:style>
    <style:style style:name="T92_9" style:family="text">
      <style:text-properties fo:color="#222222"/>
    </style:style>
    <style:style style:name="T92_10" style:family="text">
      <style:text-properties fo:color="#222222"/>
    </style:style>
    <style:style style:name="T92_11" style:family="text">
      <style:text-properties fo:color="#222222"/>
    </style:style>
    <style:style style:name="T92_12" style:family="text">
      <style:text-properties fo:color="#222222"/>
    </style:style>
    <style:style style:name="T92_13" style:family="text">
      <style:text-properties fo:color="#222222"/>
    </style:style>
    <style:style style:name="T92_14" style:family="text">
      <style:text-properties fo:color="#222222"/>
    </style:style>
    <style:style style:name="T92_15" style:family="text">
      <style:text-properties fo:color="#222222"/>
    </style:style>
    <style:style style:name="T92_16" style:family="text">
      <style:text-properties fo:color="#222222"/>
    </style:style>
    <style:style style:name="T92_17" style:family="text">
      <style:text-properties fo:color="#222222"/>
    </style:style>
    <style:style style:name="T92_18" style:family="text">
      <style:text-properties fo:color="#222222"/>
    </style:style>
    <style:style style:name="T92_19" style:family="text">
      <style:text-properties fo:color="#222222"/>
    </style:style>
    <style:style style:name="T92_20" style:family="text">
      <style:text-properties fo:color="#222222"/>
    </style:style>
    <style:style style:name="T92_21" style:family="text">
      <style:text-properties fo:color="#222222"/>
    </style:style>
    <style:style style:name="T92_22" style:family="text">
      <style:text-properties fo:color="#222222"/>
    </style:style>
    <style:style style:name="T92_23" style:family="text">
      <style:text-properties fo:color="#222222"/>
    </style:style>
    <style:style style:name="T92_24" style:family="text">
      <style:text-properties fo:color="#222222"/>
    </style:style>
    <style:style style:name="T92_25" style:family="text">
      <style:text-properties fo:color="#222222"/>
    </style:style>
    <style:style style:name="T92_26" style:family="text">
      <style:text-properties fo:color="#222222"/>
    </style:style>
    <style:style style:name="T92_27" style:family="text">
      <style:text-properties fo:color="#222222"/>
    </style:style>
    <style:style style:name="T92_28" style:family="text">
      <style:text-properties fo:color="#222222"/>
    </style:style>
    <style:style style:name="T92_29" style:family="text"/>
    <style:style style:name="T92_30" style:family="text">
      <style:text-properties fo:color="#0678be"/>
    </style:style>
    <style:style style:name="T92_31" style:family="text"/>
    <style:style style:name="T92_32" style:family="text">
      <style:text-properties fo:color="#0678be"/>
    </style:style>
    <style:style style:name="T92_33" style:family="text"/>
    <style:style style:name="T92_34" style:family="text">
      <style:text-properties fo:color="#0678be"/>
    </style:style>
    <style:style style:name="T92_35" style:family="text">
      <style:text-properties fo:color="#222222"/>
    </style:style>
    <style:style style:name="T92_36" style:family="text">
      <style:text-properties fo:color="#222222"/>
    </style:style>
    <style:style style:name="T92_37" style:family="text">
      <style:text-properties fo:color="#222222"/>
    </style:style>
    <style:style style:name="T92_38" style:family="text">
      <style:text-properties fo:color="#222222"/>
    </style:style>
    <style:style style:name="T92_39" style:family="text">
      <style:text-properties fo:color="#222222"/>
    </style:style>
    <style:style style:name="T92_40" style:family="text">
      <style:text-properties fo:color="#222222"/>
    </style:style>
    <style:style style:name="T92_41" style:family="text">
      <style:text-properties fo:color="#222222"/>
    </style:style>
    <style:style style:name="T92_42" style:family="text">
      <style:text-properties fo:color="#222222"/>
    </style:style>
    <style:style style:name="T92_43" style:family="text">
      <style:text-properties fo:color="#222222"/>
    </style:style>
    <style:style style:name="T92_44" style:family="text">
      <style:text-properties fo:color="#222222"/>
    </style:style>
    <style:style style:name="T92_45" style:family="text">
      <style:text-properties fo:color="#222222"/>
    </style:style>
    <style:style style:name="T92_46" style:family="text">
      <style:text-properties fo:color="#222222"/>
    </style:style>
    <style:style style:name="T92_47" style:family="text">
      <style:text-properties fo:color="#222222"/>
    </style:style>
    <style:style style:name="T92_48" style:family="text">
      <style:text-properties fo:color="#222222"/>
    </style:style>
    <style:style style:name="T92_49" style:family="text">
      <style:text-properties fo:color="#222222"/>
    </style:style>
    <style:style style:name="T92_50" style:family="text">
      <style:text-properties fo:color="#222222"/>
    </style:style>
    <style:style style:name="T92_51" style:family="text">
      <style:text-properties fo:color="#222222"/>
    </style:style>
    <style:style style:name="T92_52" style:family="text">
      <style:text-properties fo:color="#222222"/>
    </style:style>
    <style:style style:name="T92_53" style:family="text">
      <style:text-properties fo:color="#222222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4" style:family="paragraph" style:parent-style-name="Heading_20_3">
      <style:paragraph-properties fo:break-before="auto" style:writing-mode="lr-tb"/>
    </style:style>
    <style:style style:name="T94_1" style:family="text"/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6_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6_3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>
      <style:text-properties fo:color="#000099" style:text-underline-style="solid" style:text-underline-color="font-color"/>
    </style:style>
    <style:style style:name="T102_22" style:family="text"/>
    <style:style style:name="T102_23" style:family="text">
      <style:text-properties fo:color="#000099" style:text-underline-style="solid" style:text-underline-color="font-color"/>
    </style:style>
    <style:style style:name="T102_24" style:family="text"/>
    <style:style style:name="T102_25" style:family="text">
      <style:text-properties fo:color="#000099" style:text-underline-style="solid" style:text-underline-color="font-color"/>
    </style:style>
    <style:style style:name="T102_26" style:family="text"/>
    <style:style style:name="T102_27" style:family="text">
      <style:text-properties fo:color="#000099" style:text-underline-style="solid" style:text-underline-color="font-color"/>
    </style:style>
    <style:style style:name="T102_28" style:family="text"/>
    <style:style style:name="T102_29" style:family="text">
      <style:text-properties fo:color="#000099" style:text-underline-style="solid" style:text-underline-color="font-color"/>
    </style:style>
    <style:style style:name="T102_30" style:family="text"/>
    <style:style style:name="T102_31" style:family="text">
      <style:text-properties fo:color="#000099" style:text-underline-style="solid" style:text-underline-color="font-color"/>
    </style:style>
    <style:style style:name="T102_32" style:family="text"/>
    <style:style style:name="T102_33" style:family="text">
      <style:text-properties fo:color="#000099" style:text-underline-style="solid" style:text-underline-color="font-color"/>
    </style:style>
    <style:style style:name="T102_34" style:family="text"/>
    <style:style style:name="T102_35" style:family="text">
      <style:text-properties fo:color="#000099" style:text-underline-style="solid" style:text-underline-color="font-color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5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/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P113" style:family="paragraph" style:parent-style-name="Heading_20_2">
      <style:paragraph-properties fo:break-before="auto" style:writing-mode="lr-tb"/>
    </style:style>
    <style:style style:name="T113_1" style:family="text"/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Heading_20_2">
      <style:paragraph-properties fo:break-before="auto" style:writing-mode="lr-tb"/>
    </style:style>
    <style:style style:name="T118_1" style:family="text"/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Heading_20_2">
      <style:paragraph-properties fo:break-before="auto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3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5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5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5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8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2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P14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41_1" style:family="text"/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2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3" style:family="paragraph" style:parent-style-name="Standard">
      <style:paragraph-properties fo:break-before="auto" style:writing-mode="lr-tb"/>
    </style:style>
    <style:style style:name="P144" style:family="paragraph" style:parent-style-name="Standard">
      <style:paragraph-properties fo:break-before="auto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P145" style:family="paragraph" style:parent-style-name="Standard">
      <style:paragraph-properties fo:break-before="auto" style:writing-mode="lr-tb"/>
    </style:style>
    <style:style style:name="T14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5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46" style:family="paragraph" style:parent-style-name="Standard">
      <style:paragraph-properties fo:break-before="auto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P148" style:family="paragraph" style:parent-style-name="Standard">
      <style:paragraph-properties fo:break-before="auto" style:writing-mode="lr-tb"/>
    </style:style>
    <style:style style:name="P149" style:family="paragraph" style:parent-style-name="Standard">
      <style:paragraph-properties fo:break-before="auto" style:writing-mode="lr-tb"/>
    </style:style>
    <style:style style:name="T14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50" style:family="paragraph" style:parent-style-name="Standard">
      <style:paragraph-properties fo:break-before="auto" style:writing-mode="lr-tb"/>
    </style:style>
    <style:style style:name="T15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0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1" style:family="paragraph" style:parent-style-name="Standard">
      <style:paragraph-properties fo:break-before="auto" style:writing-mode="lr-tb"/>
    </style:style>
    <style:style style:name="P152" style:family="paragraph" style:parent-style-name="Standard">
      <style:paragraph-properties fo:break-before="auto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break-before="auto" style:writing-mode="lr-tb"/>
    </style:style>
    <style:style style:name="T15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4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5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5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5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5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6_2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6_3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6_4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6_5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6_6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6_7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P157" style:family="paragraph" style:parent-style-name="Standard">
      <style:paragraph-properties fo:break-before="auto" style:writing-mode="lr-tb"/>
    </style:style>
    <style:style style:name="T157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59" style:family="paragraph" style:parent-style-name="Heading_20_2">
      <style:paragraph-properties fo:break-before="auto" style:writing-mode="lr-tb"/>
    </style:style>
    <style:style style:name="T159_1" style:family="text"/>
    <style:style style:name="P160" style:family="paragraph" style:parent-style-name="Standard">
      <style:paragraph-properties fo:break-before="auto" style:writing-mode="lr-tb"/>
    </style:style>
    <style:style style:name="T16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60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61" style:family="paragraph" style:parent-style-name="Standard">
      <style:paragraph-properties fo:break-before="auto" style:writing-mode="lr-tb"/>
    </style:style>
    <style:style style:name="T16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1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2" style:family="paragraph" style:parent-style-name="Standard">
      <style:paragraph-properties fo:break-before="auto" fo:margin-top="0cm" style:writing-mode="lr-tb"/>
    </style:style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6" style:family="paragraph" style:parent-style-name="Standard">
      <style:paragraph-properties fo:break-before="auto" fo:margin-top="0cm" style:writing-mode="lr-tb"/>
    </style:style>
    <style:style style:name="T16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7" style:family="paragraph" style:parent-style-name="Standard">
      <style:paragraph-properties fo:break-before="auto" fo:margin-top="0cm" style:writing-mode="lr-tb"/>
    </style:style>
    <style:style style:name="T16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8" style:family="paragraph" style:parent-style-name="Standard">
      <style:paragraph-properties fo:break-before="auto" fo:margin-top="0cm" style:writing-mode="lr-tb"/>
    </style:style>
    <style:style style:name="T16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8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9" style:family="paragraph" style:parent-style-name="Standard">
      <style:paragraph-properties fo:break-before="auto" fo:margin-top="0cm" style:writing-mode="lr-tb"/>
    </style:style>
    <style:style style:name="T16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0" style:family="paragraph" style:parent-style-name="Standard">
      <style:paragraph-properties fo:break-before="auto" fo:margin-top="0cm" style:writing-mode="lr-tb"/>
    </style:style>
    <style:style style:name="T17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71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3" style:family="paragraph" style:parent-style-name="Standard">
      <style:paragraph-properties fo:break-before="auto" fo:margin-top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4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75" style:family="paragraph" style:parent-style-name="Heading_20_2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P177" style:family="paragraph" style:parent-style-name="Standard">
      <style:paragraph-properties fo:break-before="auto" fo:margin-top="0cm" style:writing-mode="lr-tb"/>
    </style:style>
    <style:style style:name="T177_1" style:family="text"/>
    <style:style style:name="T177_2" style:family="text"/>
    <style:style style:name="P178" style:family="paragraph" style:parent-style-name="Standard">
      <style:paragraph-properties fo:break-before="auto" fo:margin-top="0cm" style:writing-mode="lr-tb"/>
    </style:style>
    <style:style style:name="T1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margin-top="0cm" style:writing-mode="lr-tb"/>
    </style:style>
    <style:style style:name="T1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margin-top="0cm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margin-top="0cm" fo:margin-bottom="0cm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tandard">
      <style:paragraph-properties fo:break-before="auto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3" style:family="paragraph" style:parent-style-name="Standard">
      <style:paragraph-properties fo:break-before="auto" style:writing-mode="lr-tb"/>
    </style:style>
    <style:style style:name="T18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8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4" style:family="paragraph" style:parent-style-name="Standard">
      <style:paragraph-properties fo:break-before="auto" style:writing-mode="lr-tb"/>
    </style:style>
    <style:style style:name="T184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4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85" style:family="paragraph" style:parent-style-name="Standard">
      <style:paragraph-properties fo:break-before="auto" style:writing-mode="lr-tb"/>
    </style:style>
    <style:style style:name="T185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5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5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5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5_5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5_6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5_7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5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6" style:family="paragraph" style:parent-style-name="Standard">
      <style:paragraph-properties fo:break-before="auto" style:writing-mode="lr-tb"/>
    </style:style>
    <style:style style:name="T186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6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6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6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6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6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6_7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7" style:family="paragraph" style:parent-style-name="Standard">
      <style:paragraph-properties fo:break-before="auto" style:writing-mode="lr-tb"/>
    </style:style>
    <style:style style:name="T187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7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7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7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7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7_6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89" style:family="paragraph" style:parent-style-name="Heading_20_2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Standard">
      <style:paragraph-properties fo:break-before="auto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P191" style:family="paragraph" style:parent-style-name="Standard">
      <style:paragraph-properties fo:break-before="auto" fo:margin-top="0cm" fo:margin-bottom="0cm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2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3" style:family="paragraph" style:parent-style-name="Standard">
      <style:paragraph-properties fo:break-before="auto" style:writing-mode="lr-tb"/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4" style:family="paragraph" style:parent-style-name="Standard">
      <style:paragraph-properties fo:break-before="auto" style:writing-mode="lr-tb"/>
    </style:style>
    <style:style style:name="T19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4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4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5" style:family="paragraph" style:parent-style-name="Standard">
      <style:paragraph-properties fo:break-before="auto" style:writing-mode="lr-tb"/>
    </style:style>
    <style:style style:name="T195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5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6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5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9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96" style:family="paragraph" style:parent-style-name="Standard">
      <style:paragraph-properties fo:break-before="auto" style:writing-mode="lr-tb"/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97" style:family="paragraph" style:parent-style-name="Standard">
      <style:paragraph-properties fo:break-before="auto" style:writing-mode="lr-tb"/>
    </style:style>
    <style:style style:name="T197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7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7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7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8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1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2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2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8_2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9" style:family="paragraph" style:parent-style-name="Standard">
      <style:paragraph-properties fo:break-before="auto" style:writing-mode="lr-tb"/>
    </style:style>
    <style:style style:name="T199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9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9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200" style:family="paragraph" style:parent-style-name="Standard">
      <style:paragraph-properties fo:break-before="auto" fo:margin-top="0cm" fo:margin-bottom="0cm" style:writing-mode="lr-tb"/>
    </style:style>
    <style:style style:name="T200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201" style:family="paragraph" style:parent-style-name="Heading_20_4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>
      <style:text-properties fo:color="#000099" style:text-underline-style="solid" style:text-underline-color="font-color"/>
    </style:style>
    <style:style style:name="T202_17" style:family="text"/>
    <style:style style:name="T202_18" style:family="text">
      <style:text-properties fo:color="#000099" style:text-underline-style="solid" style:text-underline-color="font-color"/>
    </style:style>
    <style:style style:name="T202_19" style:family="text"/>
    <style:style style:name="T202_20" style:family="text">
      <style:text-properties fo:color="#000099" style:text-underline-style="solid" style:text-underline-color="font-color"/>
    </style:style>
    <style:style style:name="T202_21" style:family="text"/>
    <style:style style:name="T202_22" style:family="text">
      <style:text-properties fo:color="#000099" style:text-underline-style="solid" style:text-underline-color="font-color"/>
    </style:style>
    <style:style style:name="T202_23" style:family="text"/>
    <style:style style:name="T202_24" style:family="text">
      <style:text-properties fo:color="#000099" style:text-underline-style="solid" style:text-underline-color="font-color"/>
    </style:style>
    <style:style style:name="T202_25" style:family="text"/>
    <style:style style:name="T202_26" style:family="text">
      <style:text-properties fo:color="#000099" style:text-underline-style="solid" style:text-underline-color="font-color"/>
    </style:style>
    <style:style style:name="T202_27" style:family="text"/>
    <style:style style:name="T202_28" style:family="text">
      <style:text-properties fo:color="#000099" style:text-underline-style="solid" style:text-underline-color="font-color"/>
    </style:style>
    <style:style style:name="T202_29" style:family="text"/>
    <style:style style:name="T202_30" style:family="text">
      <style:text-properties fo:color="#000099" style:text-underline-style="solid" style:text-underline-color="font-color"/>
    </style:style>
    <style:style style:name="T202_31" style:family="text"/>
    <style:style style:name="T202_32" style:family="text">
      <style:text-properties fo:color="#000099" style:text-underline-style="solid" style:text-underline-color="font-color"/>
    </style:style>
    <style:style style:name="T202_33" style:family="text"/>
    <style:style style:name="T202_34" style:family="text">
      <style:text-properties fo:color="#000099" style:text-underline-style="solid" style:text-underline-color="font-color"/>
    </style:style>
    <style:style style:name="T202_35" style:family="text"/>
    <style:style style:name="T202_36" style:family="text">
      <style:text-properties fo:color="#000099" style:text-underline-style="solid" style:text-underline-color="font-color"/>
    </style:style>
    <style:style style:name="T202_37" style:family="text"/>
    <style:style style:name="T202_38" style:family="text">
      <style:text-properties fo:color="#000099" style:text-underline-style="solid" style:text-underline-color="font-color"/>
    </style:style>
    <style:style style:name="T202_39" style:family="text"/>
    <style:style style:name="T202_40" style:family="text">
      <style:text-properties fo:color="#000099" style:text-underline-style="solid" style:text-underline-color="font-color"/>
    </style:style>
    <style:style style:name="T202_41" style:family="text"/>
    <style:style style:name="T202_42" style:family="text">
      <style:text-properties fo:color="#000099" style:text-underline-style="solid" style:text-underline-color="font-color"/>
    </style:style>
    <style:style style:name="T202_43" style:family="text"/>
    <style:style style:name="T202_44" style:family="text">
      <style:text-properties fo:color="#000099" style:text-underline-style="solid" style:text-underline-color="font-color"/>
    </style:style>
    <style:style style:name="T202_45" style:family="text"/>
    <style:style style:name="T202_46" style:family="text">
      <style:text-properties fo:color="#000099" style:text-underline-style="solid" style:text-underline-color="font-color"/>
    </style:style>
    <style:style style:name="T202_47" style:family="text"/>
    <style:style style:name="T202_48" style:family="text">
      <style:text-properties fo:color="#000099" style:text-underline-style="solid" style:text-underline-color="font-color"/>
    </style:style>
    <style:style style:name="T202_49" style:family="text"/>
    <style:style style:name="P203" style:family="paragraph" style:parent-style-name="Heading_20_2">
      <style:paragraph-properties fo:break-before="auto" style:writing-mode="lr-tb"/>
    </style:style>
    <style:style style:name="T203_1" style:family="text"/>
    <style:style style:name="P204" style:family="paragraph" style:parent-style-name="Standard">
      <style:paragraph-properties fo:break-before="auto" style:writing-mode="lr-tb"/>
    </style:style>
    <style:style style:name="T20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5" style:family="paragraph" style:parent-style-name="Standard">
      <style:paragraph-properties fo:break-before="auto" style:writing-mode="lr-tb"/>
    </style:style>
    <style:style style:name="T205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5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5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5_9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5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5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6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6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6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8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6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6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07" style:family="paragraph" style:parent-style-name="Heading_20_3">
      <style:paragraph-properties fo:break-before="auto" style:writing-mode="lr-tb"/>
    </style:style>
    <style:style style:name="T207_1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8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3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8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8_4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8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0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0" style:family="paragraph" style:parent-style-name="Heading_20_2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1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2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3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4" style:family="paragraph" style:parent-style-name="Heading_20_2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style:writing-mode="lr-tb"/>
    </style:style>
    <style:style style:name="T21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5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6" style:family="paragraph" style:parent-style-name="Standard">
      <style:paragraph-properties fo:break-before="auto" fo:border-bottom="#808080 0.053cm solid" style:writing-mode="lr-tb"/>
    </style:style>
    <style:style style:name="T21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7" style:family="paragraph" style:parent-style-name="Standard">
      <style:paragraph-properties fo:break-before="auto" fo:margin-top="0cm" style:writing-mode="lr-tb"/>
    </style:style>
    <style:style style:name="P21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18_1" style:family="text"/>
    <style:style style:name="P219" style:family="paragraph" style:parent-style-name="Standard">
      <style:paragraph-properties fo:break-before="auto" fo:margin-top="0cm" style:writing-mode="lr-tb"/>
    </style:style>
    <style:style style:name="T219_1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1" style:family="paragraph" style:parent-style-name="Standard">
      <style:paragraph-properties fo:break-before="auto" fo:margin-top="0cm" style:writing-mode="lr-tb"/>
    </style:style>
    <style:style style:name="T221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15" style:family="text"/>
    <style:style style:name="T221_1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17" style:family="text"/>
    <style:style style:name="T221_1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19" style:family="text"/>
    <style:style style:name="T221_20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21" style:family="text"/>
    <style:style style:name="T221_22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23" style:family="text"/>
    <style:style style:name="T221_24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25" style:family="text"/>
    <style:style style:name="T221_2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27" style:family="text"/>
    <style:style style:name="T221_2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21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3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1_4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2" style:family="paragraph" style:parent-style-name="Standard">
      <style:paragraph-properties fo:break-before="auto" fo:margin-top="0cm" style:writing-mode="lr-tb"/>
    </style:style>
    <style:style style:name="T222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2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3" style:family="paragraph" style:parent-style-name="Standard">
      <style:paragraph-properties fo:break-before="auto" fo:margin-top="0cm" style:writing-mode="lr-tb"/>
    </style:style>
    <style:style style:name="T223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23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P228" style:family="paragraph" style:parent-style-name="Standard">
      <style:paragraph-properties fo:break-before="auto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P2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P232" style:family="paragraph" style:parent-style-name="Heading_20_3">
      <style:paragraph-properties fo:break-before="auto" style:writing-mode="lr-tb"/>
    </style:style>
    <style:style style:name="T232_1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>
      <style:text-properties fo:background-color="#ffffff" style:font-name="Verdana" style:font-name-asian="Verdana" style:font-name-complex="Verdana"/>
    </style:style>
    <style:style style:name="T233_2" style:family="text">
      <style:text-properties fo:background-color="#ffffff" style:font-name="Verdana" style:font-name-asian="Verdana" style:font-name-complex="Verdana"/>
    </style:style>
    <style:style style:name="T233_3" style:family="text">
      <style:text-properties fo:background-color="#ffffff" style:font-name="Verdana" style:font-name-asian="Verdana" style:font-name-complex="Verdana"/>
    </style:style>
    <style:style style:name="T233_4" style:family="text">
      <style:text-properties fo:background-color="#ffffff" style:font-name="Verdana" style:font-name-asian="Verdana" style:font-name-complex="Verdana"/>
    </style:style>
    <style:style style:name="T233_5" style:family="text">
      <style:text-properties fo:background-color="#ffffff" style:font-name="Verdana" style:font-name-asian="Verdana" style:font-name-complex="Verdana"/>
    </style:style>
    <style:style style:name="T233_6" style:family="text">
      <style:text-properties fo:background-color="#ffffff" style:font-name="Verdana" style:font-name-asian="Verdana" style:font-name-complex="Verdana"/>
    </style:style>
    <style:style style:name="T233_7" style:family="text">
      <style:text-properties fo:background-color="#ffffff" style:font-name="Verdana" style:font-name-asian="Verdana" style:font-name-complex="Verdana"/>
    </style:style>
    <style:style style:name="T233_8" style:family="text">
      <style:text-properties fo:background-color="#ffffff" style:font-name="Verdana" style:font-name-asian="Verdana" style:font-name-complex="Verdana"/>
    </style:style>
    <style:style style:name="T233_9" style:family="text">
      <style:text-properties fo:background-color="#ffffff" style:font-name="Verdana" style:font-name-asian="Verdana" style:font-name-complex="Verdana"/>
    </style:style>
    <style:style style:name="T233_10" style:family="text">
      <style:text-properties fo:background-color="#ffffff" style:font-name="Verdana" style:font-name-asian="Verdana" style:font-name-complex="Verdana"/>
    </style:style>
    <style:style style:name="T233_11" style:family="text">
      <style:text-properties fo:background-color="#ffffff" style:font-name="Verdana" style:font-name-asian="Verdana" style:font-name-complex="Verdana"/>
    </style:style>
    <style:style style:name="T233_12" style:family="text">
      <style:text-properties fo:background-color="#ffffff" style:font-name="Verdana" style:font-name-asian="Verdana" style:font-name-complex="Verdana"/>
    </style:style>
    <style:style style:name="T233_13" style:family="text">
      <style:text-properties fo:background-color="#ffffff" style:font-name="Verdana" style:font-name-asian="Verdana" style:font-name-complex="Verdana"/>
    </style:style>
    <style:style style:name="T233_14" style:family="text">
      <style:text-properties fo:background-color="#ffffff" style:font-name="Verdana" style:font-name-asian="Verdana" style:font-name-complex="Verdana"/>
    </style:style>
    <style:style style:name="T233_15" style:family="text">
      <style:text-properties fo:background-color="#ffffff" style:font-name="Verdana" style:font-name-asian="Verdana" style:font-name-complex="Verdana"/>
    </style:style>
    <style:style style:name="T233_16" style:family="text">
      <style:text-properties fo:background-color="#ffffff" style:font-name="Verdana" style:font-name-asian="Verdana" style:font-name-complex="Verdana"/>
    </style:style>
    <style:style style:name="T233_17" style:family="text">
      <style:text-properties fo:background-color="#ffffff" style:font-name="Verdana" style:font-name-asian="Verdana" style:font-name-complex="Verdana"/>
    </style:style>
    <style:style style:name="T233_18" style:family="text">
      <style:text-properties fo:background-color="#ffffff" style:font-name="Verdana" style:font-name-asian="Verdana" style:font-name-complex="Verdana"/>
    </style:style>
    <style:style style:name="T233_19" style:family="text">
      <style:text-properties fo:background-color="#ffffff" style:font-name="Verdana" style:font-name-asian="Verdana" style:font-name-complex="Verdana"/>
    </style:style>
    <style:style style:name="T233_20" style:family="text">
      <style:text-properties fo:background-color="#ffffff" style:font-name="Verdana" style:font-name-asian="Verdana" style:font-name-complex="Verdana"/>
    </style:style>
    <style:style style:name="T233_21" style:family="text">
      <style:text-properties fo:background-color="#ffffff" style:font-name="Verdana" style:font-name-asian="Verdana" style:font-name-complex="Verdana"/>
    </style:style>
    <style:style style:name="T233_22" style:family="text">
      <style:text-properties fo:background-color="#ffffff" style:font-name="Verdana" style:font-name-asian="Verdana" style:font-name-complex="Verdana"/>
    </style:style>
    <style:style style:name="T233_23" style:family="text">
      <style:text-properties fo:background-color="#ffffff" style:font-name="Verdana" style:font-name-asian="Verdana" style:font-name-complex="Verdana"/>
    </style:style>
    <style:style style:name="T233_24" style:family="text">
      <style:text-properties fo:background-color="#ffffff" style:font-name="Verdana" style:font-name-asian="Verdana" style:font-name-complex="Verdana"/>
    </style:style>
    <style:style style:name="T233_25" style:family="text">
      <style:text-properties fo:background-color="#ffffff" style:font-name="Verdana" style:font-name-asian="Verdana" style:font-name-complex="Verdana"/>
    </style:style>
    <style:style style:name="T233_26" style:family="text">
      <style:text-properties fo:background-color="#ffffff" style:font-name="Verdana" style:font-name-asian="Verdana" style:font-name-complex="Verdana"/>
    </style:style>
    <style:style style:name="T233_27" style:family="text">
      <style:text-properties fo:background-color="#ffffff" style:font-name="Verdana" style:font-name-asian="Verdana" style:font-name-complex="Verdana"/>
    </style:style>
    <style:style style:name="T233_28" style:family="text">
      <style:text-properties fo:background-color="#ffffff" style:font-name="Verdana" style:font-name-asian="Verdana" style:font-name-complex="Verdana"/>
    </style:style>
    <style:style style:name="T233_29" style:family="text">
      <style:text-properties fo:background-color="#ffffff" style:font-name="Verdana" style:font-name-asian="Verdana" style:font-name-complex="Verdana"/>
    </style:style>
    <style:style style:name="T233_30" style:family="text">
      <style:text-properties fo:background-color="#ffffff" style:font-name="Verdana" style:font-name-asian="Verdana" style:font-name-complex="Verdana"/>
    </style:style>
    <style:style style:name="T233_31" style:family="text">
      <style:text-properties fo:background-color="#ffffff" style:font-name="Verdana" style:font-name-asian="Verdana" style:font-name-complex="Verdana"/>
    </style:style>
    <style:style style:name="T233_32" style:family="text">
      <style:text-properties fo:background-color="#ffffff" style:font-name="Verdana" style:font-name-asian="Verdana" style:font-name-complex="Verdana"/>
    </style:style>
    <style:style style:name="T233_33" style:family="text">
      <style:text-properties fo:background-color="#ffffff" style:font-name="Verdana" style:font-name-asian="Verdana" style:font-name-complex="Verdana"/>
    </style:style>
    <style:style style:name="P2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4_1" style:family="text">
      <style:text-properties fo:background-color="#ffffff" style:font-name="Verdana" style:font-name-asian="Verdana" style:font-name-complex="Verdana"/>
    </style:style>
    <style:style style:name="T234_2" style:family="text">
      <style:text-properties fo:background-color="#ffffff" style:font-name="Verdana" style:font-name-asian="Verdana" style:font-name-complex="Verdana"/>
    </style:style>
    <style:style style:name="T234_3" style:family="text">
      <style:text-properties fo:background-color="#ffffff" style:font-name="Verdana" style:font-name-asian="Verdana" style:font-name-complex="Verdana"/>
    </style:style>
    <style:style style:name="T234_4" style:family="text">
      <style:text-properties fo:background-color="#ffffff" style:font-name="Verdana" style:font-name-asian="Verdana" style:font-name-complex="Verdana"/>
    </style:style>
    <style:style style:name="T234_5" style:family="text">
      <style:text-properties fo:background-color="#ffffff" style:font-name="Verdana" style:font-name-asian="Verdana" style:font-name-complex="Verdana"/>
    </style:style>
    <style:style style:name="T234_6" style:family="text">
      <style:text-properties fo:background-color="#ffffff" style:font-name="Verdana" style:font-name-asian="Verdana" style:font-name-complex="Verdana"/>
    </style:style>
    <style:style style:name="T234_7" style:family="text">
      <style:text-properties fo:background-color="#ffffff" style:font-name="Verdana" style:font-name-asian="Verdana" style:font-name-complex="Verdana"/>
    </style:style>
    <style:style style:name="T234_8" style:family="text">
      <style:text-properties fo:background-color="#ffffff" style:font-name="Verdana" style:font-name-asian="Verdana" style:font-name-complex="Verdana"/>
    </style:style>
    <style:style style:name="T234_9" style:family="text">
      <style:text-properties fo:background-color="#ffffff" style:font-name="Verdana" style:font-name-asian="Verdana" style:font-name-complex="Verdana"/>
    </style:style>
    <style:style style:name="T234_10" style:family="text">
      <style:text-properties fo:background-color="#ffffff" style:font-name="Verdana" style:font-name-asian="Verdana" style:font-name-complex="Verdana"/>
    </style:style>
    <style:style style:name="T234_11" style:family="text">
      <style:text-properties fo:background-color="#ffffff" style:font-name="Verdana" style:font-name-asian="Verdana" style:font-name-complex="Verdana"/>
    </style:style>
    <style:style style:name="T234_12" style:family="text">
      <style:text-properties fo:background-color="#ffffff" style:font-name="Verdana" style:font-name-asian="Verdana" style:font-name-complex="Verdana"/>
    </style:style>
    <style:style style:name="T234_13" style:family="text">
      <style:text-properties fo:background-color="#ffffff" style:font-name="Verdana" style:font-name-asian="Verdana" style:font-name-complex="Verdana"/>
    </style:style>
    <style:style style:name="T234_14" style:family="text">
      <style:text-properties fo:background-color="#ffffff" style:font-name="Verdana" style:font-name-asian="Verdana" style:font-name-complex="Verdana"/>
    </style:style>
    <style:style style:name="T234_15" style:family="text">
      <style:text-properties fo:background-color="#ffffff" style:font-name="Verdana" style:font-name-asian="Verdana" style:font-name-complex="Verdana"/>
    </style:style>
    <style:style style:name="T234_16" style:family="text">
      <style:text-properties fo:background-color="#ffffff" style:font-name="Verdana" style:font-name-asian="Verdana" style:font-name-complex="Verdana"/>
    </style:style>
    <style:style style:name="T234_17" style:family="text">
      <style:text-properties fo:background-color="#ffffff" style:font-name="Verdana" style:font-name-asian="Verdana" style:font-name-complex="Verdana"/>
    </style:style>
    <style:style style:name="T234_18" style:family="text">
      <style:text-properties fo:background-color="#ffffff" style:font-name="Verdana" style:font-name-asian="Verdana" style:font-name-complex="Verdana"/>
    </style:style>
    <style:style style:name="T234_19" style:family="text">
      <style:text-properties fo:background-color="#ffffff" style:font-name="Verdana" style:font-name-asian="Verdana" style:font-name-complex="Verdana"/>
    </style:style>
    <style:style style:name="T234_20" style:family="text">
      <style:text-properties fo:background-color="#ffffff" style:font-name="Verdana" style:font-name-asian="Verdana" style:font-name-complex="Verdana"/>
    </style:style>
    <style:style style:name="T234_21" style:family="text">
      <style:text-properties fo:background-color="#ffffff" style:font-name="Verdana" style:font-name-asian="Verdana" style:font-name-complex="Verdana"/>
    </style:style>
    <style:style style:name="T234_22" style:family="text">
      <style:text-properties fo:background-color="#ffffff" style:font-name="Verdana" style:font-name-asian="Verdana" style:font-name-complex="Verdana"/>
    </style:style>
    <style:style style:name="T234_23" style:family="text">
      <style:text-properties fo:background-color="#ffffff" style:font-name="Verdana" style:font-name-asian="Verdana" style:font-name-complex="Verdana"/>
    </style:style>
    <style:style style:name="P23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35_1" style:family="text"/>
    <style:style style:name="P236" style:family="paragraph" style:parent-style-name="Heading_20_3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P238" style:family="paragraph" style:parent-style-name="Standard">
      <style:paragraph-properties fo:break-before="auto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9_1" style:family="text">
      <style:text-properties fo:background-color="#ffffff" style:font-name="Verdana" style:font-name-asian="Verdana" style:font-name-complex="Verdana"/>
    </style:style>
    <style:style style:name="T239_2" style:family="text">
      <style:text-properties fo:background-color="#ffffff" style:font-name="Verdana" style:font-name-asian="Verdana" style:font-name-complex="Verdana"/>
    </style:style>
    <style:style style:name="T239_3" style:family="text">
      <style:text-properties fo:background-color="#ffffff" style:font-name="Verdana" style:font-name-asian="Verdana" style:font-name-complex="Verdana"/>
    </style:style>
    <style:style style:name="T239_4" style:family="text">
      <style:text-properties fo:background-color="#ffffff" style:font-name="Verdana" style:font-name-asian="Verdana" style:font-name-complex="Verdana"/>
    </style:style>
    <style:style style:name="T239_5" style:family="text">
      <style:text-properties fo:background-color="#ffffff" style:font-name="Verdana" style:font-name-asian="Verdana" style:font-name-complex="Verdana"/>
    </style:style>
    <style:style style:name="T239_6" style:family="text">
      <style:text-properties fo:background-color="#ffffff" style:font-name="Verdana" style:font-name-asian="Verdana" style:font-name-complex="Verdana"/>
    </style:style>
    <style:style style:name="T239_7" style:family="text">
      <style:text-properties fo:background-color="#ffffff" style:font-name="Verdana" style:font-name-asian="Verdana" style:font-name-complex="Verdana"/>
    </style:style>
    <style:style style:name="T239_8" style:family="text">
      <style:text-properties fo:background-color="#ffffff" style:font-name="Verdana" style:font-name-asian="Verdana" style:font-name-complex="Verdana"/>
    </style:style>
    <style:style style:name="T239_9" style:family="text">
      <style:text-properties fo:background-color="#ffffff" style:font-name="Verdana" style:font-name-asian="Verdana" style:font-name-complex="Verdana"/>
    </style:style>
    <style:style style:name="T239_10" style:family="text">
      <style:text-properties fo:background-color="#ffffff" style:font-name="Verdana" style:font-name-asian="Verdana" style:font-name-complex="Verdana"/>
    </style:style>
    <style:style style:name="T239_11" style:family="text">
      <style:text-properties fo:background-color="#ffffff" style:font-name="Verdana" style:font-name-asian="Verdana" style:font-name-complex="Verdana"/>
    </style:style>
    <style:style style:name="T239_12" style:family="text">
      <style:text-properties fo:background-color="#ffffff" style:font-name="Verdana" style:font-name-asian="Verdana" style:font-name-complex="Verdana"/>
    </style:style>
    <style:style style:name="T239_13" style:family="text">
      <style:text-properties fo:background-color="#ffffff" style:font-name="Verdana" style:font-name-asian="Verdana" style:font-name-complex="Verdana"/>
    </style:style>
    <style:style style:name="T239_14" style:family="text">
      <style:text-properties fo:background-color="#ffffff" style:font-name="Verdana" style:font-name-asian="Verdana" style:font-name-complex="Verdana"/>
    </style:style>
    <style:style style:name="T239_15" style:family="text">
      <style:text-properties fo:background-color="#ffffff" style:font-name="Verdana" style:font-name-asian="Verdana" style:font-name-complex="Verdana"/>
    </style:style>
    <style:style style:name="P240" style:family="paragraph" style:parent-style-name="Standard">
      <style:paragraph-properties fo:break-before="auto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>
      <style:text-properties fo:background-color="#ffffff" style:font-name="Verdana" style:font-name-asian="Verdana" style:font-name-complex="Verdana"/>
    </style:style>
    <style:style style:name="T241_2" style:family="text">
      <style:text-properties fo:background-color="#ffffff" style:font-name="Verdana" style:font-name-asian="Verdana" style:font-name-complex="Verdana"/>
    </style:style>
    <style:style style:name="T241_3" style:family="text">
      <style:text-properties fo:background-color="#ffffff" style:font-name="Verdana" style:font-name-asian="Verdana" style:font-name-complex="Verdana"/>
    </style:style>
    <style:style style:name="T241_4" style:family="text">
      <style:text-properties fo:background-color="#ffffff" style:font-name="Verdana" style:font-name-asian="Verdana" style:font-name-complex="Verdana"/>
    </style:style>
    <style:style style:name="T241_5" style:family="text">
      <style:text-properties fo:background-color="#ffffff" style:font-name="Verdana" style:font-name-asian="Verdana" style:font-name-complex="Verdana"/>
    </style:style>
    <style:style style:name="T241_6" style:family="text">
      <style:text-properties fo:background-color="#ffffff" style:font-name="Verdana" style:font-name-asian="Verdana" style:font-name-complex="Verdana"/>
    </style:style>
    <style:style style:name="T241_7" style:family="text">
      <style:text-properties fo:background-color="#ffffff" style:font-name="Verdana" style:font-name-asian="Verdana" style:font-name-complex="Verdana"/>
    </style:style>
    <style:style style:name="T241_8" style:family="text">
      <style:text-properties fo:background-color="#ffffff" style:font-name="Verdana" style:font-name-asian="Verdana" style:font-name-complex="Verdana"/>
    </style:style>
    <style:style style:name="T241_9" style:family="text">
      <style:text-properties fo:background-color="#ffffff" style:font-name="Verdana" style:font-name-asian="Verdana" style:font-name-complex="Verdana"/>
    </style:style>
    <style:style style:name="P242" style:family="paragraph" style:parent-style-name="Standard">
      <style:paragraph-properties fo:break-before="auto" fo:margin-top="0cm" style:writing-mode="lr-tb"/>
    </style:style>
    <style:style style:name="T242_1" style:family="text">
      <style:text-properties fo:background-color="#ffffff" style:font-name="Verdana" style:font-name-asian="Verdana" style:font-name-complex="Verdana"/>
    </style:style>
    <style:style style:name="T242_2" style:family="text">
      <style:text-properties fo:background-color="#ffffff" style:font-name="Verdana" style:font-name-asian="Verdana" style:font-name-complex="Verdana"/>
    </style:style>
    <style:style style:name="T242_3" style:family="text">
      <style:text-properties fo:background-color="#ffffff" style:font-name="Verdana" style:font-name-asian="Verdana" style:font-name-complex="Verdana"/>
    </style:style>
    <style:style style:name="T242_4" style:family="text">
      <style:text-properties fo:background-color="#ffffff" style:font-name="Verdana" style:font-name-asian="Verdana" style:font-name-complex="Verdana"/>
    </style:style>
    <style:style style:name="T242_5" style:family="text">
      <style:text-properties fo:background-color="#ffffff" style:font-name="Verdana" style:font-name-asian="Verdana" style:font-name-complex="Verdana"/>
    </style:style>
    <style:style style:name="T242_6" style:family="text">
      <style:text-properties fo:background-color="#ffffff" style:font-name="Verdana" style:font-name-asian="Verdana" style:font-name-complex="Verdana"/>
    </style:style>
    <style:style style:name="T242_7" style:family="text">
      <style:text-properties fo:background-color="#ffffff" style:font-name="Verdana" style:font-name-asian="Verdana" style:font-name-complex="Verdana"/>
    </style:style>
    <style:style style:name="T242_8" style:family="text">
      <style:text-properties fo:background-color="#ffffff" style:font-name="Verdana" style:font-name-asian="Verdana" style:font-name-complex="Verdana"/>
    </style:style>
    <style:style style:name="T242_9" style:family="text">
      <style:text-properties fo:background-color="#ffffff" style:font-name="Verdana" style:font-name-asian="Verdana" style:font-name-complex="Verdana"/>
    </style:style>
    <style:style style:name="T242_10" style:family="text">
      <style:text-properties fo:background-color="#ffffff" style:font-name="Verdana" style:font-name-asian="Verdana" style:font-name-complex="Verdana"/>
    </style:style>
    <style:style style:name="T242_11" style:family="text">
      <style:text-properties fo:background-color="#ffffff" style:font-name="Verdana" style:font-name-asian="Verdana" style:font-name-complex="Verdana"/>
    </style:style>
    <style:style style:name="T242_12" style:family="text">
      <style:text-properties fo:background-color="#ffffff" style:font-name="Verdana" style:font-name-asian="Verdana" style:font-name-complex="Verdana"/>
    </style:style>
    <style:style style:name="T242_13" style:family="text">
      <style:text-properties fo:background-color="#ffffff" style:font-name="Verdana" style:font-name-asian="Verdana" style:font-name-complex="Verdana"/>
    </style:style>
    <style:style style:name="T242_14" style:family="text">
      <style:text-properties fo:background-color="#ffffff" style:font-name="Verdana" style:font-name-asian="Verdana" style:font-name-complex="Verdana"/>
    </style:style>
    <style:style style:name="T242_15" style:family="text">
      <style:text-properties fo:background-color="#ffffff" style:font-name="Verdana" style:font-name-asian="Verdana" style:font-name-complex="Verdana"/>
    </style:style>
    <style:style style:name="T242_16" style:family="text">
      <style:text-properties fo:background-color="#ffffff" style:font-name="Verdana" style:font-name-asian="Verdana" style:font-name-complex="Verdana"/>
    </style:style>
    <style:style style:name="T242_17" style:family="text">
      <style:text-properties fo:background-color="#ffffff" style:font-name="Verdana" style:font-name-asian="Verdana" style:font-name-complex="Verdana"/>
    </style:style>
    <style:style style:name="T242_18" style:family="text">
      <style:text-properties fo:background-color="#ffffff" style:font-name="Verdana" style:font-name-asian="Verdana" style:font-name-complex="Verdana"/>
    </style:style>
    <style:style style:name="T242_19" style:family="text">
      <style:text-properties fo:background-color="#ffffff" style:font-name="Verdana" style:font-name-asian="Verdana" style:font-name-complex="Verdana"/>
    </style:style>
    <style:style style:name="T242_20" style:family="text">
      <style:text-properties fo:background-color="#ffffff" style:font-name="Verdana" style:font-name-asian="Verdana" style:font-name-complex="Verdana"/>
    </style:style>
    <style:style style:name="T242_21" style:family="text">
      <style:text-properties fo:background-color="#ffffff" style:font-name="Verdana" style:font-name-asian="Verdana" style:font-name-complex="Verdana"/>
    </style:style>
    <style:style style:name="T242_22" style:family="text">
      <style:text-properties fo:background-color="#ffffff" style:font-name="Verdana" style:font-name-asian="Verdana" style:font-name-complex="Verdana"/>
    </style:style>
    <style:style style:name="T242_23" style:family="text">
      <style:text-properties fo:background-color="#ffffff" style:font-name="Verdana" style:font-name-asian="Verdana" style:font-name-complex="Verdana"/>
    </style:style>
    <style:style style:name="T242_24" style:family="text">
      <style:text-properties fo:background-color="#ffffff" style:font-name="Verdana" style:font-name-asian="Verdana" style:font-name-complex="Verdana"/>
    </style:style>
    <style:style style:name="T242_25" style:family="text">
      <style:text-properties fo:background-color="#ffffff" style:font-name="Verdana" style:font-name-asian="Verdana" style:font-name-complex="Verdana"/>
    </style:style>
    <style:style style:name="T242_26" style:family="text">
      <style:text-properties fo:background-color="#ffffff" style:font-name="Verdana" style:font-name-asian="Verdana" style:font-name-complex="Verdana"/>
    </style:style>
    <style:style style:name="T242_27" style:family="text">
      <style:text-properties fo:background-color="#ffffff" style:font-name="Verdana" style:font-name-asian="Verdana" style:font-name-complex="Verdana"/>
    </style:style>
    <style:style style:name="T242_28" style:family="text">
      <style:text-properties fo:background-color="#ffffff" style:font-name="Verdana" style:font-name-asian="Verdana" style:font-name-complex="Verdana"/>
    </style:style>
    <style:style style:name="T242_29" style:family="text">
      <style:text-properties fo:background-color="#ffffff" style:font-name="Verdana" style:font-name-asian="Verdana" style:font-name-complex="Verdana"/>
    </style:style>
    <style:style style:name="T242_30" style:family="text">
      <style:text-properties fo:background-color="#ffffff" style:font-name="Verdana" style:font-name-asian="Verdana" style:font-name-complex="Verdana"/>
    </style:style>
    <style:style style:name="T242_31" style:family="text">
      <style:text-properties fo:background-color="#ffffff" style:font-name="Verdana" style:font-name-asian="Verdana" style:font-name-complex="Verdana"/>
    </style:style>
    <style:style style:name="T242_32" style:family="text">
      <style:text-properties fo:background-color="#ffffff" style:font-name="Verdana" style:font-name-asian="Verdana" style:font-name-complex="Verdana"/>
    </style:style>
    <style:style style:name="P243" style:family="paragraph" style:parent-style-name="Standard">
      <style:paragraph-properties fo:break-before="auto" fo:margin-top="0cm" style:writing-mode="lr-tb"/>
    </style:style>
    <style:style style:name="T243_1" style:family="text">
      <style:text-properties fo:background-color="#ffffff" style:font-name="Verdana" style:font-name-asian="Verdana" style:font-name-complex="Verdana"/>
    </style:style>
    <style:style style:name="T243_2" style:family="text">
      <style:text-properties fo:background-color="#ffffff" style:font-name="Verdana" style:font-name-asian="Verdana" style:font-name-complex="Verdana"/>
    </style:style>
    <style:style style:name="T243_3" style:family="text">
      <style:text-properties fo:background-color="#ffffff" style:font-name="Verdana" style:font-name-asian="Verdana" style:font-name-complex="Verdana"/>
    </style:style>
    <style:style style:name="T243_4" style:family="text">
      <style:text-properties fo:background-color="#ffffff" style:font-name="Verdana" style:font-name-asian="Verdana" style:font-name-complex="Verdana"/>
    </style:style>
    <style:style style:name="T243_5" style:family="text">
      <style:text-properties fo:background-color="#ffffff" style:font-name="Verdana" style:font-name-asian="Verdana" style:font-name-complex="Verdana"/>
    </style:style>
    <style:style style:name="T243_6" style:family="text">
      <style:text-properties fo:background-color="#ffffff" style:font-name="Verdana" style:font-name-asian="Verdana" style:font-name-complex="Verdana"/>
    </style:style>
    <style:style style:name="T243_7" style:family="text">
      <style:text-properties fo:background-color="#ffffff" style:font-name="Verdana" style:font-name-asian="Verdana" style:font-name-complex="Verdana"/>
    </style:style>
    <style:style style:name="T243_8" style:family="text">
      <style:text-properties fo:background-color="#ffffff" style:font-name="Verdana" style:font-name-asian="Verdana" style:font-name-complex="Verdana"/>
    </style:style>
    <style:style style:name="T243_9" style:family="text">
      <style:text-properties fo:background-color="#ffffff" style:font-name="Verdana" style:font-name-asian="Verdana" style:font-name-complex="Verdana"/>
    </style:style>
    <style:style style:name="T243_10" style:family="text">
      <style:text-properties fo:background-color="#ffffff" style:font-name="Verdana" style:font-name-asian="Verdana" style:font-name-complex="Verdana"/>
    </style:style>
    <style:style style:name="T243_11" style:family="text">
      <style:text-properties fo:background-color="#ffffff" style:font-name="Verdana" style:font-name-asian="Verdana" style:font-name-complex="Verdana"/>
    </style:style>
    <style:style style:name="T243_12" style:family="text">
      <style:text-properties fo:background-color="#ffffff" style:font-name="Verdana" style:font-name-asian="Verdana" style:font-name-complex="Verdana"/>
    </style:style>
    <style:style style:name="T243_13" style:family="text">
      <style:text-properties fo:background-color="#ffffff" style:font-name="Verdana" style:font-name-asian="Verdana" style:font-name-complex="Verdana"/>
    </style:style>
    <style:style style:name="T243_14" style:family="text">
      <style:text-properties fo:background-color="#ffffff" style:font-name="Verdana" style:font-name-asian="Verdana" style:font-name-complex="Verdana"/>
    </style:style>
    <style:style style:name="T243_15" style:family="text">
      <style:text-properties fo:background-color="#ffffff" style:font-name="Verdana" style:font-name-asian="Verdana" style:font-name-complex="Verdana"/>
    </style:style>
    <style:style style:name="T243_16" style:family="text">
      <style:text-properties fo:background-color="#ffffff" style:font-name="Verdana" style:font-name-asian="Verdana" style:font-name-complex="Verdana"/>
    </style:style>
    <style:style style:name="T243_17" style:family="text">
      <style:text-properties fo:background-color="#ffffff" style:font-name="Verdana" style:font-name-asian="Verdana" style:font-name-complex="Verdana"/>
    </style:style>
    <style:style style:name="T243_18" style:family="text">
      <style:text-properties fo:background-color="#ffffff" style:font-name="Verdana" style:font-name-asian="Verdana" style:font-name-complex="Verdana"/>
    </style:style>
    <style:style style:name="T243_19" style:family="text">
      <style:text-properties fo:background-color="#ffffff" style:font-name="Verdana" style:font-name-asian="Verdana" style:font-name-complex="Verdana"/>
    </style:style>
    <style:style style:name="T243_20" style:family="text">
      <style:text-properties fo:background-color="#ffffff" style:font-name="Verdana" style:font-name-asian="Verdana" style:font-name-complex="Verdana"/>
    </style:style>
    <style:style style:name="T243_21" style:family="text">
      <style:text-properties fo:background-color="#ffffff" style:font-name="Verdana" style:font-name-asian="Verdana" style:font-name-complex="Verdana"/>
    </style:style>
    <style:style style:name="T243_22" style:family="text">
      <style:text-properties fo:background-color="#ffffff" style:font-name="Verdana" style:font-name-asian="Verdana" style:font-name-complex="Verdana"/>
    </style:style>
    <style:style style:name="T243_23" style:family="text">
      <style:text-properties fo:background-color="#ffffff" style:font-name="Verdana" style:font-name-asian="Verdana" style:font-name-complex="Verdana"/>
    </style:style>
    <style:style style:name="T243_24" style:family="text">
      <style:text-properties fo:background-color="#ffffff" style:font-name="Verdana" style:font-name-asian="Verdana" style:font-name-complex="Verdana"/>
    </style:style>
    <style:style style:name="P244" style:family="paragraph" style:parent-style-name="Standard">
      <style:paragraph-properties fo:break-before="auto" fo:margin-top="0cm" style:writing-mode="lr-tb"/>
    </style:style>
    <style:style style:name="T244_1" style:family="text">
      <style:text-properties fo:background-color="#ffffff" style:font-name="Verdana" style:font-name-asian="Verdana" style:font-name-complex="Verdana"/>
    </style:style>
    <style:style style:name="T244_2" style:family="text">
      <style:text-properties fo:background-color="#ffffff" style:font-name="Verdana" style:font-name-asian="Verdana" style:font-name-complex="Verdana"/>
    </style:style>
    <style:style style:name="T244_3" style:family="text">
      <style:text-properties fo:background-color="#ffffff" style:font-name="Verdana" style:font-name-asian="Verdana" style:font-name-complex="Verdana"/>
    </style:style>
    <style:style style:name="T244_4" style:family="text">
      <style:text-properties fo:background-color="#ffffff" style:font-name="Verdana" style:font-name-asian="Verdana" style:font-name-complex="Verdana"/>
    </style:style>
    <style:style style:name="T244_5" style:family="text">
      <style:text-properties fo:background-color="#ffffff" style:font-name="Verdana" style:font-name-asian="Verdana" style:font-name-complex="Verdana"/>
    </style:style>
    <style:style style:name="T244_6" style:family="text">
      <style:text-properties fo:background-color="#ffffff" style:font-name="Verdana" style:font-name-asian="Verdana" style:font-name-complex="Verdana"/>
    </style:style>
    <style:style style:name="T244_7" style:family="text">
      <style:text-properties fo:background-color="#ffffff" style:font-name="Verdana" style:font-name-asian="Verdana" style:font-name-complex="Verdana"/>
    </style:style>
    <style:style style:name="T244_8" style:family="text">
      <style:text-properties fo:background-color="#ffffff" style:font-name="Verdana" style:font-name-asian="Verdana" style:font-name-complex="Verdana"/>
    </style:style>
    <style:style style:name="T244_9" style:family="text">
      <style:text-properties fo:background-color="#ffffff" style:font-name="Verdana" style:font-name-asian="Verdana" style:font-name-complex="Verdana"/>
    </style:style>
    <style:style style:name="T244_10" style:family="text">
      <style:text-properties fo:background-color="#ffffff" style:font-name="Verdana" style:font-name-asian="Verdana" style:font-name-complex="Verdana"/>
    </style:style>
    <style:style style:name="T244_11" style:family="text">
      <style:text-properties fo:background-color="#ffffff" style:font-name="Verdana" style:font-name-asian="Verdana" style:font-name-complex="Verdana"/>
    </style:style>
    <style:style style:name="T244_12" style:family="text">
      <style:text-properties fo:background-color="#ffffff" style:font-name="Verdana" style:font-name-asian="Verdana" style:font-name-complex="Verdana"/>
    </style:style>
    <style:style style:name="T244_13" style:family="text">
      <style:text-properties fo:background-color="#ffffff" style:font-name="Verdana" style:font-name-asian="Verdana" style:font-name-complex="Verdana"/>
    </style:style>
    <style:style style:name="T244_14" style:family="text">
      <style:text-properties fo:background-color="#ffffff" style:font-name="Verdana" style:font-name-asian="Verdana" style:font-name-complex="Verdana"/>
    </style:style>
    <style:style style:name="T244_15" style:family="text">
      <style:text-properties fo:background-color="#ffffff" style:font-name="Verdana" style:font-name-asian="Verdana" style:font-name-complex="Verdana"/>
    </style:style>
    <style:style style:name="T244_16" style:family="text">
      <style:text-properties fo:background-color="#ffffff" style:font-name="Verdana" style:font-name-asian="Verdana" style:font-name-complex="Verdana"/>
    </style:style>
    <style:style style:name="T244_17" style:family="text">
      <style:text-properties fo:background-color="#ffffff" style:font-name="Verdana" style:font-name-asian="Verdana" style:font-name-complex="Verdana"/>
    </style:style>
    <style:style style:name="T244_18" style:family="text">
      <style:text-properties fo:background-color="#ffffff" style:font-name="Verdana" style:font-name-asian="Verdana" style:font-name-complex="Verdana"/>
    </style:style>
    <style:style style:name="T244_19" style:family="text">
      <style:text-properties fo:background-color="#ffffff" style:font-name="Verdana" style:font-name-asian="Verdana" style:font-name-complex="Verdana"/>
    </style:style>
    <style:style style:name="T244_20" style:family="text">
      <style:text-properties fo:background-color="#ffffff" style:font-name="Verdana" style:font-name-asian="Verdana" style:font-name-complex="Verdana"/>
    </style:style>
    <style:style style:name="T244_21" style:family="text">
      <style:text-properties fo:background-color="#ffffff" style:font-name="Verdana" style:font-name-asian="Verdana" style:font-name-complex="Verdana"/>
    </style:style>
    <style:style style:name="P245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46" style:family="paragraph" style:parent-style-name="Standard">
      <style:paragraph-properties fo:break-before="auto" fo:margin-top="0cm" style:writing-mode="lr-tb"/>
    </style:style>
    <style:style style:name="T246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46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46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47" style:family="paragraph" style:parent-style-name="Standard">
      <style:paragraph-properties fo:break-before="auto" fo:margin-top="0cm" style:writing-mode="lr-tb"/>
    </style:style>
    <style:style style:name="T247_1" style:family="text">
      <style:text-properties fo:background-color="#ffffff" style:font-name="Verdana" style:font-name-asian="Verdana" style:font-name-complex="Verdana"/>
    </style:style>
    <style:style style:name="T247_2" style:family="text">
      <style:text-properties fo:background-color="#ffffff" style:font-name="Verdana" style:font-name-asian="Verdana" style:font-name-complex="Verdana"/>
    </style:style>
    <style:style style:name="T247_3" style:family="text">
      <style:text-properties fo:background-color="#ffffff" style:font-name="Verdana" style:font-name-asian="Verdana" style:font-name-complex="Verdana"/>
    </style:style>
    <style:style style:name="T247_4" style:family="text">
      <style:text-properties fo:background-color="#ffffff" style:font-name="Verdana" style:font-name-asian="Verdana" style:font-name-complex="Verdana"/>
    </style:style>
    <style:style style:name="T247_5" style:family="text">
      <style:text-properties fo:background-color="#ffffff" style:font-name="Verdana" style:font-name-asian="Verdana" style:font-name-complex="Verdana"/>
    </style:style>
    <style:style style:name="T247_6" style:family="text">
      <style:text-properties fo:background-color="#ffffff" style:font-name="Verdana" style:font-name-asian="Verdana" style:font-name-complex="Verdana"/>
    </style:style>
    <style:style style:name="T247_7" style:family="text">
      <style:text-properties fo:background-color="#ffffff" style:font-name="Verdana" style:font-name-asian="Verdana" style:font-name-complex="Verdana"/>
    </style:style>
    <style:style style:name="T247_8" style:family="text">
      <style:text-properties fo:background-color="#ffffff" style:font-name="Verdana" style:font-name-asian="Verdana" style:font-name-complex="Verdana"/>
    </style:style>
    <style:style style:name="T247_9" style:family="text">
      <style:text-properties fo:background-color="#ffffff" style:font-name="Verdana" style:font-name-asian="Verdana" style:font-name-complex="Verdana"/>
    </style:style>
    <style:style style:name="T247_10" style:family="text">
      <style:text-properties fo:background-color="#ffffff" style:font-name="Verdana" style:font-name-asian="Verdana" style:font-name-complex="Verdana"/>
    </style:style>
    <style:style style:name="T247_11" style:family="text">
      <style:text-properties fo:background-color="#ffffff" style:font-name="Verdana" style:font-name-asian="Verdana" style:font-name-complex="Verdana"/>
    </style:style>
    <style:style style:name="T247_12" style:family="text">
      <style:text-properties fo:background-color="#ffffff" style:font-name="Verdana" style:font-name-asian="Verdana" style:font-name-complex="Verdana"/>
    </style:style>
    <style:style style:name="T247_13" style:family="text">
      <style:text-properties fo:background-color="#ffffff" style:font-name="Verdana" style:font-name-asian="Verdana" style:font-name-complex="Verdana"/>
    </style:style>
    <style:style style:name="T247_14" style:family="text">
      <style:text-properties fo:background-color="#ffffff" style:font-name="Verdana" style:font-name-asian="Verdana" style:font-name-complex="Verdana"/>
    </style:style>
    <style:style style:name="T247_15" style:family="text">
      <style:text-properties fo:background-color="#ffffff" style:font-name="Verdana" style:font-name-asian="Verdana" style:font-name-complex="Verdana"/>
    </style:style>
    <style:style style:name="T247_16" style:family="text">
      <style:text-properties fo:background-color="#ffffff" style:font-name="Verdana" style:font-name-asian="Verdana" style:font-name-complex="Verdana"/>
    </style:style>
    <style:style style:name="T247_17" style:family="text">
      <style:text-properties fo:background-color="#ffffff" style:font-name="Verdana" style:font-name-asian="Verdana" style:font-name-complex="Verdana"/>
    </style:style>
    <style:style style:name="T247_18" style:family="text">
      <style:text-properties fo:background-color="#ffffff" style:font-name="Verdana" style:font-name-asian="Verdana" style:font-name-complex="Verdana"/>
    </style:style>
    <style:style style:name="T247_19" style:family="text">
      <style:text-properties fo:background-color="#ffffff" style:font-name="Verdana" style:font-name-asian="Verdana" style:font-name-complex="Verdana"/>
    </style:style>
    <style:style style:name="T247_20" style:family="text">
      <style:text-properties fo:background-color="#ffffff" style:font-name="Verdana" style:font-name-asian="Verdana" style:font-name-complex="Verdana"/>
    </style:style>
    <style:style style:name="T247_21" style:family="text">
      <style:text-properties fo:background-color="#ffffff" style:font-name="Verdana" style:font-name-asian="Verdana" style:font-name-complex="Verdana"/>
    </style:style>
    <style:style style:name="T247_22" style:family="text">
      <style:text-properties fo:background-color="#ffffff" style:font-name="Verdana" style:font-name-asian="Verdana" style:font-name-complex="Verdana"/>
    </style:style>
    <style:style style:name="T247_23" style:family="text">
      <style:text-properties fo:background-color="#ffffff" style:font-name="Verdana" style:font-name-asian="Verdana" style:font-name-complex="Verdana"/>
    </style:style>
    <style:style style:name="T247_24" style:family="text">
      <style:text-properties fo:background-color="#ffffff" style:font-name="Verdana" style:font-name-asian="Verdana" style:font-name-complex="Verdana"/>
    </style:style>
    <style:style style:name="T247_25" style:family="text">
      <style:text-properties fo:background-color="#ffffff" style:font-name="Verdana" style:font-name-asian="Verdana" style:font-name-complex="Verdana"/>
    </style:style>
    <style:style style:name="T247_26" style:family="text">
      <style:text-properties fo:background-color="#ffffff" style:font-name="Verdana" style:font-name-asian="Verdana" style:font-name-complex="Verdana"/>
    </style:style>
    <style:style style:name="T247_27" style:family="text">
      <style:text-properties fo:background-color="#ffffff" style:font-name="Verdana" style:font-name-asian="Verdana" style:font-name-complex="Verdana"/>
    </style:style>
    <style:style style:name="T247_28" style:family="text">
      <style:text-properties fo:background-color="#ffffff" style:font-name="Verdana" style:font-name-asian="Verdana" style:font-name-complex="Verdana"/>
    </style:style>
    <style:style style:name="T247_29" style:family="text">
      <style:text-properties fo:background-color="#ffffff" style:font-name="Verdana" style:font-name-asian="Verdana" style:font-name-complex="Verdana"/>
    </style:style>
    <style:style style:name="T247_30" style:family="text">
      <style:text-properties fo:background-color="#ffffff" style:font-name="Verdana" style:font-name-asian="Verdana" style:font-name-complex="Verdana"/>
    </style:style>
    <style:style style:name="T247_31" style:family="text">
      <style:text-properties fo:background-color="#ffffff" style:font-name="Verdana" style:font-name-asian="Verdana" style:font-name-complex="Verdana"/>
    </style:style>
    <style:style style:name="P248" style:family="paragraph" style:parent-style-name="Standard">
      <style:paragraph-properties fo:break-before="auto" fo:margin-top="0cm" style:writing-mode="lr-tb"/>
    </style:style>
    <style:style style:name="T248_1" style:family="text">
      <style:text-properties fo:background-color="#ffffff" style:font-name="Verdana" style:font-name-asian="Verdana" style:font-name-complex="Verdana"/>
    </style:style>
    <style:style style:name="T248_2" style:family="text">
      <style:text-properties fo:background-color="#ffffff" style:font-name="Verdana" style:font-name-asian="Verdana" style:font-name-complex="Verdana"/>
    </style:style>
    <style:style style:name="T248_3" style:family="text">
      <style:text-properties fo:background-color="#ffffff" style:font-name="Verdana" style:font-name-asian="Verdana" style:font-name-complex="Verdana"/>
    </style:style>
    <style:style style:name="T248_4" style:family="text">
      <style:text-properties fo:background-color="#ffffff" style:font-name="Verdana" style:font-name-asian="Verdana" style:font-name-complex="Verdana"/>
    </style:style>
    <style:style style:name="T248_5" style:family="text">
      <style:text-properties fo:background-color="#ffffff" style:font-name="Verdana" style:font-name-asian="Verdana" style:font-name-complex="Verdana"/>
    </style:style>
    <style:style style:name="T248_6" style:family="text">
      <style:text-properties fo:background-color="#ffffff" style:font-name="Verdana" style:font-name-asian="Verdana" style:font-name-complex="Verdana"/>
    </style:style>
    <style:style style:name="T248_7" style:family="text">
      <style:text-properties fo:background-color="#ffffff" style:font-name="Verdana" style:font-name-asian="Verdana" style:font-name-complex="Verdana"/>
    </style:style>
    <style:style style:name="T248_8" style:family="text">
      <style:text-properties fo:background-color="#ffffff" style:font-name="Verdana" style:font-name-asian="Verdana" style:font-name-complex="Verdana"/>
    </style:style>
    <style:style style:name="T248_9" style:family="text">
      <style:text-properties fo:background-color="#ffffff" style:font-name="Verdana" style:font-name-asian="Verdana" style:font-name-complex="Verdana"/>
    </style:style>
    <style:style style:name="T248_10" style:family="text">
      <style:text-properties fo:background-color="#ffffff" style:font-name="Verdana" style:font-name-asian="Verdana" style:font-name-complex="Verdana"/>
    </style:style>
    <style:style style:name="T248_11" style:family="text">
      <style:text-properties fo:background-color="#ffffff" style:font-name="Verdana" style:font-name-asian="Verdana" style:font-name-complex="Verdana"/>
    </style:style>
    <style:style style:name="P249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50" style:family="paragraph" style:parent-style-name="Standard">
      <style:paragraph-properties fo:break-before="auto" fo:margin-top="0cm" style:writing-mode="lr-tb"/>
    </style:style>
    <style:style style:name="T250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51" style:family="paragraph" style:parent-style-name="Standard">
      <style:paragraph-properties fo:break-before="auto" fo:margin-top="0cm" style:writing-mode="lr-tb"/>
    </style:style>
    <style:style style:name="T251_1" style:family="text">
      <style:text-properties fo:background-color="#ffffff" style:font-name="Verdana" style:font-name-asian="Verdana" style:font-name-complex="Verdana"/>
    </style:style>
    <style:style style:name="T251_2" style:family="text">
      <style:text-properties fo:background-color="#ffffff" style:font-name="Verdana" style:font-name-asian="Verdana" style:font-name-complex="Verdana"/>
    </style:style>
    <style:style style:name="T251_3" style:family="text">
      <style:text-properties fo:background-color="#ffffff" style:font-name="Verdana" style:font-name-asian="Verdana" style:font-name-complex="Verdana"/>
    </style:style>
    <style:style style:name="T251_4" style:family="text">
      <style:text-properties fo:background-color="#ffffff" style:font-name="Verdana" style:font-name-asian="Verdana" style:font-name-complex="Verdana"/>
    </style:style>
    <style:style style:name="T251_5" style:family="text">
      <style:text-properties fo:background-color="#ffffff" style:font-name="Verdana" style:font-name-asian="Verdana" style:font-name-complex="Verdana"/>
    </style:style>
    <style:style style:name="T251_6" style:family="text">
      <style:text-properties fo:background-color="#ffffff" style:font-name="Verdana" style:font-name-asian="Verdana" style:font-name-complex="Verdana"/>
    </style:style>
    <style:style style:name="T251_7" style:family="text">
      <style:text-properties fo:background-color="#ffffff" style:font-name="Verdana" style:font-name-asian="Verdana" style:font-name-complex="Verdana"/>
    </style:style>
    <style:style style:name="T251_8" style:family="text">
      <style:text-properties fo:background-color="#ffffff" style:font-name="Verdana" style:font-name-asian="Verdana" style:font-name-complex="Verdana"/>
    </style:style>
    <style:style style:name="T251_9" style:family="text">
      <style:text-properties fo:background-color="#ffffff" style:font-name="Verdana" style:font-name-asian="Verdana" style:font-name-complex="Verdana"/>
    </style:style>
    <style:style style:name="T251_10" style:family="text">
      <style:text-properties fo:background-color="#ffffff" style:font-name="Verdana" style:font-name-asian="Verdana" style:font-name-complex="Verdana"/>
    </style:style>
    <style:style style:name="T251_11" style:family="text">
      <style:text-properties fo:background-color="#ffffff" style:font-name="Verdana" style:font-name-asian="Verdana" style:font-name-complex="Verdana"/>
    </style:style>
    <style:style style:name="T251_12" style:family="text">
      <style:text-properties fo:background-color="#ffffff" style:font-name="Verdana" style:font-name-asian="Verdana" style:font-name-complex="Verdana"/>
    </style:style>
    <style:style style:name="T251_13" style:family="text">
      <style:text-properties fo:background-color="#ffffff" style:font-name="Verdana" style:font-name-asian="Verdana" style:font-name-complex="Verdana"/>
    </style:style>
    <style:style style:name="T251_14" style:family="text">
      <style:text-properties fo:background-color="#ffffff" style:font-name="Verdana" style:font-name-asian="Verdana" style:font-name-complex="Verdana"/>
    </style:style>
    <style:style style:name="T251_15" style:family="text">
      <style:text-properties fo:background-color="#ffffff" style:font-name="Verdana" style:font-name-asian="Verdana" style:font-name-complex="Verdana"/>
    </style:style>
    <style:style style:name="T251_16" style:family="text">
      <style:text-properties fo:background-color="#ffffff" style:font-name="Verdana" style:font-name-asian="Verdana" style:font-name-complex="Verdana"/>
    </style:style>
    <style:style style:name="T251_17" style:family="text">
      <style:text-properties fo:background-color="#ffffff" style:font-name="Verdana" style:font-name-asian="Verdana" style:font-name-complex="Verdana"/>
    </style:style>
    <style:style style:name="T251_18" style:family="text">
      <style:text-properties fo:background-color="#ffffff" style:font-name="Verdana" style:font-name-asian="Verdana" style:font-name-complex="Verdana"/>
    </style:style>
    <style:style style:name="T251_19" style:family="text">
      <style:text-properties fo:background-color="#ffffff" style:font-name="Verdana" style:font-name-asian="Verdana" style:font-name-complex="Verdana"/>
    </style:style>
    <style:style style:name="T251_20" style:family="text">
      <style:text-properties fo:background-color="#ffffff" style:font-name="Verdana" style:font-name-asian="Verdana" style:font-name-complex="Verdana"/>
    </style:style>
    <style:style style:name="T251_21" style:family="text">
      <style:text-properties fo:background-color="#ffffff" style:font-name="Verdana" style:font-name-asian="Verdana" style:font-name-complex="Verdana"/>
    </style:style>
    <style:style style:name="T251_22" style:family="text">
      <style:text-properties fo:background-color="#ffffff" style:font-name="Verdana" style:font-name-asian="Verdana" style:font-name-complex="Verdana"/>
    </style:style>
    <style:style style:name="T251_23" style:family="text">
      <style:text-properties fo:background-color="#ffffff" style:font-name="Verdana" style:font-name-asian="Verdana" style:font-name-complex="Verdana"/>
    </style:style>
    <style:style style:name="T251_24" style:family="text">
      <style:text-properties fo:background-color="#ffffff" style:font-name="Verdana" style:font-name-asian="Verdana" style:font-name-complex="Verdana"/>
    </style:style>
    <style:style style:name="T251_25" style:family="text">
      <style:text-properties fo:background-color="#ffffff" style:font-name="Verdana" style:font-name-asian="Verdana" style:font-name-complex="Verdana"/>
    </style:style>
    <style:style style:name="P252" style:family="paragraph" style:parent-style-name="Standard">
      <style:paragraph-properties fo:break-before="auto" fo:margin-top="0cm" style:writing-mode="lr-tb"/>
    </style:style>
    <style:style style:name="T252_1" style:family="text">
      <style:text-properties fo:background-color="#ffffff" style:font-name="Verdana" style:font-name-asian="Verdana" style:font-name-complex="Verdana"/>
    </style:style>
    <style:style style:name="T252_2" style:family="text">
      <style:text-properties fo:background-color="#ffffff" style:font-name="Verdana" style:font-name-asian="Verdana" style:font-name-complex="Verdana"/>
    </style:style>
    <style:style style:name="T252_3" style:family="text">
      <style:text-properties fo:background-color="#ffffff" style:font-name="Verdana" style:font-name-asian="Verdana" style:font-name-complex="Verdana"/>
    </style:style>
    <style:style style:name="T252_4" style:family="text">
      <style:text-properties fo:background-color="#ffffff" style:font-name="Verdana" style:font-name-asian="Verdana" style:font-name-complex="Verdana"/>
    </style:style>
    <style:style style:name="T252_5" style:family="text">
      <style:text-properties fo:background-color="#ffffff" style:font-name="Verdana" style:font-name-asian="Verdana" style:font-name-complex="Verdana"/>
    </style:style>
    <style:style style:name="T252_6" style:family="text">
      <style:text-properties fo:background-color="#ffffff" style:font-name="Verdana" style:font-name-asian="Verdana" style:font-name-complex="Verdana"/>
    </style:style>
    <style:style style:name="T252_7" style:family="text">
      <style:text-properties fo:background-color="#ffffff" style:font-name="Verdana" style:font-name-asian="Verdana" style:font-name-complex="Verdana"/>
    </style:style>
    <style:style style:name="T252_8" style:family="text">
      <style:text-properties fo:background-color="#ffffff" style:font-name="Verdana" style:font-name-asian="Verdana" style:font-name-complex="Verdana"/>
    </style:style>
    <style:style style:name="T252_9" style:family="text">
      <style:text-properties fo:background-color="#ffffff" style:font-name="Verdana" style:font-name-asian="Verdana" style:font-name-complex="Verdana"/>
    </style:style>
    <style:style style:name="P253" style:family="paragraph" style:parent-style-name="Standard">
      <style:paragraph-properties fo:break-before="auto" fo:margin-top="0cm" style:writing-mode="lr-tb"/>
    </style:style>
    <style:style style:name="T253_1" style:family="text">
      <style:text-properties fo:background-color="#ffffff" style:font-name="Verdana" style:font-name-asian="Verdana" style:font-name-complex="Verdana"/>
    </style:style>
    <style:style style:name="T253_2" style:family="text">
      <style:text-properties fo:background-color="#ffffff" style:font-name="Verdana" style:font-name-asian="Verdana" style:font-name-complex="Verdana"/>
    </style:style>
    <style:style style:name="T253_3" style:family="text">
      <style:text-properties fo:background-color="#ffffff" style:font-name="Verdana" style:font-name-asian="Verdana" style:font-name-complex="Verdana"/>
    </style:style>
    <style:style style:name="T253_4" style:family="text">
      <style:text-properties fo:background-color="#ffffff" style:font-name="Verdana" style:font-name-asian="Verdana" style:font-name-complex="Verdana"/>
    </style:style>
    <style:style style:name="T253_5" style:family="text">
      <style:text-properties fo:background-color="#ffffff" style:font-name="Verdana" style:font-name-asian="Verdana" style:font-name-complex="Verdana"/>
    </style:style>
    <style:style style:name="T253_6" style:family="text">
      <style:text-properties fo:background-color="#ffffff" style:font-name="Verdana" style:font-name-asian="Verdana" style:font-name-complex="Verdana"/>
    </style:style>
    <style:style style:name="T253_7" style:family="text">
      <style:text-properties fo:background-color="#ffffff" style:font-name="Verdana" style:font-name-asian="Verdana" style:font-name-complex="Verdana"/>
    </style:style>
    <style:style style:name="T253_8" style:family="text">
      <style:text-properties fo:background-color="#ffffff" style:font-name="Verdana" style:font-name-asian="Verdana" style:font-name-complex="Verdana"/>
    </style:style>
    <style:style style:name="T253_9" style:family="text">
      <style:text-properties fo:background-color="#ffffff" style:font-name="Verdana" style:font-name-asian="Verdana" style:font-name-complex="Verdana"/>
    </style:style>
    <style:style style:name="T253_10" style:family="text">
      <style:text-properties fo:background-color="#ffffff" style:font-name="Verdana" style:font-name-asian="Verdana" style:font-name-complex="Verdana"/>
    </style:style>
    <style:style style:name="T253_11" style:family="text">
      <style:text-properties fo:background-color="#ffffff" style:font-name="Verdana" style:font-name-asian="Verdana" style:font-name-complex="Verdana"/>
    </style:style>
    <style:style style:name="T253_12" style:family="text">
      <style:text-properties fo:background-color="#ffffff" style:font-name="Verdana" style:font-name-asian="Verdana" style:font-name-complex="Verdana"/>
    </style:style>
    <style:style style:name="T253_13" style:family="text">
      <style:text-properties fo:background-color="#ffffff" style:font-name="Verdana" style:font-name-asian="Verdana" style:font-name-complex="Verdana"/>
    </style:style>
    <style:style style:name="T253_14" style:family="text">
      <style:text-properties fo:background-color="#ffffff" style:font-name="Verdana" style:font-name-asian="Verdana" style:font-name-complex="Verdana"/>
    </style:style>
    <style:style style:name="T253_15" style:family="text">
      <style:text-properties fo:background-color="#ffffff" style:font-name="Verdana" style:font-name-asian="Verdana" style:font-name-complex="Verdana"/>
    </style:style>
    <style:style style:name="T253_16" style:family="text">
      <style:text-properties fo:background-color="#ffffff" style:font-name="Verdana" style:font-name-asian="Verdana" style:font-name-complex="Verdana"/>
    </style:style>
    <style:style style:name="T253_17" style:family="text">
      <style:text-properties fo:background-color="#ffffff" style:font-name="Verdana" style:font-name-asian="Verdana" style:font-name-complex="Verdana"/>
    </style:style>
    <style:style style:name="T253_18" style:family="text">
      <style:text-properties fo:background-color="#ffffff" style:font-name="Verdana" style:font-name-asian="Verdana" style:font-name-complex="Verdana"/>
    </style:style>
    <style:style style:name="T253_19" style:family="text">
      <style:text-properties fo:background-color="#ffffff" style:font-name="Verdana" style:font-name-asian="Verdana" style:font-name-complex="Verdana"/>
    </style:style>
    <style:style style:name="P254" style:family="paragraph" style:parent-style-name="Standard">
      <style:paragraph-properties fo:break-before="auto" fo:margin-top="0cm" style:writing-mode="lr-tb"/>
    </style:style>
    <style:style style:name="T254_1" style:family="text">
      <style:text-properties fo:background-color="#ffffff" style:font-name="Verdana" style:font-name-asian="Verdana" style:font-name-complex="Verdana"/>
    </style:style>
    <style:style style:name="T254_2" style:family="text">
      <style:text-properties fo:background-color="#ffffff" style:font-name="Verdana" style:font-name-asian="Verdana" style:font-name-complex="Verdana"/>
    </style:style>
    <style:style style:name="T254_3" style:family="text">
      <style:text-properties fo:background-color="#ffffff" style:font-name="Verdana" style:font-name-asian="Verdana" style:font-name-complex="Verdana"/>
    </style:style>
    <style:style style:name="T254_4" style:family="text">
      <style:text-properties fo:background-color="#ffffff" style:font-name="Verdana" style:font-name-asian="Verdana" style:font-name-complex="Verdana"/>
    </style:style>
    <style:style style:name="T254_5" style:family="text">
      <style:text-properties fo:background-color="#ffffff" style:font-name="Verdana" style:font-name-asian="Verdana" style:font-name-complex="Verdana"/>
    </style:style>
    <style:style style:name="T254_6" style:family="text">
      <style:text-properties fo:background-color="#ffffff" style:font-name="Verdana" style:font-name-asian="Verdana" style:font-name-complex="Verdana"/>
    </style:style>
    <style:style style:name="T254_7" style:family="text">
      <style:text-properties fo:background-color="#ffffff" style:font-name="Verdana" style:font-name-asian="Verdana" style:font-name-complex="Verdana"/>
    </style:style>
    <style:style style:name="T254_8" style:family="text">
      <style:text-properties fo:background-color="#ffffff" style:font-name="Verdana" style:font-name-asian="Verdana" style:font-name-complex="Verdana"/>
    </style:style>
    <style:style style:name="P255" style:family="paragraph" style:parent-style-name="Standard">
      <style:paragraph-properties fo:break-before="auto" fo:margin-top="0cm" style:writing-mode="lr-tb"/>
    </style:style>
    <style:style style:name="T255_1" style:family="text">
      <style:text-properties fo:background-color="#ffffff" style:font-name="Verdana" style:font-name-asian="Verdana" style:font-name-complex="Verdana"/>
    </style:style>
    <style:style style:name="T255_2" style:family="text">
      <style:text-properties fo:background-color="#ffffff" style:font-name="Verdana" style:font-name-asian="Verdana" style:font-name-complex="Verdana"/>
    </style:style>
    <style:style style:name="T255_3" style:family="text">
      <style:text-properties fo:background-color="#ffffff" style:font-name="Verdana" style:font-name-asian="Verdana" style:font-name-complex="Verdana"/>
    </style:style>
    <style:style style:name="T255_4" style:family="text">
      <style:text-properties fo:background-color="#ffffff" style:font-name="Verdana" style:font-name-asian="Verdana" style:font-name-complex="Verdana"/>
    </style:style>
    <style:style style:name="T255_5" style:family="text">
      <style:text-properties fo:background-color="#ffffff" style:font-name="Verdana" style:font-name-asian="Verdana" style:font-name-complex="Verdana"/>
    </style:style>
    <style:style style:name="T255_6" style:family="text">
      <style:text-properties fo:background-color="#ffffff" style:font-name="Verdana" style:font-name-asian="Verdana" style:font-name-complex="Verdana"/>
    </style:style>
    <style:style style:name="T255_7" style:family="text">
      <style:text-properties fo:background-color="#ffffff" style:font-name="Verdana" style:font-name-asian="Verdana" style:font-name-complex="Verdana"/>
    </style:style>
    <style:style style:name="T255_8" style:family="text">
      <style:text-properties fo:background-color="#ffffff" style:font-name="Verdana" style:font-name-asian="Verdana" style:font-name-complex="Verdana"/>
    </style:style>
    <style:style style:name="T255_9" style:family="text">
      <style:text-properties fo:background-color="#ffffff" style:font-name="Verdana" style:font-name-asian="Verdana" style:font-name-complex="Verdana"/>
    </style:style>
    <style:style style:name="T255_10" style:family="text">
      <style:text-properties fo:background-color="#ffffff" style:font-name="Verdana" style:font-name-asian="Verdana" style:font-name-complex="Verdana"/>
    </style:style>
    <style:style style:name="T255_11" style:family="text">
      <style:text-properties fo:background-color="#ffffff" style:font-name="Verdana" style:font-name-asian="Verdana" style:font-name-complex="Verdana"/>
    </style:style>
    <style:style style:name="T255_12" style:family="text">
      <style:text-properties fo:background-color="#ffffff" style:font-name="Verdana" style:font-name-asian="Verdana" style:font-name-complex="Verdana"/>
    </style:style>
    <style:style style:name="T255_13" style:family="text">
      <style:text-properties fo:background-color="#ffffff" style:font-name="Verdana" style:font-name-asian="Verdana" style:font-name-complex="Verdana"/>
    </style:style>
    <style:style style:name="T255_14" style:family="text">
      <style:text-properties fo:background-color="#ffffff" style:font-name="Verdana" style:font-name-asian="Verdana" style:font-name-complex="Verdana"/>
    </style:style>
    <style:style style:name="T255_15" style:family="text">
      <style:text-properties fo:background-color="#ffffff" style:font-name="Verdana" style:font-name-asian="Verdana" style:font-name-complex="Verdana"/>
    </style:style>
    <style:style style:name="T255_16" style:family="text">
      <style:text-properties fo:background-color="#ffffff" style:font-name="Verdana" style:font-name-asian="Verdana" style:font-name-complex="Verdana"/>
    </style:style>
    <style:style style:name="T255_17" style:family="text">
      <style:text-properties fo:background-color="#ffffff" style:font-name="Verdana" style:font-name-asian="Verdana" style:font-name-complex="Verdana"/>
    </style:style>
    <style:style style:name="T255_18" style:family="text">
      <style:text-properties fo:background-color="#ffffff" style:font-name="Verdana" style:font-name-asian="Verdana" style:font-name-complex="Verdana"/>
    </style:style>
    <style:style style:name="T255_19" style:family="text">
      <style:text-properties fo:background-color="#ffffff" style:font-name="Verdana" style:font-name-asian="Verdana" style:font-name-complex="Verdana"/>
    </style:style>
    <style:style style:name="T255_20" style:family="text">
      <style:text-properties fo:background-color="#ffffff" style:font-name="Verdana" style:font-name-asian="Verdana" style:font-name-complex="Verdana"/>
    </style:style>
    <style:style style:name="T255_21" style:family="text">
      <style:text-properties fo:background-color="#ffffff" style:font-name="Verdana" style:font-name-asian="Verdana" style:font-name-complex="Verdana"/>
    </style:style>
    <style:style style:name="T255_22" style:family="text">
      <style:text-properties fo:background-color="#ffffff" style:font-name="Verdana" style:font-name-asian="Verdana" style:font-name-complex="Verdana"/>
    </style:style>
    <style:style style:name="T255_23" style:family="text">
      <style:text-properties fo:background-color="#ffffff" style:font-name="Verdana" style:font-name-asian="Verdana" style:font-name-complex="Verdana"/>
    </style:style>
    <style:style style:name="P256" style:family="paragraph" style:parent-style-name="Standard">
      <style:paragraph-properties fo:break-before="auto" fo:margin-top="0cm" style:writing-mode="lr-tb"/>
    </style:style>
    <style:style style:name="T256_1" style:family="text">
      <style:text-properties fo:background-color="#ffffff" style:font-name="Verdana" style:font-name-asian="Verdana" style:font-name-complex="Verdana"/>
    </style:style>
    <style:style style:name="T256_2" style:family="text">
      <style:text-properties fo:background-color="#ffffff" style:font-name="Verdana" style:font-name-asian="Verdana" style:font-name-complex="Verdana"/>
    </style:style>
    <style:style style:name="T256_3" style:family="text">
      <style:text-properties fo:background-color="#ffffff" style:font-name="Verdana" style:font-name-asian="Verdana" style:font-name-complex="Verdana"/>
    </style:style>
    <style:style style:name="T256_4" style:family="text">
      <style:text-properties fo:background-color="#ffffff" style:font-name="Verdana" style:font-name-asian="Verdana" style:font-name-complex="Verdana"/>
    </style:style>
    <style:style style:name="T256_5" style:family="text">
      <style:text-properties fo:background-color="#ffffff" style:font-name="Verdana" style:font-name-asian="Verdana" style:font-name-complex="Verdana"/>
    </style:style>
    <style:style style:name="T256_6" style:family="text">
      <style:text-properties fo:background-color="#ffffff" style:font-name="Verdana" style:font-name-asian="Verdana" style:font-name-complex="Verdana"/>
    </style:style>
    <style:style style:name="T256_7" style:family="text">
      <style:text-properties fo:background-color="#ffffff" style:font-name="Verdana" style:font-name-asian="Verdana" style:font-name-complex="Verdana"/>
    </style:style>
    <style:style style:name="T256_8" style:family="text">
      <style:text-properties fo:background-color="#ffffff" style:font-name="Verdana" style:font-name-asian="Verdana" style:font-name-complex="Verdana"/>
    </style:style>
    <style:style style:name="T256_9" style:family="text">
      <style:text-properties fo:background-color="#ffffff" style:font-name="Verdana" style:font-name-asian="Verdana" style:font-name-complex="Verdana"/>
    </style:style>
    <style:style style:name="T256_10" style:family="text">
      <style:text-properties fo:background-color="#ffffff" style:font-name="Verdana" style:font-name-asian="Verdana" style:font-name-complex="Verdana"/>
    </style:style>
    <style:style style:name="T256_11" style:family="text">
      <style:text-properties fo:background-color="#ffffff" style:font-name="Verdana" style:font-name-asian="Verdana" style:font-name-complex="Verdana"/>
    </style:style>
    <style:style style:name="T256_12" style:family="text">
      <style:text-properties fo:background-color="#ffffff" style:font-name="Verdana" style:font-name-asian="Verdana" style:font-name-complex="Verdana"/>
    </style:style>
    <style:style style:name="T256_13" style:family="text">
      <style:text-properties fo:background-color="#ffffff" style:font-name="Verdana" style:font-name-asian="Verdana" style:font-name-complex="Verdana"/>
    </style:style>
    <style:style style:name="T256_14" style:family="text">
      <style:text-properties fo:background-color="#ffffff" style:font-name="Verdana" style:font-name-asian="Verdana" style:font-name-complex="Verdana"/>
    </style:style>
    <style:style style:name="T256_15" style:family="text">
      <style:text-properties fo:background-color="#ffffff" style:font-name="Verdana" style:font-name-asian="Verdana" style:font-name-complex="Verdana"/>
    </style:style>
    <style:style style:name="T256_16" style:family="text">
      <style:text-properties fo:background-color="#ffffff" style:font-name="Verdana" style:font-name-asian="Verdana" style:font-name-complex="Verdana"/>
    </style:style>
    <style:style style:name="T256_17" style:family="text">
      <style:text-properties fo:background-color="#ffffff" style:font-name="Verdana" style:font-name-asian="Verdana" style:font-name-complex="Verdana"/>
    </style:style>
    <style:style style:name="T256_18" style:family="text">
      <style:text-properties fo:background-color="#ffffff" style:font-name="Verdana" style:font-name-asian="Verdana" style:font-name-complex="Verdana"/>
    </style:style>
    <style:style style:name="T256_19" style:family="text">
      <style:text-properties fo:background-color="#ffffff" style:font-name="Verdana" style:font-name-asian="Verdana" style:font-name-complex="Verdana"/>
    </style:style>
    <style:style style:name="T256_20" style:family="text">
      <style:text-properties fo:background-color="#ffffff" style:font-name="Verdana" style:font-name-asian="Verdana" style:font-name-complex="Verdana"/>
    </style:style>
    <style:style style:name="T256_21" style:family="text">
      <style:text-properties fo:background-color="#ffffff" style:font-name="Verdana" style:font-name-asian="Verdana" style:font-name-complex="Verdana"/>
    </style:style>
    <style:style style:name="T256_22" style:family="text">
      <style:text-properties fo:background-color="#ffffff" style:font-name="Verdana" style:font-name-asian="Verdana" style:font-name-complex="Verdana"/>
    </style:style>
    <style:style style:name="T256_23" style:family="text">
      <style:text-properties fo:background-color="#ffffff" style:font-name="Verdana" style:font-name-asian="Verdana" style:font-name-complex="Verdana"/>
    </style:style>
    <style:style style:name="T256_24" style:family="text">
      <style:text-properties fo:background-color="#ffffff" style:font-name="Verdana" style:font-name-asian="Verdana" style:font-name-complex="Verdana"/>
    </style:style>
    <style:style style:name="T256_25" style:family="text">
      <style:text-properties fo:background-color="#ffffff" style:font-name="Verdana" style:font-name-asian="Verdana" style:font-name-complex="Verdana"/>
    </style:style>
    <style:style style:name="T256_26" style:family="text">
      <style:text-properties fo:background-color="#ffffff" style:font-name="Verdana" style:font-name-asian="Verdana" style:font-name-complex="Verdana"/>
    </style:style>
    <style:style style:name="T256_27" style:family="text">
      <style:text-properties fo:background-color="#ffffff" style:font-name="Verdana" style:font-name-asian="Verdana" style:font-name-complex="Verdana"/>
    </style:style>
    <style:style style:name="T256_28" style:family="text">
      <style:text-properties fo:background-color="#ffffff" style:font-name="Verdana" style:font-name-asian="Verdana" style:font-name-complex="Verdana"/>
    </style:style>
    <style:style style:name="T256_29" style:family="text">
      <style:text-properties fo:background-color="#ffffff" style:font-name="Verdana" style:font-name-asian="Verdana" style:font-name-complex="Verdana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>
      <style:text-properties fo:background-color="#ffffff" style:font-name="Verdana" style:font-name-asian="Verdana" style:font-name-complex="Verdana"/>
    </style:style>
    <style:style style:name="T257_2" style:family="text">
      <style:text-properties fo:background-color="#ffffff" style:font-name="Verdana" style:font-name-asian="Verdana" style:font-name-complex="Verdana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>
      <style:text-properties fo:background-color="#ffffff" style:font-name="Verdana" style:font-name-asian="Verdana" style:font-name-complex="Verdana"/>
    </style:style>
    <style:style style:name="T258_2" style:family="text">
      <style:text-properties fo:background-color="#ffffff" style:font-name="Verdana" style:font-name-asian="Verdana" style:font-name-complex="Verdana"/>
    </style:style>
    <style:style style:name="T258_3" style:family="text">
      <style:text-properties fo:background-color="#ffffff" style:font-name="Verdana" style:font-name-asian="Verdana" style:font-name-complex="Verdana"/>
    </style:style>
    <style:style style:name="P259" style:family="paragraph" style:parent-style-name="Standard">
      <style:paragraph-properties fo:break-before="auto" fo:margin-top="0cm" style:writing-mode="lr-tb"/>
    </style:style>
    <style:style style:name="T259_1" style:family="text">
      <style:text-properties fo:background-color="#ffffff" style:font-name="Verdana" style:font-name-asian="Verdana" style:font-name-complex="Verdana"/>
    </style:style>
    <style:style style:name="T259_2" style:family="text">
      <style:text-properties fo:background-color="#ffffff" style:font-name="Verdana" style:font-name-asian="Verdana" style:font-name-complex="Verdana"/>
    </style:style>
    <style:style style:name="T259_3" style:family="text">
      <style:text-properties fo:background-color="#ffffff" style:font-name="Verdana" style:font-name-asian="Verdana" style:font-name-complex="Verdana"/>
    </style:style>
    <style:style style:name="P260" style:family="paragraph" style:parent-style-name="Standard">
      <style:paragraph-properties fo:break-before="auto" fo:margin-top="0cm" style:writing-mode="lr-tb"/>
    </style:style>
    <style:style style:name="T260_1" style:family="text">
      <style:text-properties fo:background-color="#ffffff" style:font-name="Verdana" style:font-name-asian="Verdana" style:font-name-complex="Verdana"/>
    </style:style>
    <style:style style:name="T260_2" style:family="text">
      <style:text-properties fo:background-color="#ffffff" style:font-name="Verdana" style:font-name-asian="Verdana" style:font-name-complex="Verdana"/>
    </style:style>
    <style:style style:name="T260_3" style:family="text">
      <style:text-properties fo:background-color="#ffffff" style:font-name="Verdana" style:font-name-asian="Verdana" style:font-name-complex="Verdana"/>
    </style:style>
    <style:style style:name="T260_4" style:family="text">
      <style:text-properties fo:background-color="#ffffff" style:font-name="Verdana" style:font-name-asian="Verdana" style:font-name-complex="Verdana"/>
    </style:style>
    <style:style style:name="T260_5" style:family="text">
      <style:text-properties fo:background-color="#ffffff" style:font-name="Verdana" style:font-name-asian="Verdana" style:font-name-complex="Verdana"/>
    </style:style>
    <style:style style:name="P261" style:family="paragraph" style:parent-style-name="Standard">
      <style:paragraph-properties fo:break-before="auto" fo:margin-top="0cm" style:writing-mode="lr-tb"/>
    </style:style>
    <style:style style:name="T261_1" style:family="text">
      <style:text-properties fo:background-color="#ffffff" style:font-name="Verdana" style:font-name-asian="Verdana" style:font-name-complex="Verdana"/>
    </style:style>
    <style:style style:name="T261_2" style:family="text">
      <style:text-properties fo:background-color="#ffffff" style:font-name="Verdana" style:font-name-asian="Verdana" style:font-name-complex="Verdana"/>
    </style:style>
    <style:style style:name="T261_3" style:family="text">
      <style:text-properties fo:background-color="#ffffff" style:font-name="Verdana" style:font-name-asian="Verdana" style:font-name-complex="Verdana"/>
    </style:style>
    <style:style style:name="T261_4" style:family="text">
      <style:text-properties fo:background-color="#ffffff" style:font-name="Verdana" style:font-name-asian="Verdana" style:font-name-complex="Verdana"/>
    </style:style>
    <style:style style:name="T261_5" style:family="text">
      <style:text-properties fo:background-color="#ffffff" style:font-name="Verdana" style:font-name-asian="Verdana" style:font-name-complex="Verdana"/>
    </style:style>
    <style:style style:name="P262" style:family="paragraph" style:parent-style-name="Standard">
      <style:paragraph-properties fo:break-before="auto" fo:margin-top="0cm" style:writing-mode="lr-tb"/>
    </style:style>
    <style:style style:name="T262_1" style:family="text">
      <style:text-properties fo:background-color="#ffffff" style:font-name="Verdana" style:font-name-asian="Verdana" style:font-name-complex="Verdana"/>
    </style:style>
    <style:style style:name="T262_2" style:family="text">
      <style:text-properties fo:background-color="#ffffff" style:font-name="Verdana" style:font-name-asian="Verdana" style:font-name-complex="Verdana"/>
    </style:style>
    <style:style style:name="T262_3" style:family="text">
      <style:text-properties fo:background-color="#ffffff" style:font-name="Verdana" style:font-name-asian="Verdana" style:font-name-complex="Verdana"/>
    </style:style>
    <style:style style:name="T262_4" style:family="text">
      <style:text-properties fo:background-color="#ffffff" style:font-name="Verdana" style:font-name-asian="Verdana" style:font-name-complex="Verdana"/>
    </style:style>
    <style:style style:name="T262_5" style:family="text">
      <style:text-properties fo:background-color="#ffffff" style:font-name="Verdana" style:font-name-asian="Verdana" style:font-name-complex="Verdana"/>
    </style:style>
    <style:style style:name="P263" style:family="paragraph" style:parent-style-name="Standard">
      <style:paragraph-properties fo:break-before="auto" fo:margin-top="0cm" style:writing-mode="lr-tb"/>
    </style:style>
    <style:style style:name="T263_1" style:family="text">
      <style:text-properties fo:background-color="#ffffff" style:font-name="Verdana" style:font-name-asian="Verdana" style:font-name-complex="Verdana"/>
    </style:style>
    <style:style style:name="P264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65" style:family="paragraph" style:parent-style-name="Standard">
      <style:paragraph-properties fo:break-before="auto" fo:margin-top="0cm" style:writing-mode="lr-tb"/>
    </style:style>
    <style:style style:name="T265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66" style:family="paragraph" style:parent-style-name="Standard">
      <style:paragraph-properties fo:break-before="auto" fo:margin-top="0cm" style:writing-mode="lr-tb"/>
    </style:style>
    <style:style style:name="T266_1" style:family="text">
      <style:text-properties fo:background-color="#ffffff" style:font-name="Verdana" style:font-name-asian="Verdana" style:font-name-complex="Verdana"/>
    </style:style>
    <style:style style:name="T266_2" style:family="text">
      <style:text-properties fo:background-color="#ffffff" style:font-name="Verdana" style:font-name-asian="Verdana" style:font-name-complex="Verdana"/>
    </style:style>
    <style:style style:name="T266_3" style:family="text">
      <style:text-properties fo:background-color="#ffffff" style:font-name="Verdana" style:font-name-asian="Verdana" style:font-name-complex="Verdana"/>
    </style:style>
    <style:style style:name="T266_4" style:family="text">
      <style:text-properties fo:background-color="#ffffff" style:font-name="Verdana" style:font-name-asian="Verdana" style:font-name-complex="Verdana"/>
    </style:style>
    <style:style style:name="T266_5" style:family="text">
      <style:text-properties fo:background-color="#ffffff" style:font-name="Verdana" style:font-name-asian="Verdana" style:font-name-complex="Verdana"/>
    </style:style>
    <style:style style:name="T266_6" style:family="text">
      <style:text-properties fo:background-color="#ffffff" style:font-name="Verdana" style:font-name-asian="Verdana" style:font-name-complex="Verdana"/>
    </style:style>
    <style:style style:name="T266_7" style:family="text">
      <style:text-properties fo:background-color="#ffffff" style:font-name="Verdana" style:font-name-asian="Verdana" style:font-name-complex="Verdana"/>
    </style:style>
    <style:style style:name="T266_8" style:family="text">
      <style:text-properties fo:background-color="#ffffff" style:font-name="Verdana" style:font-name-asian="Verdana" style:font-name-complex="Verdana"/>
    </style:style>
    <style:style style:name="T266_9" style:family="text">
      <style:text-properties fo:background-color="#ffffff" style:font-name="Verdana" style:font-name-asian="Verdana" style:font-name-complex="Verdana"/>
    </style:style>
    <style:style style:name="T266_10" style:family="text">
      <style:text-properties fo:background-color="#ffffff" style:font-name="Verdana" style:font-name-asian="Verdana" style:font-name-complex="Verdana"/>
    </style:style>
    <style:style style:name="T266_11" style:family="text">
      <style:text-properties fo:background-color="#ffffff" style:font-name="Verdana" style:font-name-asian="Verdana" style:font-name-complex="Verdana"/>
    </style:style>
    <style:style style:name="T266_12" style:family="text">
      <style:text-properties fo:background-color="#ffffff" style:font-name="Verdana" style:font-name-asian="Verdana" style:font-name-complex="Verdana"/>
    </style:style>
    <style:style style:name="T266_13" style:family="text">
      <style:text-properties fo:background-color="#ffffff" style:font-name="Verdana" style:font-name-asian="Verdana" style:font-name-complex="Verdana"/>
    </style:style>
    <style:style style:name="P267" style:family="paragraph" style:parent-style-name="Standard">
      <style:paragraph-properties fo:break-before="auto" fo:margin-top="0cm" style:writing-mode="lr-tb"/>
    </style:style>
    <style:style style:name="T267_1" style:family="text">
      <style:text-properties fo:background-color="#ffffff" style:font-name="Verdana" style:font-name-asian="Verdana" style:font-name-complex="Verdana"/>
    </style:style>
    <style:style style:name="T267_2" style:family="text">
      <style:text-properties fo:background-color="#ffffff" style:font-name="Verdana" style:font-name-asian="Verdana" style:font-name-complex="Verdana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8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8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69" style:family="paragraph" style:parent-style-name="Standard">
      <style:paragraph-properties fo:break-before="auto" fo:margin-top="0cm" style:writing-mode="lr-tb"/>
    </style:style>
    <style:style style:name="T269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9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0" style:family="paragraph" style:parent-style-name="Standard">
      <style:paragraph-properties fo:break-before="auto" fo:margin-top="0cm" style:writing-mode="lr-tb"/>
    </style:style>
    <style:style style:name="T27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0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70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1" style:family="paragraph" style:parent-style-name="Standard">
      <style:paragraph-properties fo:break-before="auto" fo:margin-top="0cm" style:writing-mode="lr-tb"/>
    </style:style>
    <style:style style:name="T271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P2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3_1" style:family="text"/>
    <style:style style:name="T273_2" style:family="text"/>
    <style:style style:name="P2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Heading_20_2">
      <style:paragraph-properties fo:break-before="auto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P281" style:family="paragraph" style:parent-style-name="Standard">
      <style:paragraph-properties fo:break-before="auto" fo:margin-top="0cm" fo:margin-bottom="0cm" style:writing-mode="lr-tb"/>
    </style:style>
  </office:automatic-styles>
  <office:body>
    <office:text>
      <text:p text:style-name="P1"><text:span text:style-name="T1_1">Topics</text:span></text:p>
      <text:p text:style-name="P2"><text:span text:style-name="T2_1">-<text:s/></text:span><text:span text:style-name="T2_2">Introduce</text:span><text:span text:style-name="T2_3"><text:s/></text:span><text:span text:style-name="T2_4">idea</text:span><text:span text:style-name="T2_5"><text:s/></text:span><text:span text:style-name="T2_6">of</text:span><text:span text:style-name="T2_7"><text:s/></text:span><text:span text:style-name="T2_8">oocss</text:span></text:p>
      <text:p text:style-name="P3"><text:span text:style-name="T3_1">-<text:s/></text:span><text:span text:style-name="T3_2">Review</text:span><text:span text:style-name="T3_3"><text:s/>/<text:s/></text:span><text:span text:style-name="T3_4">Revise</text:span><text:span text:style-name="T3_5"><text:s/></text:span><text:span text:style-name="T3_6">helper</text:span><text:span text:style-name="T3_7"><text:s/></text:span><text:span text:style-name="T3_8">file</text:span></text:p>
      <text:p text:style-name="P4"><text:span text:style-name="T4_1">-<text:s/></text:span><text:span text:style-name="T4_2">Bitbucket</text:span><text:span text:style-name="T4_3"><text:s/>-<text:s/></text:span><text:span text:style-name="T4_4">username</text:span><text:span text:style-name="T4_5">:<text:s/></text:span><text:span text:style-name="T4_6">globerunnerseo</text:span><text:span text:style-name="T4_7"><text:s/></text:span><text:span text:style-name="T4_8">password</text:span><text:span text:style-name="T4_9">:<text:s/></text:span><text:span text:style-name="T4_10">jackson</text:span><text:span text:style-name="T4_11">123</text:span></text:p>
      <text:h text:style-name="P5" text:outline-level="10"><text:bookmark-start text:name="h.wgj7l56pu7fe"/><text:bookmark-end text:name="h.wgj7l56pu7fe"/><text:span text:style-name="T5_1">Development</text:span><text:span text:style-name="T5_2"><text:s/></text:span><text:span text:style-name="T5_3">Standards</text:span><text:span text:style-name="T5_4"><text:s/>2012</text:span></text:h>
      <text:h text:style-name="P6" text:outline-level="10"><text:bookmark-start text:name="h.2g2m33jdcwl9"/><text:bookmark-end text:name="h.2g2m33jdcwl9"/><text:span text:style-name="T6_1">Authors</text:span></text:h>
      <text:p text:style-name="P7"><text:span text:style-name="T7_1">Chris</text:span><text:span text:style-name="T7_2"><text:s/></text:span><text:span text:style-name="T7_3">Lee</text:span><text:span text:style-name="T7_4">,<text:s/></text:span><text:span text:style-name="T7_5">Felipe</text:span><text:span text:style-name="T7_6"><text:s/></text:span><text:span text:style-name="T7_7">Rocha</text:span><text:span text:style-name="T7_8">,<text:s/></text:span><text:span text:style-name="T7_9">Jonathan</text:span><text:span text:style-name="T7_10"><text:s/></text:span><text:span text:style-name="T7_11">Masiello</text:span></text:p>
      <text:p text:style-name="P8"/>
      <text:h text:style-name="P9" text:outline-level="10"><text:bookmark-start text:name="h.6c54tmtyddeu"/><text:bookmark-end text:name="h.6c54tmtyddeu"/><text:span text:style-name="T9_1">Document</text:span><text:span text:style-name="T9_2"><text:s/></text:span><text:span text:style-name="T9_3">State</text:span></text:h>
      <text:p text:style-name="P10"><text:span text:style-name="T10_1">Initial</text:span><text:span text:style-name="T10_2"><text:s/></text:span><text:span text:style-name="T10_3">Draft</text:span><text:span text:style-name="T10_4"><text:s/>1/3/2012</text:span></text:p>
      <text:p text:style-name="P11"/>
      <text:h text:style-name="P12" text:outline-level="10"><text:bookmark-start text:name="h.x5xrtjcs1cbb"/><text:bookmark-end text:name="h.x5xrtjcs1cbb"/><text:span text:style-name="T12_1">Coding</text:span><text:span text:style-name="T12_2"><text:s/></text:span><text:span text:style-name="T12_3">Philosophies</text:span></text:h>
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team</text:span><text:span text:style-name="T13_6">,<text:s/></text:span><text:span text:style-name="T13_7">we</text:span><text:span text:style-name="T13_8"><text:s/></text:span><text:span text:style-name="T13_9">should</text:span><text:span text:style-name="T13_10"><text:s/></text:span><text:span text:style-name="T13_11">be</text:span><text:span text:style-name="T13_12"><text:s/></text:span><text:span text:style-name="T13_13">well</text:span><text:span text:style-name="T13_14"><text:s/></text:span><text:span text:style-name="T13_15">versed</text:span><text:span text:style-name="T13_16"><text:s/></text:span><text:span text:style-name="T13_17">with</text:span><text:span text:style-name="T13_18"><text:s/></text:span><text:span text:style-name="T13_19">the</text:span><text:span text:style-name="T13_20"><text:s/></text:span><text:span text:style-name="T13_21">following</text:span><text:span text:style-name="T13_22"><text:s/></text:span><text:span text:style-name="T13_23">coding</text:span><text:span text:style-name="T13_24"><text:s/></text:span><text:span text:style-name="T13_25">philosophies</text:span><text:span text:style-name="T13_26">:</text:span></text:p>
      <text:list text:style-name="LS1" xml:id="list0">
        <text:list-item>
          <text:p text:style-name="P14"><text:span text:style-name="T14_1">Do</text:span><text:span text:style-name="T14_2"><text:s/></text:span><text:span text:style-name="T14_3">not</text:span><text:span text:style-name="T14_4"><text:s/></text:span><text:span text:style-name="T14_5">Repeat</text:span><text:span text:style-name="T14_6"><text:s/></text:span><text:span text:style-name="T14_7">Yourself</text:span><text:span text:style-name="T14_8"><text:s/>(</text:span><text:span text:style-name="T14_9">DRY</text:span><text:span text:style-name="T14_10">)</text:span></text:p>
          <text:list>
            <text:list-item>
              <text:p text:style-name="P15"><text:span text:style-name="T15_1">Repeating</text:span><text:span text:style-name="T15_2"><text:s/></text:span><text:span text:style-name="T15_3">or</text:span><text:span text:style-name="T15_4"><text:s/></text:span><text:span text:style-name="T15_5">redoing</text:span><text:span text:style-name="T15_6"><text:s/></text:span><text:span text:style-name="T15_7">a</text:span><text:span text:style-name="T15_8"><text:s/></text:span><text:span text:style-name="T15_9">task</text:span><text:span text:style-name="T15_10"><text:s/></text:span><text:span text:style-name="T15_11">is</text:span><text:span text:style-name="T15_12"><text:s/></text:span><text:span text:style-name="T15_13">a</text:span><text:span text:style-name="T15_14"><text:s/></text:span><text:span text:style-name="T15_15">defect</text:span><text:span text:style-name="T15_16"><text:s/></text:span><text:span text:style-name="T15_17">or</text:span><text:span text:style-name="T15_18"><text:s/></text:span><text:span text:style-name="T15_19">bug</text:span></text:p>
            </text:list-item>
          </text:list>
        </text:list-item>
        <text:list-item>
          <text:p text:style-name="P16"><text:span text:style-name="T16_1">Fail</text:span><text:span text:style-name="T16_2"><text:s/></text:span><text:span text:style-name="T16_3">often</text:span><text:span text:style-name="T16_4">.<text:s/></text:span><text:span text:style-name="T16_5">Fail</text:span><text:span text:style-name="T16_6"><text:s/></text:span><text:span text:style-name="T16_7">early</text:span><text:span text:style-name="T16_8">.<text:s/></text:span><text:span text:style-name="T16_9">Fail</text:span><text:span text:style-name="T16_10"><text:s/></text:span><text:span text:style-name="T16_11">quickly</text:span><text:span text:style-name="T16_12">.<text:s/>(</text:span><text:span text:style-name="T16_13">TDD</text:span><text:span text:style-name="T16_14">)</text:span></text:p>
          <text:list>
            <text:list-item>
              <text:p text:style-name="P17"><text:span text:style-name="T17_1">Discover</text:span><text:span text:style-name="T17_2"><text:s/></text:span><text:span text:style-name="T17_3">your</text:span><text:span text:style-name="T17_4"><text:s/></text:span><text:span text:style-name="T17_5">mistakes</text:span><text:span text:style-name="T17_6"><text:s/></text:span><text:span text:style-name="T17_7">quickly</text:span><text:span text:style-name="T17_8"><text:s/></text:span><text:span text:style-name="T17_9">and</text:span><text:span text:style-name="T17_10"><text:s/></text:span><text:span text:style-name="T17_11">iterate</text:span><text:span text:style-name="T17_12"><text:s/></text:span><text:span text:style-name="T17_13">quickly</text:span></text:p>
            </text:list-item>
          </text:list>
        </text:list-item>
        <text:list-item>
          <text:p text:style-name="P18"><text:span text:style-name="T18_1">Simplicity</text:span><text:span text:style-name="T18_2"><text:s/></text:span><text:span text:style-name="T18_3">over</text:span><text:span text:style-name="T18_4"><text:s/></text:span><text:span text:style-name="T18_5">cleverness</text:span></text:p>
        </text:list-item>
        <text:list-item>
          <text:p text:style-name="P19"><text:span text:style-name="T19_1">Reuse</text:span><text:span text:style-name="T19_2"><text:s/></text:span><text:span text:style-name="T19_3">over</text:span><text:span text:style-name="T19_4"><text:s/></text:span><text:span text:style-name="T19_5">functionality</text:span></text:p>
        </text:list-item>
        <text:list-item>
          <text:p text:style-name="P20"><text:span text:style-name="T20_1">Keep</text:span><text:span text:style-name="T20_2"><text:s/></text:span><text:span text:style-name="T20_3">It</text:span><text:span text:style-name="T20_4"><text:s/></text:span><text:span text:style-name="T20_5">Simple</text:span><text:span text:style-name="T20_6"><text:s/></text:span><text:span text:style-name="T20_7">Stupid</text:span><text:span text:style-name="T20_8"><text:s/>(</text:span><text:span text:style-name="T20_9">KISS</text:span><text:span text:style-name="T20_10">)</text:span></text:p>
        </text:list-item>
        <text:list-item>
          <text:p text:style-name="P21"><text:span text:style-name="T21_1"><text:a xlink:type="simple" xlink:href="http://en.wikipedia.org/wiki/Rule_of_three_(computer_programming)"><text:span text:style-name="T21_2">Principle</text:span></text:a></text:span><text:span text:style-name="T21_3"><text:a xlink:type="simple" xlink:href="http://en.wikipedia.org/wiki/Rule_of_three_(computer_programming)"><text:span text:style-name="T21_4"><text:s/></text:span></text:a></text:span><text:span text:style-name="T21_5"><text:a xlink:type="simple" xlink:href="http://en.wikipedia.org/wiki/Rule_of_three_(computer_programming)"><text:span text:style-name="T21_6">of</text:span></text:a></text:span><text:span text:style-name="T21_7"><text:a xlink:type="simple" xlink:href="http://en.wikipedia.org/wiki/Rule_of_three_(computer_programming)"><text:span text:style-name="T21_8"><text:s/></text:span></text:a></text:span><text:span text:style-name="T21_9"><text:a xlink:type="simple" xlink:href="http://en.wikipedia.org/wiki/Rule_of_three_(computer_programming)"><text:span text:style-name="T21_10">three</text:span></text:a></text:span><text:span text:style-name="T21_11"><text:a xlink:type="simple" xlink:href="http://en.wikipedia.org/wiki/Rule_of_three_(computer_programming)"><text:span text:style-name="T21_12"><text:s/></text:span></text:a></text:span></text:p>
        </text:list-item>
        <text:list-item>
          <text:p text:style-name="P22"><text:span text:style-name="T22_1"><text:a xlink:type="simple" xlink:href="http://en.wikipedia.org/wiki/Separation_of_concerns"><text:span text:style-name="T22_2">Seperation</text:span></text:a></text:span><text:span text:style-name="T22_3"><text:a xlink:type="simple" xlink:href="http://en.wikipedia.org/wiki/Separation_of_concerns"><text:span text:style-name="T22_4"><text:s/></text:span></text:a></text:span><text:span text:style-name="T22_5"><text:a xlink:type="simple" xlink:href="http://en.wikipedia.org/wiki/Separation_of_concerns"><text:span text:style-name="T22_6">of</text:span></text:a></text:span><text:span text:style-name="T22_7"><text:a xlink:type="simple" xlink:href="http://en.wikipedia.org/wiki/Separation_of_concerns"><text:span text:style-name="T22_8"><text:s/></text:span></text:a></text:span><text:span text:style-name="T22_9"><text:a xlink:type="simple" xlink:href="http://en.wikipedia.org/wiki/Separation_of_concerns"><text:span text:style-name="T22_10">Concerns</text:span></text:a></text:span></text:p>
        </text:list-item>
      </text:list>
      <text:p text:style-name="P23"><text:span text:style-name="T23_1"><text:a xlink:type="simple" xlink:href="http://www.python.org/dev/peps/pep-0020/"><text:span text:style-name="T23_2">http</text:span></text:a></text:span><text:span text:style-name="T23_3"><text:a xlink:type="simple" xlink:href="http://www.python.org/dev/peps/pep-0020/"><text:span text:style-name="T23_4">://</text:span></text:a></text:span><text:span text:style-name="T23_5"><text:a xlink:type="simple" xlink:href="http://www.python.org/dev/peps/pep-0020/"><text:span text:style-name="T23_6">www</text:span></text:a></text:span><text:span text:style-name="T23_7"><text:a xlink:type="simple" xlink:href="http://www.python.org/dev/peps/pep-0020/"><text:span text:style-name="T23_8">.</text:span></text:a></text:span><text:span text:style-name="T23_9"><text:a xlink:type="simple" xlink:href="http://www.python.org/dev/peps/pep-0020/"><text:span text:style-name="T23_10">python</text:span></text:a></text:span><text:span text:style-name="T23_11"><text:a xlink:type="simple" xlink:href="http://www.python.org/dev/peps/pep-0020/"><text:span text:style-name="T23_12">.</text:span></text:a></text:span><text:span text:style-name="T23_13"><text:a xlink:type="simple" xlink:href="http://www.python.org/dev/peps/pep-0020/"><text:span text:style-name="T23_14">org</text:span></text:a></text:span><text:span text:style-name="T23_15"><text:a xlink:type="simple" xlink:href="http://www.python.org/dev/peps/pep-0020/"><text:span text:style-name="T23_16">/</text:span></text:a></text:span><text:span text:style-name="T23_17"><text:a xlink:type="simple" xlink:href="http://www.python.org/dev/peps/pep-0020/"><text:span text:style-name="T23_18">dev</text:span></text:a></text:span><text:span text:style-name="T23_19"><text:a xlink:type="simple" xlink:href="http://www.python.org/dev/peps/pep-0020/"><text:span text:style-name="T23_20">/</text:span></text:a></text:span><text:span text:style-name="T23_21"><text:a xlink:type="simple" xlink:href="http://www.python.org/dev/peps/pep-0020/"><text:span text:style-name="T23_22">peps</text:span></text:a></text:span><text:span text:style-name="T23_23"><text:a xlink:type="simple" xlink:href="http://www.python.org/dev/peps/pep-0020/"><text:span text:style-name="T23_24">/</text:span></text:a></text:span><text:span text:style-name="T23_25"><text:a xlink:type="simple" xlink:href="http://www.python.org/dev/peps/pep-0020/"><text:span text:style-name="T23_26">pep</text:span></text:a></text:span><text:span text:style-name="T23_27"><text:a xlink:type="simple" xlink:href="http://www.python.org/dev/peps/pep-0020/"><text:span text:style-name="T23_28">-0020/</text:span></text:a></text:span></text:p>
      <text:h text:style-name="P24" text:outline-level="10"><text:bookmark-start text:name="h.dz7l91lq2rhk"/><text:bookmark-end text:name="h.dz7l91lq2rhk"/><text:span text:style-name="T24_1">Indentation</text:span></text:h>
      <text:p text:style-name="P25"><text:span text:style-name="T25_1">Lines</text:span><text:span text:style-name="T25_2"><text:s/></text:span><text:span text:style-name="T25_3">should</text:span><text:span text:style-name="T25_4"><text:s/></text:span><text:span text:style-name="T25_5">have</text:span><text:span text:style-name="T25_6"><text:s/></text:span><text:span text:style-name="T25_7">no</text:span><text:span text:style-name="T25_8"><text:s/></text:span><text:span text:style-name="T25_9">trailing</text:span><text:span text:style-name="T25_10"><text:s/></text:span><text:span text:style-name="T25_11">whitespace</text:span><text:span text:style-name="T25_12"><text:s/></text:span><text:span text:style-name="T25_13">at</text:span><text:span text:style-name="T25_14"><text:s/></text:span><text:span text:style-name="T25_15">the</text:span><text:span text:style-name="T25_16"><text:s/></text:span><text:span text:style-name="T25_17">end</text:span><text:span text:style-name="T25_18">.</text:span></text:p>
      <text:p text:style-name="P26"><text:span text:style-name="T26_1">Files</text:span><text:span text:style-name="T26_2"><text:s/></text:span><text:span text:style-name="T26_3">should</text:span><text:span text:style-name="T26_4"><text:s/></text:span><text:span text:style-name="T26_5">be</text:span><text:span text:style-name="T26_6"><text:s/></text:span><text:span text:style-name="T26_7">formatted</text:span><text:span text:style-name="T26_8"><text:s/></text:span><text:span text:style-name="T26_9">with</text:span><text:span text:style-name="T26_10"><text:s/>\</text:span><text:span text:style-name="T26_11">n</text:span><text:span text:style-name="T26_12"><text:s/></text:span><text:span text:style-name="T26_13">as</text:span><text:span text:style-name="T26_14"><text:s/></text:span><text:span text:style-name="T26_15">the</text:span><text:span text:style-name="T26_16"><text:s/></text:span><text:span text:style-name="T26_17">line</text:span><text:span text:style-name="T26_18"><text:s/></text:span><text:span text:style-name="T26_19">ending</text:span><text:span text:style-name="T26_20"><text:s/>(</text:span><text:span text:style-name="T26_21">Unix</text:span><text:span text:style-name="T26_22"><text:s/></text:span><text:span text:style-name="T26_23">line</text:span><text:span text:style-name="T26_24"><text:s/></text:span><text:span text:style-name="T26_25">endings</text:span><text:span text:style-name="T26_26">),<text:s/></text:span><text:span text:style-name="T26_27">not</text:span><text:span text:style-name="T26_28"><text:s/>\</text:span><text:span text:style-name="T26_29">r</text:span><text:span text:style-name="T26_30">\</text:span><text:span text:style-name="T26_31">n</text:span><text:span text:style-name="T26_32"><text:s/>(</text:span><text:span text:style-name="T26_33">Windows</text:span><text:span text:style-name="T26_34"><text:s/></text:span><text:span text:style-name="T26_35">line</text:span><text:span text:style-name="T26_36"><text:s/></text:span><text:span text:style-name="T26_37">endings</text:span><text:span text:style-name="T26_38">).</text:span></text:p>
      <text:h text:style-name="P27" text:outline-level="10"><text:bookmark-start text:name="h.iwzqxjua2pd6"/><text:bookmark-end text:name="h.iwzqxjua2pd6"/><text:span text:style-name="T27_1">Line</text:span><text:span text:style-name="T27_2"><text:s/></text:span><text:span text:style-name="T27_3">Endings</text:span></text:h>
      <text:p text:style-name="P28"><text:span text:style-name="T28_1">When</text:span><text:span text:style-name="T28_2"><text:s/></text:span><text:span text:style-name="T28_3">setting</text:span><text:span text:style-name="T28_4"><text:s/></text:span><text:span text:style-name="T28_5">up</text:span><text:span text:style-name="T28_6"><text:s/></text:span><text:span text:style-name="T28_7">git</text:span><text:span text:style-name="T28_8"><text:s/></text:span><text:span text:style-name="T28_9">windows</text:span><text:span text:style-name="T28_10"><text:s/></text:span><text:span text:style-name="T28_11">users</text:span><text:span text:style-name="T28_12"><text:s/></text:span><text:span text:style-name="T28_13">should</text:span><text:span text:style-name="T28_14"><text:s/></text:span><text:span text:style-name="T28_15">setup</text:span><text:span text:style-name="T28_16"><text:s/></text:span><text:span text:style-name="T28_17">configuration</text:span><text:span text:style-name="T28_18"><text:s/></text:span><text:span text:style-name="T28_19">to</text:span><text:span text:style-name="T28_20"><text:s/></text:span><text:span text:style-name="T28_21">convert</text:span><text:span text:style-name="T28_22"><text:s/></text:span><text:span text:style-name="T28_23">line</text:span><text:span text:style-name="T28_24"><text:s/></text:span><text:span text:style-name="T28_25">endings</text:span></text:p>
      <text:p text:style-name="P29"><text:span text:style-name="T29_1">git</text:span><text:span text:style-name="T29_2"><text:s/></text:span><text:span text:style-name="T29_3">config</text:span><text:span text:style-name="T29_4"><text:s/>--</text:span><text:span text:style-name="T29_5">global</text:span><text:span text:style-name="T29_6"><text:s/></text:span><text:span text:style-name="T29_7">core</text:span><text:span text:style-name="T29_8">.</text:span><text:span text:style-name="T29_9">autocrlf</text:span><text:span text:style-name="T29_10"><text:s/></text:span><text:span text:style-name="T29_11">input</text:span></text:p>
      <text:p text:style-name="P30"><text:span text:style-name="T30_1"><text:a xlink:type="simple" xlink:href="http://help.github.com/line-endings/"><text:span text:style-name="T30_2">http</text:span></text:a></text:span><text:span text:style-name="T30_3"><text:a xlink:type="simple" xlink:href="http://help.github.com/line-endings/"><text:span text:style-name="T30_4">://</text:span></text:a></text:span><text:span text:style-name="T30_5"><text:a xlink:type="simple" xlink:href="http://help.github.com/line-endings/"><text:span text:style-name="T30_6">help</text:span></text:a></text:span><text:span text:style-name="T30_7"><text:a xlink:type="simple" xlink:href="http://help.github.com/line-endings/"><text:span text:style-name="T30_8">.</text:span></text:a></text:span><text:span text:style-name="T30_9"><text:a xlink:type="simple" xlink:href="http://help.github.com/line-endings/"><text:span text:style-name="T30_10">github</text:span></text:a></text:span><text:span text:style-name="T30_11"><text:a xlink:type="simple" xlink:href="http://help.github.com/line-endings/"><text:span text:style-name="T30_12">.</text:span></text:a></text:span><text:span text:style-name="T30_13"><text:a xlink:type="simple" xlink:href="http://help.github.com/line-endings/"><text:span text:style-name="T30_14">com</text:span></text:a></text:span><text:span text:style-name="T30_15"><text:a xlink:type="simple" xlink:href="http://help.github.com/line-endings/"><text:span text:style-name="T30_16">/</text:span></text:a></text:span><text:span text:style-name="T30_17"><text:a xlink:type="simple" xlink:href="http://help.github.com/line-endings/"><text:span text:style-name="T30_18">line</text:span></text:a></text:span><text:span text:style-name="T30_19"><text:a xlink:type="simple" xlink:href="http://help.github.com/line-endings/"><text:span text:style-name="T30_20">-</text:span></text:a></text:span><text:span text:style-name="T30_21"><text:a xlink:type="simple" xlink:href="http://help.github.com/line-endings/"><text:span text:style-name="T30_22">endings</text:span></text:a></text:span><text:span text:style-name="T30_23"><text:a xlink:type="simple" xlink:href="http://help.github.com/line-endings/"><text:span text:style-name="T30_24">/</text:span></text:a></text:span></text:p>
      <text:h text:style-name="P31" text:outline-level="10"><text:bookmark-start text:name="h.tc0cewc27jai"/><text:bookmark-end text:name="h.tc0cewc27jai"/><text:span text:style-name="T31_1">Quoting</text:span><text:span text:style-name="T31_2"><text:s/></text:span></text:h>
      <text:p text:style-name="P32"><text:span text:style-name="T32_1">When</text:span><text:span text:style-name="T32_2"><text:s/></text:span><text:span text:style-name="T32_3">possible</text:span><text:span text:style-name="T32_4"><text:s/></text:span><text:span text:style-name="T32_5">always</text:span><text:span text:style-name="T32_6"><text:s/></text:span><text:span text:style-name="T32_7">use</text:span><text:span text:style-name="T32_8"><text:s/></text:span><text:span text:style-name="T32_9">double</text:span><text:span text:style-name="T32_10"><text:s/></text:span><text:span text:style-name="T32_11">quotes</text:span><text:span text:style-name="T32_12"><text:s/></text:span><text:span text:style-name="T32_13">instead</text:span><text:span text:style-name="T32_14"><text:s/></text:span><text:span text:style-name="T32_15">of</text:span><text:span text:style-name="T32_16"><text:s/></text:span><text:span text:style-name="T32_17">single</text:span><text:span text:style-name="T32_18"><text:s/></text:span><text:span text:style-name="T32_19">quotes</text:span><text:span text:style-name="T32_20">.<text:s/></text:span><text:span text:style-name="T32_21">An</text:span><text:span text:style-name="T32_22"><text:s/></text:span><text:span text:style-name="T32_23">exception</text:span><text:span text:style-name="T32_24"><text:s/></text:span><text:span text:style-name="T32_25">that</text:span><text:span text:style-name="T32_26"><text:s/></text:span><text:span text:style-name="T32_27">exists</text:span><text:span text:style-name="T32_28"><text:s/></text:span><text:span text:style-name="T32_29">is</text:span><text:span text:style-name="T32_30"><text:s/></text:span><text:span text:style-name="T32_31">when</text:span><text:span text:style-name="T32_32"><text:s/></text:span><text:span text:style-name="T32_33">a</text:span><text:span text:style-name="T32_34"><text:s/></text:span><text:span text:style-name="T32_35">string</text:span><text:span text:style-name="T32_36"><text:s/></text:span><text:span text:style-name="T32_37">includes</text:span><text:span text:style-name="T32_38"><text:s/></text:span><text:span text:style-name="T32_39">a</text:span><text:span text:style-name="T32_40"><text:s/></text:span><text:span text:style-name="T32_41">double</text:span><text:span text:style-name="T32_42"><text:s/></text:span><text:span text:style-name="T32_43">quote</text:span><text:span text:style-name="T32_44"><text:s/></text:span><text:span text:style-name="T32_45">in</text:span><text:span text:style-name="T32_46"><text:s/></text:span><text:span text:style-name="T32_47">the</text:span><text:span text:style-name="T32_48"><text:s/></text:span><text:span text:style-name="T32_49">text</text:span><text:span text:style-name="T32_50"><text:s/></text:span><text:span text:style-name="T32_51">itself</text:span><text:span text:style-name="T32_52">:</text:span></text:p>
      <text:p text:style-name="P33"/>
      <text:p text:style-name="P34"><text:span text:style-name="T34_1">Example</text:span><text:span text:style-name="T34_2">:</text:span></text:p>
      <text:p text:style-name="P35"><text:span text:style-name="T35_1">//<text:s/></text:span><text:span text:style-name="T35_2">he</text:span><text:span text:style-name="T35_3"><text:s/></text:span><text:span text:style-name="T35_4">makes</text:span><text:span text:style-name="T35_5"><text:s/></text:span><text:span text:style-name="T35_6">no</text:span><text:span text:style-name="T35_7"><text:s/></text:span><text:span text:style-name="T35_8">sense</text:span></text:p>
      <text:p text:style-name="P36"><text:span text:style-name="T36_1">$</text:span><text:span text:style-name="T36_2">mystring</text:span><text:span text:style-name="T36_3"><text:s/>=<text:s/>‘</text:span><text:span text:style-name="T36_4">I</text:span><text:span text:style-name="T36_5"><text:s/></text:span><text:span text:style-name="T36_6">like</text:span><text:span text:style-name="T36_7"><text:s/></text:span><text:span text:style-name="T36_8">to</text:span><text:span text:style-name="T36_9"><text:s/></text:span><text:span text:style-name="T36_10">eat</text:span><text:span text:style-name="T36_11"><text:s/>“<text:s/>“<text:s/></text:span><text:span text:style-name="T36_12">for</text:span><text:span text:style-name="T36_13"><text:s/></text:span><text:span text:style-name="T36_14">breakfast</text:span><text:span text:style-name="T36_15">’;<text:s/></text:span></text:p>
      <text:h text:style-name="P37" text:outline-level="10"><text:bookmark-start text:name="h.1dg39b3u1equ"/><text:bookmark-end text:name="h.1dg39b3u1equ"/><text:span text:style-name="T37_1">Version</text:span><text:span text:style-name="T37_2"><text:s/></text:span><text:span text:style-name="T37_3">Control</text:span></text:h>
      <text:p text:style-name="P38"><text:span text:style-name="T38_1">All</text:span><text:span text:style-name="T38_2"><text:s/></text:span><text:span text:style-name="T38_3">developers</text:span><text:span text:style-name="T38_4"><text:s/></text:span><text:span text:style-name="T38_5">must</text:span><text:span text:style-name="T38_6"><text:s/></text:span><text:span text:style-name="T38_7">use</text:span><text:span text:style-name="T38_8"><text:s/></text:span><text:span text:style-name="T38_9">git</text:span><text:span text:style-name="T38_10"><text:s/></text:span><text:span text:style-name="T38_11">as</text:span><text:span text:style-name="T38_12"><text:s/></text:span><text:span text:style-name="T38_13">their</text:span><text:span text:style-name="T38_14"><text:s/></text:span><text:span text:style-name="T38_15">means</text:span><text:span text:style-name="T38_16"><text:s/></text:span><text:span text:style-name="T38_17">for</text:span><text:span text:style-name="T38_18"><text:s/></text:span><text:span text:style-name="T38_19">version</text:span><text:span text:style-name="T38_20"><text:s/></text:span><text:span text:style-name="T38_21">control</text:span><text:span text:style-name="T38_22">.</text:span></text:p>
      <text:h text:style-name="P39" text:outline-level="10"><text:bookmark-start text:name="h.hy67ojdv8898"/><text:bookmark-end text:name="h.hy67ojdv8898"/><text:span text:style-name="T39_1">Git</text:span></text:h>
      <text:h text:style-name="P40" text:outline-level="10"><text:bookmark-start text:name="h.dlhiygq6qiye"/><text:bookmark-end text:name="h.dlhiygq6qiye"/><text:span text:style-name="T40_1">Branching</text:span></text:h>
      <text:p text:style-name="P41"/>
      <text:h text:style-name="P42" text:outline-level="10"><text:bookmark-start text:name="h.j53v2s4h9ca9"/><text:bookmark-end text:name="h.j53v2s4h9ca9"/><text:span text:style-name="T42_1">File</text:span><text:span text:style-name="T42_2"><text:s/></text:span><text:span text:style-name="T42_3">Structure</text:span></text:h>
      <text:p text:style-name="P43"><text:span text:style-name="T43_1">Example</text:span><text:span text:style-name="T43_2"><text:s/></text:span><text:span text:style-name="T43_3">Git</text:span><text:span text:style-name="T43_4"><text:s/></text:span><text:span text:style-name="T43_5">Repo</text:span><text:span text:style-name="T43_6"><text:s/></text:span><text:span text:style-name="T43_7">Structure</text:span></text:p>
      <text:p text:style-name="P44"><text:span text:style-name="T44_1">-<text:s/>/</text:span><text:span text:style-name="T44_2">data</text:span></text:p>
      <text:p text:style-name="P45"><text:span text:style-name="T45_1">-<text:s/>/</text:span><text:span text:style-name="T45_2">data</text:span><text:span text:style-name="T45_3">/</text:span><text:span text:style-name="T45_4">wp</text:span><text:span text:style-name="T45_5">-</text:span><text:span text:style-name="T45_6">settings</text:span><text:span text:style-name="T45_7">.</text:span><text:span text:style-name="T45_8">php</text:span></text:p>
      <text:p text:style-name="P46"><text:span text:style-name="T46_1">-<text:s/>/</text:span><text:span text:style-name="T46_2">db</text:span><text:span text:style-name="T46_3"><text:s/></text:span></text:p>
      <text:p text:style-name="P47"><text:span text:style-name="T47_1">-<text:s/>/</text:span><text:span text:style-name="T47_2">www</text:span></text:p>
      <text:p text:style-name="P48"><text:span text:style-name="T48_1">-<text:s/></text:span><text:span text:style-name="T48_2">latest</text:span><text:span text:style-name="T48_3">.</text:span><text:span text:style-name="T48_4">zip</text:span></text:p>
      <text:p text:style-name="P49"><text:span text:style-name="T49_1">-<text:s/>*.</text:span><text:span text:style-name="T49_2">sh</text:span></text:p>
      <text:h text:style-name="P50" text:outline-level="10"><text:bookmark-start text:name="h.wlplrz4ah9gz"/><text:bookmark-end text:name="h.wlplrz4ah9gz"/><text:span text:style-name="T50_1">Gitignore</text:span><text:span text:style-name="T50_2"><text:s/></text:span><text:span text:style-name="T50_3">files</text:span></text:h>
      <text:p text:style-name="P51"/>
      <text:p text:style-name="P52"><text:span text:style-name="T52_1">All</text:span><text:span text:style-name="T52_2"><text:s/></text:span><text:span text:style-name="T52_3">developers</text:span><text:span text:style-name="T52_4"><text:s/></text:span><text:span text:style-name="T52_5">should</text:span><text:span text:style-name="T52_6"><text:s/></text:span><text:span text:style-name="T52_7">have</text:span><text:span text:style-name="T52_8"><text:s/>.</text:span><text:span text:style-name="T52_9">gitignore</text:span><text:span text:style-name="T52_10"><text:s/></text:span><text:span text:style-name="T52_11">in</text:span><text:span text:style-name="T52_12"><text:s/></text:span><text:span text:style-name="T52_13">their</text:span><text:span text:style-name="T52_14"><text:s/></text:span><text:span text:style-name="T52_15">home</text:span><text:span text:style-name="T52_16"><text:s/>/<text:s/></text:span><text:span text:style-name="T52_17">User</text:span><text:span text:style-name="T52_18"><text:s/>(</text:span><text:span text:style-name="T52_19">macs</text:span><text:span text:style-name="T52_20">)<text:s/></text:span><text:span text:style-name="T52_21">folder</text:span><text:span text:style-name="T52_22">.<text:s/></text:span></text:p>
      <text:p text:style-name="P53"/>
      <text:p text:style-name="P54"><text:span text:style-name="T54_1">#<text:s/></text:span><text:span text:style-name="T54_2">Compiled</text:span><text:span text:style-name="T54_3"><text:s/></text:span><text:span text:style-name="T54_4">source</text:span><text:span text:style-name="T54_5"><text:s/>#<text:line-break/>###################<text:line-break/>*.</text:span><text:span text:style-name="T54_6">com</text:span><text:span text:style-name="T54_7"><text:line-break/>*.</text:span><text:span text:style-name="T54_8">class</text:span><text:span text:style-name="T54_9"><text:line-break/>*.</text:span><text:span text:style-name="T54_10">dll</text:span><text:span text:style-name="T54_11"><text:line-break/>*.</text:span><text:span text:style-name="T54_12">exe</text:span><text:span text:style-name="T54_13"><text:line-break/>*.</text:span><text:span text:style-name="T54_14">o</text:span><text:span text:style-name="T54_15"><text:line-break/>*.</text:span><text:span text:style-name="T54_16">so</text:span><text:span text:style-name="T54_17"><text:line-break/><text:line-break/>#<text:s/></text:span><text:span text:style-name="T54_18">Packages</text:span><text:span text:style-name="T54_19"><text:s/>#<text:line-break/>############<text:line-break/>#<text:s/></text:span><text:span text:style-name="T54_20">it</text:span><text:span text:style-name="T54_21">'</text:span><text:span text:style-name="T54_22">s</text:span><text:span text:style-name="T54_23"><text:s/></text:span><text:span text:style-name="T54_24">better</text:span><text:span text:style-name="T54_25"><text:s/></text:span><text:span text:style-name="T54_26">to</text:span><text:span text:style-name="T54_27"><text:s/></text:span><text:span text:style-name="T54_28">unpack</text:span><text:span text:style-name="T54_29"><text:s/></text:span><text:span text:style-name="T54_30">these</text:span><text:span text:style-name="T54_31"><text:s/></text:span><text:span text:style-name="T54_32">files</text:span><text:span text:style-name="T54_33"><text:s/></text:span><text:span text:style-name="T54_34">and</text:span><text:span text:style-name="T54_35"><text:s/></text:span><text:span text:style-name="T54_36">commit</text:span><text:span text:style-name="T54_37"><text:s/></text:span><text:span text:style-name="T54_38">the</text:span><text:span text:style-name="T54_39"><text:s/></text:span><text:span text:style-name="T54_40">raw</text:span><text:span text:style-name="T54_41"><text:s/></text:span><text:span text:style-name="T54_42">source</text:span><text:span text:style-name="T54_43"><text:line-break/>#<text:s/></text:span><text:span text:style-name="T54_44">git</text:span><text:span text:style-name="T54_45"><text:s/></text:span><text:span text:style-name="T54_46">has</text:span><text:span text:style-name="T54_47"><text:s/></text:span><text:span text:style-name="T54_48">its</text:span><text:span text:style-name="T54_49"><text:s/></text:span><text:span text:style-name="T54_50">own</text:span><text:span text:style-name="T54_51"><text:s/></text:span><text:span text:style-name="T54_52">built</text:span><text:span text:style-name="T54_53"><text:s/></text:span><text:span text:style-name="T54_54">in</text:span><text:span text:style-name="T54_55"><text:s/></text:span><text:span text:style-name="T54_56">compression</text:span><text:span text:style-name="T54_57"><text:s/></text:span><text:span text:style-name="T54_58">methods</text:span><text:span text:style-name="T54_59"><text:line-break/>*.7</text:span><text:span text:style-name="T54_60">z</text:span><text:span text:style-name="T54_61"><text:line-break/>*.</text:span><text:span text:style-name="T54_62">dmg</text:span><text:span text:style-name="T54_63"><text:line-break/>*.</text:span><text:span text:style-name="T54_64">gz</text:span><text:span text:style-name="T54_65"><text:line-break/>*.</text:span><text:span text:style-name="T54_66">iso</text:span><text:span text:style-name="T54_67"><text:line-break/>*.</text:span><text:span text:style-name="T54_68">jar</text:span><text:span text:style-name="T54_69"><text:line-break/>*.</text:span><text:span text:style-name="T54_70">rar</text:span><text:span text:style-name="T54_71"><text:line-break/>*.</text:span><text:span text:style-name="T54_72">tar</text:span><text:span text:style-name="T54_73"><text:line-break/>*.</text:span><text:span text:style-name="T54_74">zip</text:span><text:span text:style-name="T54_75"><text:line-break/><text:line-break/>#<text:s/></text:span><text:span text:style-name="T54_76">Logs</text:span><text:span text:style-name="T54_77"><text:s/></text:span><text:span text:style-name="T54_78">and</text:span><text:span text:style-name="T54_79"><text:s/></text:span><text:span text:style-name="T54_80">databases</text:span><text:span text:style-name="T54_81"><text:s/>#<text:line-break/>######################<text:line-break/>*.</text:span><text:span text:style-name="T54_82">log</text:span><text:span text:style-name="T54_83"><text:line-break/>*.</text:span><text:span text:style-name="T54_84">sql</text:span><text:span text:style-name="T54_85"><text:line-break/>*.</text:span><text:span text:style-name="T54_86">sqlite</text:span><text:span text:style-name="T54_87"><text:line-break/><text:line-break/>#<text:s/></text:span><text:span text:style-name="T54_88">OS</text:span><text:span text:style-name="T54_89"><text:s/></text:span><text:span text:style-name="T54_90">generated</text:span><text:span text:style-name="T54_91"><text:s/></text:span><text:span text:style-name="T54_92">files</text:span><text:span text:style-name="T54_93"><text:s/>#<text:line-break/>######################<text:line-break/>.</text:span><text:span text:style-name="T54_94">DS</text:span><text:span text:style-name="T54_95">_</text:span><text:span text:style-name="T54_96">Store</text:span><text:span text:style-name="T54_97">*<text:line-break/></text:span><text:span text:style-name="T54_98">ehthumbs</text:span><text:span text:style-name="T54_99">.</text:span><text:span text:style-name="T54_100">db</text:span><text:span text:style-name="T54_101"><text:line-break/></text:span><text:span text:style-name="T54_102">Icon</text:span><text:span text:style-name="T54_103">?<text:line-break/></text:span><text:span text:style-name="T54_104">Thumbs</text:span><text:span text:style-name="T54_105">.</text:span><text:span text:style-name="T54_106">db</text:span></text:p>
      <text:p text:style-name="P55"/>
      <text:h text:style-name="P56" text:outline-level="10"><text:bookmark-start text:name="h.vssg96lefq36"/><text:bookmark-end text:name="h.vssg96lefq36"/><text:span text:style-name="T56_1">Filenaming</text:span></text:h>
      <text:p text:style-name="P57"><text:span text:style-name="T57_1">-<text:s/></text:span><text:span text:style-name="T57_2">All</text:span><text:span text:style-name="T57_3"><text:s/></text:span><text:span text:style-name="T57_4">files</text:span><text:span text:style-name="T57_5"><text:s/></text:span><text:span text:style-name="T57_6">should</text:span><text:span text:style-name="T57_7"><text:s/></text:span><text:span text:style-name="T57_8">not</text:span><text:span text:style-name="T57_9"><text:s/></text:span><text:span text:style-name="T57_10">be</text:span><text:span text:style-name="T57_11"><text:s/></text:span><text:span text:style-name="T57_12">capitalized</text:span><text:span text:style-name="T57_13">.<text:s/></text:span><text:span text:style-name="T57_14">Use</text:span><text:span text:style-name="T57_15"><text:s/></text:span><text:span text:style-name="T57_16">lowercase</text:span><text:span text:style-name="T57_17"><text:s/></text:span><text:span text:style-name="T57_18">at</text:span><text:span text:style-name="T57_19"><text:s/></text:span><text:span text:style-name="T57_20">all</text:span><text:span text:style-name="T57_21"><text:s/></text:span><text:span text:style-name="T57_22">times</text:span></text:p>
      <text:p text:style-name="P58"><text:span text:style-name="T58_1">-<text:s/></text:span><text:span text:style-name="T58_2">Absolutely</text:span><text:span text:style-name="T58_3"><text:s/></text:span><text:span text:style-name="T58_4">no</text:span><text:span text:style-name="T58_5"><text:s/></text:span><text:span text:style-name="T58_6">spaces</text:span><text:span text:style-name="T58_7"><text:s/></text:span><text:span text:style-name="T58_8">in</text:span><text:span text:style-name="T58_9"><text:s/></text:span><text:span text:style-name="T58_10">files</text:span><text:span text:style-name="T58_11">;<text:s/></text:span><text:span text:style-name="T58_12">use</text:span><text:span text:style-name="T58_13"><text:s/></text:span><text:span text:style-name="T58_14">dashes</text:span><text:span text:style-name="T58_15"><text:s/></text:span><text:span text:style-name="T58_16">in</text:span><text:span text:style-name="T58_17"><text:s/></text:span><text:span text:style-name="T58_18">place</text:span><text:span text:style-name="T58_19"><text:s/></text:span><text:span text:style-name="T58_20">of</text:span><text:span text:style-name="T58_21"><text:s/></text:span><text:span text:style-name="T58_22">spaces</text:span></text:p>
      <text:h text:style-name="P59" text:outline-level="10"><text:bookmark-start text:name="h.nnsr5yw0fc9v"/><text:bookmark-end text:name="h.nnsr5yw0fc9v"/><text:span text:style-name="T59_1">Naming</text:span><text:span text:style-name="T59_2"><text:s/></text:span><text:span text:style-name="T59_3">Conventions</text:span></text:h>
      <text:p text:style-name="P60"/>
      <text:p text:style-name="P61"><text:span text:style-name="T61_1">PHP</text:span><text:span text:style-name="T61_2"><text:s/></text:span></text:p>
      <text:p text:style-name="P62"><text:span text:style-name="T62_1">-<text:s/></text:span><text:span text:style-name="T62_2">No</text:span><text:span text:style-name="T62_3"><text:s/></text:span><text:span text:style-name="T62_4">dashes</text:span><text:span text:style-name="T62_5"><text:s/></text:span><text:span text:style-name="T62_6">or</text:span><text:span text:style-name="T62_7"><text:s/></text:span><text:span text:style-name="T62_8">spaces</text:span><text:span text:style-name="T62_9">.<text:s/></text:span><text:span text:style-name="T62_10">Use</text:span><text:span text:style-name="T62_11"><text:s/></text:span><text:span text:style-name="T62_12">underscore</text:span><text:span text:style-name="T62_13"><text:s/></text:span><text:span text:style-name="T62_14">in</text:span><text:span text:style-name="T62_15"><text:s/></text:span><text:span text:style-name="T62_16">place</text:span><text:span text:style-name="T62_17"><text:s/></text:span><text:span text:style-name="T62_18">of</text:span><text:span text:style-name="T62_19"><text:s/></text:span><text:span text:style-name="T62_20">dashes</text:span></text:p>
      <text:p text:style-name="P63"><text:span text:style-name="T63_1">-<text:s/></text:span><text:span text:style-name="T63_2">No</text:span><text:span text:style-name="T63_3"><text:s/></text:span><text:span text:style-name="T63_4">spaces</text:span><text:span text:style-name="T63_5"><text:s/></text:span><text:span text:style-name="T63_6">between</text:span><text:span text:style-name="T63_7"><text:s/></text:span><text:span text:style-name="T63_8">function</text:span><text:span text:style-name="T63_9"><text:s/></text:span><text:span text:style-name="T63_10">name</text:span><text:span text:style-name="T63_11"><text:s/></text:span><text:span text:style-name="T63_12">and</text:span><text:span text:style-name="T63_13"><text:s/></text:span><text:span text:style-name="T63_14">parentheses</text:span></text:p>
      <text:p text:style-name="P64"><text:span text:style-name="T64_1">Valid</text:span><text:span text:style-name="T64_2"><text:s/></text:span><text:span text:style-name="T64_3">Examples</text:span><text:span text:style-name="T64_4">:</text:span></text:p>
      <text:p text:style-name="P65"><text:span text:style-name="T65_1">function</text:span><text:span text:style-name="T65_2"><text:s/></text:span><text:span text:style-name="T65_3">foo</text:span><text:span text:style-name="T65_4">_</text:span><text:span text:style-name="T65_5">bar</text:span><text:span text:style-name="T65_6">()<text:s/>{</text:span></text:p>
      <text:p text:style-name="P66"><text:span text:style-name="T66_1"><text:s text:c="2"/></text:span><text:span text:style-name="T66_2">return</text:span><text:span text:style-name="T66_3">;</text:span></text:p>
      <text:p text:style-name="P67"><text:span text:style-name="T67_1">}</text:span></text:p>
      <text:p text:style-name="P68"><text:span text:style-name="T68_1">-<text:s/></text:span><text:span text:style-name="T68_2">Function</text:span><text:span text:style-name="T68_3"><text:s/></text:span><text:span text:style-name="T68_4">names</text:span><text:span text:style-name="T68_5"><text:s/></text:span><text:span text:style-name="T68_6">may</text:span><text:span text:style-name="T68_7"><text:s/></text:span><text:span text:style-name="T68_8">not</text:span><text:span text:style-name="T68_9"><text:s/></text:span><text:span text:style-name="T68_10">contain</text:span><text:span text:style-name="T68_11"><text:s/></text:span><text:span text:style-name="T68_12">numerical</text:span><text:span text:style-name="T68_13"><text:s/></text:span><text:span text:style-name="T68_14">characters</text:span></text:p>
      <text:p text:style-name="P69"><text:span text:style-name="T69_1">-<text:s/></text:span><text:span text:style-name="T69_2">Bracket</text:span><text:span text:style-name="T69_3"><text:s/></text:span><text:span text:style-name="T69_4">should</text:span><text:span text:style-name="T69_5"><text:s/></text:span><text:span text:style-name="T69_6">start</text:span><text:span text:style-name="T69_7"><text:s/></text:span><text:span text:style-name="T69_8">on</text:span><text:span text:style-name="T69_9"><text:s/></text:span><text:span text:style-name="T69_10">same</text:span><text:span text:style-name="T69_11"><text:s/></text:span><text:span text:style-name="T69_12">line</text:span><text:span text:style-name="T69_13"><text:s/></text:span><text:span text:style-name="T69_14">as</text:span><text:span text:style-name="T69_15"><text:s/></text:span><text:span text:style-name="T69_16">the</text:span><text:span text:style-name="T69_17"><text:s/></text:span><text:span text:style-name="T69_18">function</text:span></text:p>
      <text:p text:style-name="P70"><text:span text:style-name="T70_1">-<text:s/></text:span><text:span text:style-name="T70_2">Space</text:span><text:span text:style-name="T70_3"><text:s/></text:span><text:span text:style-name="T70_4">should</text:span><text:span text:style-name="T70_5"><text:s/></text:span><text:span text:style-name="T70_6">exist</text:span><text:span text:style-name="T70_7"><text:s/></text:span><text:span text:style-name="T70_8">between</text:span><text:span text:style-name="T70_9"><text:s/></text:span><text:span text:style-name="T70_10">parentheses</text:span><text:span text:style-name="T70_11"><text:s/></text:span><text:span text:style-name="T70_12">and</text:span><text:span text:style-name="T70_13"><text:s/></text:span><text:span text:style-name="T70_14">beginning</text:span><text:span text:style-name="T70_15"><text:s/></text:span><text:span text:style-name="T70_16">curly</text:span><text:span text:style-name="T70_17"><text:s/>(<text:s/>{<text:s/>)<text:s/></text:span><text:span text:style-name="T70_18">bracket</text:span></text:p>
      <text:p text:style-name="P71"><text:span text:style-name="T71_1">- <text:s/></text:span><text:span text:style-name="T71_2">No</text:span><text:span text:style-name="T71_3"><text:s/></text:span><text:span text:style-name="T71_4">extra</text:span><text:span text:style-name="T71_5"><text:s/></text:span><text:span text:style-name="T71_6">spaces</text:span><text:span text:style-name="T71_7"><text:s/></text:span><text:span text:style-name="T71_8">at</text:span><text:span text:style-name="T71_9"><text:s/></text:span><text:span text:style-name="T71_10">the</text:span><text:span text:style-name="T71_11"><text:s/></text:span><text:span text:style-name="T71_12">beginning</text:span><text:span text:style-name="T71_13"><text:s/></text:span><text:span text:style-name="T71_14">or</text:span><text:span text:style-name="T71_15"><text:s/></text:span><text:span text:style-name="T71_16">end</text:span><text:span text:style-name="T71_17"><text:s/></text:span><text:span text:style-name="T71_18">of</text:span><text:span text:style-name="T71_19"><text:s/></text:span><text:span text:style-name="T71_20">arguments</text:span></text:p>
      <text:p text:style-name="P72"><text:span text:style-name="T72_1">-<text:s/></text:span><text:span text:style-name="T72_2">There</text:span><text:span text:style-name="T72_3"><text:s/></text:span><text:span text:style-name="T72_4">should</text:span><text:span text:style-name="T72_5"><text:s/></text:span><text:span text:style-name="T72_6">be</text:span><text:span text:style-name="T72_7"><text:s/></text:span><text:span text:style-name="T72_8">space</text:span><text:span text:style-name="T72_9"><text:s/></text:span><text:span text:style-name="T72_10">after</text:span><text:span text:style-name="T72_11"><text:s/></text:span><text:span text:style-name="T72_12">the</text:span><text:span text:style-name="T72_13"><text:s/></text:span><text:span text:style-name="T72_14">comma</text:span></text:p>
      <text:p text:style-name="P73"><text:span text:style-name="T73_1">Valid</text:span><text:span text:style-name="T73_2"><text:s/></text:span><text:span text:style-name="T73_3">Example</text:span><text:span text:style-name="T73_4">:<text:s/></text:span></text:p>
      <text:p text:style-name="P74"><text:span text:style-name="T74_1">function</text:span><text:span text:style-name="T74_2"><text:s/></text:span><text:span text:style-name="T74_3">foo</text:span><text:span text:style-name="T74_4">_</text:span><text:span text:style-name="T74_5">bar</text:span><text:span text:style-name="T74_6">($</text:span><text:span text:style-name="T74_7">test</text:span><text:span text:style-name="T74_8">,<text:s/>$</text:span><text:span text:style-name="T74_9">foo</text:span><text:span text:style-name="T74_10"><text:s/>,<text:s/>$</text:span><text:span text:style-name="T74_11">bar</text:span><text:span text:style-name="T74_12">,<text:s/>$</text:span><text:span text:style-name="T74_13">baz</text:span><text:span text:style-name="T74_14">,<text:s/>$</text:span><text:span text:style-name="T74_15">quux</text:span><text:span text:style-name="T74_16">)<text:s/>{}</text:span></text:p>
      <text:p text:style-name="P75"/>
      <text:p text:style-name="P76"><text:span text:style-name="T76_1">-<text:s/></text:span><text:span text:style-name="T76_2">For</text:span><text:span text:style-name="T76_3"><text:s/></text:span><text:span text:style-name="T76_4">class</text:span><text:span text:style-name="T76_5"><text:s/></text:span><text:span text:style-name="T76_6">names</text:span><text:span text:style-name="T76_7"><text:s/></text:span><text:span text:style-name="T76_8">camel</text:span><text:span text:style-name="T76_9"><text:s/></text:span><text:span text:style-name="T76_10">case</text:span><text:span text:style-name="T76_11"><text:s/></text:span><text:span text:style-name="T76_12">is</text:span><text:span text:style-name="T76_13"><text:s/></text:span><text:span text:style-name="T76_14">required</text:span><text:span text:style-name="T76_15">.<text:s/></text:span><text:span text:style-name="T76_16">This</text:span><text:span text:style-name="T76_17"><text:s/></text:span><text:span text:style-name="T76_18">shall</text:span><text:span text:style-name="T76_19"><text:s/></text:span><text:span text:style-name="T76_20">be</text:span><text:span text:style-name="T76_21"><text:s/></text:span><text:span text:style-name="T76_22">the</text:span><text:span text:style-name="T76_23"><text:s/></text:span><text:span text:style-name="T76_24">only</text:span><text:span text:style-name="T76_25"><text:s/></text:span><text:span text:style-name="T76_26">exception</text:span><text:span text:style-name="T76_27"><text:s/></text:span><text:span text:style-name="T76_28">in</text:span><text:span text:style-name="T76_29"><text:s/></text:span><text:span text:style-name="T76_30">order</text:span><text:span text:style-name="T76_31"><text:s/></text:span><text:span text:style-name="T76_32">to</text:span><text:span text:style-name="T76_33"><text:s/></text:span><text:span text:style-name="T76_34">allow</text:span><text:span text:style-name="T76_35"><text:s/></text:span><text:span text:style-name="T76_36">quick</text:span><text:span text:style-name="T76_37"><text:s/></text:span><text:span text:style-name="T76_38">identification</text:span><text:span text:style-name="T76_39"><text:s/></text:span><text:span text:style-name="T76_40">for</text:span><text:span text:style-name="T76_41"><text:s/></text:span><text:span text:style-name="T76_42">classes</text:span><text:span text:style-name="T76_43">.</text:span></text:p>
      <text:p text:style-name="P77"><text:span text:style-name="T77_1">Valid</text:span><text:span text:style-name="T77_2"><text:s/></text:span><text:span text:style-name="T77_3">Example</text:span><text:span text:style-name="T77_4">:<text:s/></text:span></text:p>
      <text:p text:style-name="P78"><text:span text:style-name="T78_1">$</text:span><text:span text:style-name="T78_2">foo</text:span><text:span text:style-name="T78_3"><text:s/>=<text:s/></text:span><text:span text:style-name="T78_4">new</text:span><text:span text:style-name="T78_5"><text:s/></text:span><text:span text:style-name="T78_6">MyClassName</text:span><text:span text:style-name="T78_7">();</text:span></text:p>
      <text:p text:style-name="P79"><text:span text:style-name="T79_1">Invalid</text:span><text:span text:style-name="T79_2"><text:s/></text:span><text:span text:style-name="T79_3">Example</text:span><text:span text:style-name="T79_4">:</text:span></text:p>
      <text:p text:style-name="P80"><text:span text:style-name="T80_1">$</text:span><text:span text:style-name="T80_2">foo</text:span><text:span text:style-name="T80_3"><text:s/>=<text:s/></text:span><text:span text:style-name="T80_4">new</text:span><text:span text:style-name="T80_5"><text:s/></text:span><text:span text:style-name="T80_6">myclassname</text:span><text:span text:style-name="T80_7">;</text:span></text:p>
      <text:p text:style-name="P81"/>
      <text:h text:style-name="P82" text:outline-level="10"><text:bookmark-start text:name="h.4wj2bb94aj48"/><text:bookmark-end text:name="h.4wj2bb94aj48"/><text:span text:style-name="T82_1">PHP</text:span><text:span text:style-name="T82_2"><text:s/></text:span><text:span text:style-name="T82_3">Open</text:span><text:span text:style-name="T82_4"><text:s/>/<text:s/></text:span><text:span text:style-name="T82_5">Close</text:span><text:span text:style-name="T82_6"><text:s/></text:span><text:span text:style-name="T82_7">Tags</text:span></text:h>
      <text:p text:style-name="P83"><text:span text:style-name="T83_1">No</text:span><text:span text:style-name="T83_2"><text:s/></text:span><text:span text:style-name="T83_3">Shorthand</text:span><text:span text:style-name="T83_4"><text:s/></text:span><text:span text:style-name="T83_5">PHP</text:span><text:span text:style-name="T83_6"><text:s/></text:span><text:span text:style-name="T83_7">tags</text:span><text:span text:style-name="T83_8"><text:s/></text:span><text:span text:style-name="T83_9"><text:s/></text:span><text:span text:style-name="T83_10">Never</text:span><text:span text:style-name="T83_11"><text:s/></text:span><text:span text:style-name="T83_12">use</text:span><text:span text:style-name="T83_13"><text:s/></text:span><text:span text:style-name="T83_14">shorthand</text:span><text:span text:style-name="T83_15"><text:s/></text:span><text:span text:style-name="T83_16">PHP</text:span><text:span text:style-name="T83_17"><text:s/></text:span><text:span text:style-name="T83_18">start</text:span><text:span text:style-name="T83_19"><text:s/></text:span><text:span text:style-name="T83_20">tags</text:span><text:span text:style-name="T83_21">.<text:s/></text:span><text:span text:style-name="T83_22">Always</text:span><text:span text:style-name="T83_23"><text:s/></text:span><text:span text:style-name="T83_24">use</text:span><text:span text:style-name="T83_25"><text:s/></text:span><text:span text:style-name="T83_26">full</text:span><text:span text:style-name="T83_27"><text:s/></text:span><text:span text:style-name="T83_28">PHP</text:span><text:span text:style-name="T83_29"><text:s/></text:span><text:span text:style-name="T83_30">tags</text:span><text:span text:style-name="T83_31">.</text:span></text:p>
      <text:p text:style-name="P84"><text:span text:style-name="T84_1">Correct</text:span><text:span text:style-name="T84_2">:</text:span></text:p>
      <text:p text:style-name="P85"><text:span text:style-name="T85_1">&lt;?</text:span><text:span text:style-name="T85_2">php</text:span><text:span text:style-name="T85_3"><text:s/>...<text:s/>?&gt;<text:line-break/></text:span></text:p>
      <text:p text:style-name="P86"><text:span text:style-name="T86_1">Incorrect</text:span><text:span text:style-name="T86_2">:</text:span></text:p>
      <text:p text:style-name="P87"><text:span text:style-name="T87_1">&lt;?<text:s/>...<text:s/>?&gt;<text:line-break/>&lt;?=$</text:span><text:span text:style-name="T87_2">var</text:span><text:span text:style-name="T87_3">?&gt;</text:span></text:p>
      <text:p text:style-name="P88"/>
      <text:p text:style-name="P89"><text:span text:style-name="T89_1">Note</text:span><text:span text:style-name="T89_2"><text:s/></text:span><text:span text:style-name="T89_3">that</text:span><text:span text:style-name="T89_4"><text:s/></text:span><text:span text:style-name="T89_5">as</text:span><text:span text:style-name="T89_6"><text:s/></text:span><text:span text:style-name="T89_7">of</text:span><text:span text:style-name="T89_8"><text:s/></text:span><text:span text:style-name="T89_9">Drupal</text:span><text:span text:style-name="T89_10"><text:s/>4.7,<text:s/></text:span><text:span text:style-name="T89_11">the</text:span><text:span text:style-name="T89_12"><text:s/>?&gt;<text:s/></text:span><text:span text:style-name="T89_13">at</text:span><text:span text:style-name="T89_14"><text:s/></text:span><text:span text:style-name="T89_15">the</text:span><text:span text:style-name="T89_16"><text:s/></text:span><text:span text:style-name="T89_17">end</text:span><text:span text:style-name="T89_18"><text:s/></text:span><text:span text:style-name="T89_19">of</text:span><text:span text:style-name="T89_20"><text:s/></text:span><text:span text:style-name="T89_21">code</text:span><text:span text:style-name="T89_22"><text:s/></text:span><text:span text:style-name="T89_23">files</text:span><text:span text:style-name="T89_24"><text:s/></text:span><text:span text:style-name="T89_25">is</text:span><text:span text:style-name="T89_26"><text:s/></text:span><text:span text:style-name="T89_27">purposely</text:span><text:span text:style-name="T89_28"><text:s/></text:span><text:span text:style-name="T89_29">omitted</text:span><text:span text:style-name="T89_30">.<text:s/></text:span><text:span text:style-name="T89_31">This</text:span><text:span text:style-name="T89_32"><text:s/></text:span><text:span text:style-name="T89_33">includes</text:span><text:span text:style-name="T89_34"><text:s/></text:span><text:span text:style-name="T89_35">for</text:span><text:span text:style-name="T89_36"><text:s/></text:span><text:span text:style-name="T89_37">module</text:span><text:span text:style-name="T89_38"><text:s/></text:span><text:span text:style-name="T89_39">and</text:span><text:span text:style-name="T89_40"><text:s/></text:span><text:span text:style-name="T89_41">include</text:span><text:span text:style-name="T89_42"><text:s/></text:span><text:span text:style-name="T89_43">files</text:span><text:span text:style-name="T89_44">.<text:s/></text:span><text:span text:style-name="T89_45">The</text:span><text:span text:style-name="T89_46"><text:s/></text:span><text:span text:style-name="T89_47">reasons</text:span><text:span text:style-name="T89_48"><text:s/></text:span><text:span text:style-name="T89_49">for</text:span><text:span text:style-name="T89_50"><text:s/></text:span><text:span text:style-name="T89_51">this</text:span><text:span text:style-name="T89_52"><text:s/></text:span><text:span text:style-name="T89_53">can</text:span><text:span text:style-name="T89_54"><text:s/></text:span><text:span text:style-name="T89_55">be</text:span><text:span text:style-name="T89_56"><text:s/></text:span><text:span text:style-name="T89_57">summarized</text:span><text:span text:style-name="T89_58"><text:s/></text:span><text:span text:style-name="T89_59">as</text:span><text:span text:style-name="T89_60">:</text:span></text:p>
      <text:list text:style-name="LS2" xml:id="list9">
        <text:list-item>
          <text:p text:style-name="P90"><text:span text:style-name="T90_1">Removing</text:span><text:span text:style-name="T90_2"><text:s/></text:span><text:span text:style-name="T90_3">it</text:span><text:span text:style-name="T90_4"><text:s/></text:span><text:span text:style-name="T90_5">eliminates</text:span><text:span text:style-name="T90_6"><text:s/></text:span><text:span text:style-name="T90_7">the</text:span><text:span text:style-name="T90_8"><text:s/></text:span><text:span text:style-name="T90_9">possibility</text:span><text:span text:style-name="T90_10"><text:s/></text:span><text:span text:style-name="T90_11">for</text:span><text:span text:style-name="T90_12"><text:s/></text:span><text:span text:style-name="T90_13">unwanted</text:span><text:span text:style-name="T90_14"><text:s/></text:span><text:span text:style-name="T90_15">whitespace</text:span><text:span text:style-name="T90_16"><text:s/></text:span><text:span text:style-name="T90_17">at</text:span><text:span text:style-name="T90_18"><text:s/></text:span><text:span text:style-name="T90_19">the</text:span><text:span text:style-name="T90_20"><text:s/></text:span><text:span text:style-name="T90_21">end</text:span><text:span text:style-name="T90_22"><text:s/></text:span><text:span text:style-name="T90_23">of</text:span><text:span text:style-name="T90_24"><text:s/></text:span><text:span text:style-name="T90_25">files</text:span><text:span text:style-name="T90_26"><text:s/></text:span><text:span text:style-name="T90_27">which</text:span><text:span text:style-name="T90_28"><text:s/></text:span><text:span text:style-name="T90_29">can</text:span><text:span text:style-name="T90_30"><text:s/></text:span><text:span text:style-name="T90_31">cause</text:span><text:span text:style-name="T90_32"><text:s/>"</text:span><text:span text:style-name="T90_33">header</text:span><text:span text:style-name="T90_34"><text:s/></text:span><text:span text:style-name="T90_35">already</text:span><text:span text:style-name="T90_36"><text:s/></text:span><text:span text:style-name="T90_37">sent</text:span><text:span text:style-name="T90_38">"<text:s/></text:span><text:span text:style-name="T90_39">errors</text:span><text:span text:style-name="T90_40">,<text:s/></text:span><text:span text:style-name="T90_41">XHTML</text:span><text:span text:style-name="T90_42">/</text:span><text:span text:style-name="T90_43">XML</text:span><text:span text:style-name="T90_44"><text:s/></text:span><text:span text:style-name="T90_45">validation</text:span><text:span text:style-name="T90_46"><text:s/></text:span><text:span text:style-name="T90_47">issues</text:span><text:span text:style-name="T90_48">,<text:s/></text:span><text:span text:style-name="T90_49">and</text:span><text:span text:style-name="T90_50"><text:s/></text:span><text:span text:style-name="T90_51">other</text:span><text:span text:style-name="T90_52"><text:s/></text:span><text:span text:style-name="T90_53">problems</text:span><text:span text:style-name="T90_54">.</text:span></text:p>
        </text:list-item>
        <text:list-item>
          <text:p text:style-name="P91"><text:span text:style-name="T91_1">The</text:span><text:span text:style-name="T91_2"><text:s/></text:span><text:span text:style-name="T91_3"><text:a xlink:type="simple" xlink:href="http://www.php.net/basic-syntax.instruction-separation"><text:span text:style-name="T91_4">closing</text:span></text:a></text:span><text:span text:style-name="T91_5"><text:a xlink:type="simple" xlink:href="http://www.php.net/basic-syntax.instruction-separation"><text:span text:style-name="T91_6"><text:s/></text:span></text:a></text:span><text:span text:style-name="T91_7"><text:a xlink:type="simple" xlink:href="http://www.php.net/basic-syntax.instruction-separation"><text:span text:style-name="T91_8">delimiter</text:span></text:a></text:span><text:span text:style-name="T91_9"><text:a xlink:type="simple" xlink:href="http://www.php.net/basic-syntax.instruction-separation"><text:span text:style-name="T91_10"><text:s/></text:span></text:a></text:span><text:span text:style-name="T91_11"><text:a xlink:type="simple" xlink:href="http://www.php.net/basic-syntax.instruction-separation"><text:span text:style-name="T91_12">at</text:span></text:a></text:span><text:span text:style-name="T91_13"><text:a xlink:type="simple" xlink:href="http://www.php.net/basic-syntax.instruction-separation"><text:span text:style-name="T91_14"><text:s/></text:span></text:a></text:span><text:span text:style-name="T91_15"><text:a xlink:type="simple" xlink:href="http://www.php.net/basic-syntax.instruction-separation"><text:span text:style-name="T91_16">the</text:span></text:a></text:span><text:span text:style-name="T91_17"><text:a xlink:type="simple" xlink:href="http://www.php.net/basic-syntax.instruction-separation"><text:span text:style-name="T91_18"><text:s/></text:span></text:a></text:span><text:span text:style-name="T91_19"><text:a xlink:type="simple" xlink:href="http://www.php.net/basic-syntax.instruction-separation"><text:span text:style-name="T91_20">end</text:span></text:a></text:span><text:span text:style-name="T91_21"><text:a xlink:type="simple" xlink:href="http://www.php.net/basic-syntax.instruction-separation"><text:span text:style-name="T91_22"><text:s/></text:span></text:a></text:span><text:span text:style-name="T91_23"><text:a xlink:type="simple" xlink:href="http://www.php.net/basic-syntax.instruction-separation"><text:span text:style-name="T91_24">of</text:span></text:a></text:span><text:span text:style-name="T91_25"><text:a xlink:type="simple" xlink:href="http://www.php.net/basic-syntax.instruction-separation"><text:span text:style-name="T91_26"><text:s/></text:span></text:a></text:span><text:span text:style-name="T91_27"><text:a xlink:type="simple" xlink:href="http://www.php.net/basic-syntax.instruction-separation"><text:span text:style-name="T91_28">a</text:span></text:a></text:span><text:span text:style-name="T91_29"><text:a xlink:type="simple" xlink:href="http://www.php.net/basic-syntax.instruction-separation"><text:span text:style-name="T91_30"><text:s/></text:span></text:a></text:span><text:span text:style-name="T91_31"><text:a xlink:type="simple" xlink:href="http://www.php.net/basic-syntax.instruction-separation"><text:span text:style-name="T91_32">file</text:span></text:a></text:span><text:span text:style-name="T91_33"><text:a xlink:type="simple" xlink:href="http://www.php.net/basic-syntax.instruction-separation"><text:span text:style-name="T91_34"><text:s/></text:span></text:a></text:span><text:span text:style-name="T91_35"><text:a xlink:type="simple" xlink:href="http://www.php.net/basic-syntax.instruction-separation"><text:span text:style-name="T91_36">is</text:span></text:a></text:span><text:span text:style-name="T91_37"><text:a xlink:type="simple" xlink:href="http://www.php.net/basic-syntax.instruction-separation"><text:span text:style-name="T91_38"><text:s/></text:span></text:a></text:span><text:span text:style-name="T91_39"><text:a xlink:type="simple" xlink:href="http://www.php.net/basic-syntax.instruction-separation"><text:span text:style-name="T91_40">optional</text:span></text:a></text:span><text:span text:style-name="T91_41">.</text:span></text:p>
        </text:list-item>
        <text:list-item>
          <text:p text:style-name="P92"><text:span text:style-name="T92_1">PHP</text:span><text:span text:style-name="T92_2">.</text:span><text:span text:style-name="T92_3">net</text:span><text:span text:style-name="T92_4"><text:s/></text:span><text:span text:style-name="T92_5">itself</text:span><text:span text:style-name="T92_6"><text:s/></text:span><text:span text:style-name="T92_7">removes</text:span><text:span text:style-name="T92_8"><text:s/></text:span><text:span text:style-name="T92_9">the</text:span><text:span text:style-name="T92_10"><text:s/></text:span><text:span text:style-name="T92_11">closing</text:span><text:span text:style-name="T92_12"><text:s/></text:span><text:span text:style-name="T92_13">delimiter</text:span><text:span text:style-name="T92_14"><text:s/></text:span><text:span text:style-name="T92_15">from</text:span><text:span text:style-name="T92_16"><text:s/></text:span><text:span text:style-name="T92_17">the</text:span><text:span text:style-name="T92_18"><text:s/></text:span><text:span text:style-name="T92_19">end</text:span><text:span text:style-name="T92_20"><text:s/></text:span><text:span text:style-name="T92_21">of</text:span><text:span text:style-name="T92_22"><text:s/></text:span><text:span text:style-name="T92_23">its</text:span><text:span text:style-name="T92_24"><text:s/></text:span><text:span text:style-name="T92_25">files</text:span><text:span text:style-name="T92_26"><text:s/>(</text:span><text:span text:style-name="T92_27">example</text:span><text:span text:style-name="T92_28">:</text:span><text:span text:style-name="T92_29"><text:a xlink:type="simple" xlink:href="http://www.php.net/source.php?url=/include/prepend.inc"><text:span text:style-name="T92_30">prepend</text:span></text:a></text:span><text:span text:style-name="T92_31"><text:a xlink:type="simple" xlink:href="http://www.php.net/source.php?url=/include/prepend.inc"><text:span text:style-name="T92_32">.</text:span></text:a></text:span><text:span text:style-name="T92_33"><text:a xlink:type="simple" xlink:href="http://www.php.net/source.php?url=/include/prepend.inc"><text:span text:style-name="T92_34">inc</text:span></text:a></text:span><text:span text:style-name="T92_35">),<text:s/></text:span><text:span text:style-name="T92_36">so</text:span><text:span text:style-name="T92_37"><text:s/></text:span><text:span text:style-name="T92_38">this</text:span><text:span text:style-name="T92_39"><text:s/></text:span><text:span text:style-name="T92_40">can</text:span><text:span text:style-name="T92_41"><text:s/></text:span><text:span text:style-name="T92_42">be</text:span><text:span text:style-name="T92_43"><text:s/></text:span><text:span text:style-name="T92_44">seen</text:span><text:span text:style-name="T92_45"><text:s/></text:span><text:span text:style-name="T92_46">as</text:span><text:span text:style-name="T92_47"><text:s/></text:span><text:span text:style-name="T92_48">a</text:span><text:span text:style-name="T92_49"><text:s/>"</text:span><text:span text:style-name="T92_50">best</text:span><text:span text:style-name="T92_51"><text:s/></text:span><text:span text:style-name="T92_52">practice</text:span><text:span text:style-name="T92_53">."</text:span></text:p>
        </text:list-item>
      </text:list>
      <text:p text:style-name="P93"/>
      <text:h text:style-name="P94" text:outline-level="10"><text:bookmark-start text:name="h.kgi4mjfznxxw"/><text:bookmark-end text:name="h.kgi4mjfznxxw"/><text:span text:style-name="T94_1">Commenting</text:span></text:h>
      <text:p text:style-name="P95"/>
      <text:p text:style-name="P96"><text:span text:style-name="T96_1">Comment</text:span><text:span text:style-name="T96_2"><text:s/></text:span><text:span text:style-name="T96_3">Blocks</text:span></text:p>
      <text:p text:style-name="P97"><text:span text:style-name="T97_1">-<text:s/></text:span><text:span text:style-name="T97_2">Immediately</text:span><text:span text:style-name="T97_3"><text:s/></text:span><text:span text:style-name="T97_4">before</text:span><text:span text:style-name="T97_5"><text:s/></text:span><text:span text:style-name="T97_6">the</text:span><text:span text:style-name="T97_7"><text:s/></text:span><text:span text:style-name="T97_8">function</text:span><text:span text:style-name="T97_9"><text:s/></text:span><text:span text:style-name="T97_10">is</text:span><text:span text:style-name="T97_11"><text:s/></text:span><text:span text:style-name="T97_12">defined</text:span><text:span text:style-name="T97_13"><text:s/></text:span><text:span text:style-name="T97_14">it</text:span><text:span text:style-name="T97_15"><text:s/></text:span><text:span text:style-name="T97_16">should</text:span><text:span text:style-name="T97_17"><text:s/></text:span><text:span text:style-name="T97_18">define</text:span></text:p>
      <text:p text:style-name="P98"><text:span text:style-name="T98_1">--<text:s/></text:span><text:span text:style-name="T98_2">What</text:span><text:span text:style-name="T98_3"><text:s/></text:span><text:span text:style-name="T98_4">each</text:span><text:span text:style-name="T98_5"><text:s/></text:span><text:span text:style-name="T98_6">argument</text:span><text:span text:style-name="T98_7"><text:s/></text:span><text:span text:style-name="T98_8">does</text:span></text:p>
      <text:p text:style-name="P99"><text:span text:style-name="T99_1">--<text:s/></text:span><text:span text:style-name="T99_2">What</text:span><text:span text:style-name="T99_3"><text:s/></text:span><text:span text:style-name="T99_4">return</text:span><text:span text:style-name="T99_5"><text:s/></text:span><text:span text:style-name="T99_6">value</text:span><text:span text:style-name="T99_7"><text:s/></text:span><text:span text:style-name="T99_8">it</text:span><text:span text:style-name="T99_9"><text:s/></text:span><text:span text:style-name="T99_10">provides</text:span><text:span text:style-name="T99_11"><text:s/></text:span></text:p>
      <text:p text:style-name="P100"><text:span text:style-name="T100_1">--<text:s/></text:span><text:span text:style-name="T100_2">Should</text:span><text:span text:style-name="T100_3"><text:s/></text:span><text:span text:style-name="T100_4">start</text:span><text:span text:style-name="T100_5"><text:s/></text:span><text:span text:style-name="T100_6">with</text:span><text:span text:style-name="T100_7"><text:s/></text:span><text:span text:style-name="T100_8">doublestar</text:span><text:span text:style-name="T100_9"><text:s/></text:span><text:span text:style-name="T100_10">comments</text:span></text:p>
      <text:p text:style-name="P101"><text:span text:style-name="T101_1">--<text:s/></text:span><text:span text:style-name="T101_2">Stars</text:span><text:span text:style-name="T101_3"><text:s/></text:span><text:span text:style-name="T101_4">on</text:span><text:span text:style-name="T101_5"><text:s/></text:span><text:span text:style-name="T101_6">the</text:span><text:span text:style-name="T101_7"><text:s/></text:span><text:span text:style-name="T101_8">lines</text:span><text:span text:style-name="T101_9"><text:s/></text:span><text:span text:style-name="T101_10">between</text:span><text:span text:style-name="T101_11"><text:s/></text:span><text:span text:style-name="T101_12">the</text:span><text:span text:style-name="T101_13"><text:s/></text:span><text:span text:style-name="T101_14">first</text:span><text:span text:style-name="T101_15"><text:s/></text:span><text:span text:style-name="T101_16">and</text:span><text:span text:style-name="T101_17"><text:s/></text:span><text:span text:style-name="T101_18">the</text:span><text:span text:style-name="T101_19"><text:s/></text:span><text:span text:style-name="T101_20">last</text:span><text:span text:style-name="T101_21"><text:s/></text:span><text:span text:style-name="T101_22">should</text:span><text:span text:style-name="T101_23"><text:s/></text:span><text:span text:style-name="T101_24">have</text:span><text:span text:style-name="T101_25"><text:s/></text:span><text:span text:style-name="T101_26">a</text:span><text:span text:style-name="T101_27"><text:s/></text:span><text:span text:style-name="T101_28">space</text:span><text:span text:style-name="T101_29"><text:s/></text:span><text:span text:style-name="T101_30">before</text:span><text:span text:style-name="T101_31"><text:s/></text:span><text:span text:style-name="T101_32">the</text:span><text:span text:style-name="T101_33"><text:s/></text:span><text:span text:style-name="T101_34">line</text:span><text:span text:style-name="T101_35"><text:s/></text:span><text:span text:style-name="T101_36">beginning</text:span></text:p>
      <text:p text:style-name="P102"><text:span text:style-name="T102_1">--<text:s/></text:span><text:span text:style-name="T102_2">Comments</text:span><text:span text:style-name="T102_3"><text:s/></text:span><text:span text:style-name="T102_4">should</text:span><text:span text:style-name="T102_5"><text:s/></text:span><text:span text:style-name="T102_6">follow</text:span><text:span text:style-name="T102_7"><text:s/></text:span><text:span text:style-name="T102_8">doxygen</text:span><text:span text:style-name="T102_9"><text:s/></text:span><text:span text:style-name="T102_10">standards</text:span><text:span text:style-name="T102_11"><text:s/>(</text:span><text:span text:style-name="T102_12">even</text:span><text:span text:style-name="T102_13"><text:s/></text:span><text:span text:style-name="T102_14">though</text:span><text:span text:style-name="T102_15"><text:s/></text:span><text:span text:style-name="T102_16">it</text:span><text:span text:style-name="T102_17"><text:s/></text:span><text:span text:style-name="T102_18">sucks</text:span><text:span text:style-name="T102_19">).<text:s/></text:span><text:span text:style-name="T102_20"><text:a xlink:type="simple" xlink:href="http://drupal.org/node/1354"><text:span text:style-name="T102_21">http</text:span></text:a></text:span><text:span text:style-name="T102_22"><text:a xlink:type="simple" xlink:href="http://drupal.org/node/1354"><text:span text:style-name="T102_23">://</text:span></text:a></text:span><text:span text:style-name="T102_24"><text:a xlink:type="simple" xlink:href="http://drupal.org/node/1354"><text:span text:style-name="T102_25">drupal</text:span></text:a></text:span><text:span text:style-name="T102_26"><text:a xlink:type="simple" xlink:href="http://drupal.org/node/1354"><text:span text:style-name="T102_27">.</text:span></text:a></text:span><text:span text:style-name="T102_28"><text:a xlink:type="simple" xlink:href="http://drupal.org/node/1354"><text:span text:style-name="T102_29">org</text:span></text:a></text:span><text:span text:style-name="T102_30"><text:a xlink:type="simple" xlink:href="http://drupal.org/node/1354"><text:span text:style-name="T102_31">/</text:span></text:a></text:span><text:span text:style-name="T102_32"><text:a xlink:type="simple" xlink:href="http://drupal.org/node/1354"><text:span text:style-name="T102_33">node</text:span></text:a></text:span><text:span text:style-name="T102_34"><text:a xlink:type="simple" xlink:href="http://drupal.org/node/1354"><text:span text:style-name="T102_35">/1354</text:span></text:a></text:span></text:p>
      <text:p text:style-name="P103"/>
      <text:p text:style-name="P104"><text:span text:style-name="T104_1">Valid</text:span><text:span text:style-name="T104_2"><text:s/></text:span><text:span text:style-name="T104_3">Example</text:span></text:p>
      <text:p text:style-name="P105"><text:span text:style-name="T105_1">/**<text:line-break/><text:s/>*<text:s/></text:span><text:span text:style-name="T105_2">Verifies</text:span><text:span text:style-name="T105_3"><text:s/></text:span><text:span text:style-name="T105_4">the</text:span><text:span text:style-name="T105_5"><text:s/></text:span><text:span text:style-name="T105_6">syntax</text:span><text:span text:style-name="T105_7"><text:s/></text:span><text:span text:style-name="T105_8">of</text:span><text:span text:style-name="T105_9"><text:s/></text:span><text:span text:style-name="T105_10">the</text:span><text:span text:style-name="T105_11"><text:s/></text:span><text:span text:style-name="T105_12">given</text:span><text:span text:style-name="T105_13"><text:s/></text:span><text:span text:style-name="T105_14">e</text:span><text:span text:style-name="T105_15">-</text:span><text:span text:style-name="T105_16">mail</text:span><text:span text:style-name="T105_17"><text:s/></text:span><text:span text:style-name="T105_18">address</text:span><text:span text:style-name="T105_19">.<text:line-break/><text:s/>*<text:line-break/><text:s/>*<text:s/></text:span><text:span text:style-name="T105_20">Empty</text:span><text:span text:style-name="T105_21"><text:s/></text:span><text:span text:style-name="T105_22">e</text:span><text:span text:style-name="T105_23">-</text:span><text:span text:style-name="T105_24">mail</text:span><text:span text:style-name="T105_25"><text:s/></text:span><text:span text:style-name="T105_26">addresses</text:span><text:span text:style-name="T105_27"><text:s/></text:span><text:span text:style-name="T105_28">are</text:span><text:span text:style-name="T105_29"><text:s/></text:span><text:span text:style-name="T105_30">allowed</text:span><text:span text:style-name="T105_31">.<text:s/></text:span><text:span text:style-name="T105_32">See</text:span><text:span text:style-name="T105_33"><text:s/></text:span><text:span text:style-name="T105_34">RFC</text:span><text:span text:style-name="T105_35"><text:s/>2822<text:s/></text:span><text:span text:style-name="T105_36">for</text:span><text:span text:style-name="T105_37"><text:s/></text:span><text:span text:style-name="T105_38">details</text:span><text:span text:style-name="T105_39">.<text:line-break/><text:s/>*<text:line-break/><text:s/>*<text:s/>@</text:span><text:span text:style-name="T105_40">param</text:span><text:span text:style-name="T105_41"><text:s/>$</text:span><text:span text:style-name="T105_42">mail</text:span><text:span text:style-name="T105_43"><text:line-break/><text:s/>*<text:s text:c="3"/></text:span><text:span text:style-name="T105_44">A</text:span><text:span text:style-name="T105_45"><text:s/></text:span><text:span text:style-name="T105_46">string</text:span><text:span text:style-name="T105_47"><text:s/></text:span><text:span text:style-name="T105_48">containing</text:span><text:span text:style-name="T105_49"><text:s/></text:span><text:span text:style-name="T105_50">an</text:span><text:span text:style-name="T105_51"><text:s/></text:span><text:span text:style-name="T105_52">email</text:span><text:span text:style-name="T105_53"><text:s/></text:span><text:span text:style-name="T105_54">address</text:span><text:span text:style-name="T105_55">.<text:line-break/><text:s/>*<text:line-break/><text:s/>*<text:s/>@</text:span><text:span text:style-name="T105_56">return</text:span><text:span text:style-name="T105_57"><text:line-break/><text:s/>*<text:s text:c="3"/></text:span><text:span text:style-name="T105_58">TRUE</text:span><text:span text:style-name="T105_59"><text:s/></text:span><text:span text:style-name="T105_60">if</text:span><text:span text:style-name="T105_61"><text:s/></text:span><text:span text:style-name="T105_62">the</text:span><text:span text:style-name="T105_63"><text:s/></text:span><text:span text:style-name="T105_64">address</text:span><text:span text:style-name="T105_65"><text:s/></text:span><text:span text:style-name="T105_66">is</text:span><text:span text:style-name="T105_67"><text:s/></text:span><text:span text:style-name="T105_68">in</text:span><text:span text:style-name="T105_69"><text:s/></text:span><text:span text:style-name="T105_70">a</text:span><text:span text:style-name="T105_71"><text:s/></text:span><text:span text:style-name="T105_72">valid</text:span><text:span text:style-name="T105_73"><text:s/></text:span><text:span text:style-name="T105_74">format</text:span><text:span text:style-name="T105_75">,<text:s/></text:span><text:span text:style-name="T105_76">and</text:span><text:span text:style-name="T105_77"><text:s/></text:span><text:span text:style-name="T105_78">FALSE</text:span><text:span text:style-name="T105_79"><text:s/></text:span><text:span text:style-name="T105_80">if</text:span><text:span text:style-name="T105_81"><text:s/></text:span><text:span text:style-name="T105_82">it</text:span><text:span text:style-name="T105_83"><text:s/></text:span><text:span text:style-name="T105_84">isn</text:span><text:span text:style-name="T105_85">'</text:span><text:span text:style-name="T105_86">t</text:span><text:span text:style-name="T105_87">.<text:line-break/><text:s/>*/</text:span></text:p>
      <text:p text:style-name="P106"><text:span text:style-name="T106_1"><text:line-break/></text:span><text:span text:style-name="T106_2">Single</text:span><text:span text:style-name="T106_3"><text:s/></text:span><text:span text:style-name="T106_4">line</text:span><text:span text:style-name="T106_5"><text:s/></text:span><text:span text:style-name="T106_6">comments</text:span></text:p>
      <text:p text:style-name="P107"><text:span text:style-name="T107_1">-<text:s/></text:span><text:span text:style-name="T107_2">Single</text:span><text:span text:style-name="T107_3"><text:s/></text:span><text:span text:style-name="T107_4">line</text:span><text:span text:style-name="T107_5"><text:s/></text:span><text:span text:style-name="T107_6">comments</text:span><text:span text:style-name="T107_7"><text:s/></text:span><text:span text:style-name="T107_8">should</text:span><text:span text:style-name="T107_9"><text:s/></text:span><text:span text:style-name="T107_10">always</text:span><text:span text:style-name="T107_11"><text:s/></text:span><text:span text:style-name="T107_12">be</text:span><text:span text:style-name="T107_13"><text:s/></text:span><text:span text:style-name="T107_14">double</text:span><text:span text:style-name="T107_15"><text:s/></text:span><text:span text:style-name="T107_16">forward</text:span><text:span text:style-name="T107_17"><text:s/></text:span><text:span text:style-name="T107_18">slash</text:span><text:span text:style-name="T107_19"><text:s/>(<text:s/>//<text:s/>)<text:s/></text:span><text:span text:style-name="T107_20">not</text:span><text:span text:style-name="T107_21"><text:s/></text:span><text:span text:style-name="T107_22">perl</text:span><text:span text:style-name="T107_23"><text:s/></text:span><text:span text:style-name="T107_24">style</text:span><text:span text:style-name="T107_25"><text:s/></text:span><text:span text:style-name="T107_26">comments</text:span><text:span text:style-name="T107_27"><text:s/>(<text:s/>#<text:s/>)</text:span></text:p>
      <text:p text:style-name="P108"><text:span text:style-name="T108_1">-<text:s/></text:span><text:span text:style-name="T108_2">A</text:span><text:span text:style-name="T108_3"><text:s/></text:span><text:span text:style-name="T108_4">tab</text:span><text:span text:style-name="T108_5"><text:s/></text:span><text:span text:style-name="T108_6">should</text:span><text:span text:style-name="T108_7"><text:s/></text:span><text:span text:style-name="T108_8">exist</text:span><text:span text:style-name="T108_9"><text:s/></text:span><text:span text:style-name="T108_10">after</text:span><text:span text:style-name="T108_11"><text:s/></text:span><text:span text:style-name="T108_12">a</text:span><text:span text:style-name="T108_13"><text:s/></text:span><text:span text:style-name="T108_14">double</text:span><text:span text:style-name="T108_15"><text:s/></text:span><text:span text:style-name="T108_16">slash</text:span><text:span text:style-name="T108_17"><text:s/></text:span><text:span text:style-name="T108_18">comment</text:span></text:p>
      <text:p text:style-name="P109"><text:span text:style-name="T109_1">Not</text:span><text:span text:style-name="T109_2"><text:s/></text:span><text:span text:style-name="T109_3">valid</text:span></text:p>
      <text:p text:style-name="P110"><text:span text:style-name="T110_1">//</text:span><text:span text:style-name="T110_2">fdsfdjsklfsd</text:span><text:span text:style-name="T110_3"> <text:s/></text:span></text:p>
      <text:p text:style-name="P111"><text:span text:style-name="T111_1">Valid</text:span></text:p>
      <text:p text:style-name="P112"><text:span text:style-name="T112_1">//<text:s/></text:span><text:span text:style-name="T112_2">foo</text:span><text:span text:style-name="T112_3">_</text:span><text:span text:style-name="T112_4">bar</text:span><text:span text:style-name="T112_5"><text:s/></text:span><text:span text:style-name="T112_6">is</text:span><text:span text:style-name="T112_7"><text:s/></text:span><text:span text:style-name="T112_8">a</text:span><text:span text:style-name="T112_9"><text:s/></text:span><text:span text:style-name="T112_10">great</text:span><text:span text:style-name="T112_11"><text:s/></text:span><text:span text:style-name="T112_12">function</text:span><text:span text:style-name="T112_13"><text:s/></text:span><text:span text:style-name="T112_14">i</text:span><text:span text:style-name="T112_15"><text:s/></text:span><text:span text:style-name="T112_16">love</text:span><text:span text:style-name="T112_17"><text:s/></text:span><text:span text:style-name="T112_18">it</text:span><text:span text:style-name="T112_19">!</text:span></text:p>
      <text:h text:style-name="P113" text:outline-level="10"><text:bookmark-start text:name="h.8896apn6cuuj"/><text:bookmark-end text:name="h.8896apn6cuuj"/><text:span text:style-name="T113_1">Operators</text:span></text:h>
      <text:p text:style-name="P114"><text:span text:style-name="T114_1">All</text:span><text:span text:style-name="T114_2"><text:s/></text:span><text:span text:style-name="T114_3">binary</text:span><text:span text:style-name="T114_4"><text:s/></text:span><text:span text:style-name="T114_5">operators</text:span><text:span text:style-name="T114_6"><text:s/>(</text:span><text:span text:style-name="T114_7">operators</text:span><text:span text:style-name="T114_8"><text:s/></text:span><text:span text:style-name="T114_9">that</text:span><text:span text:style-name="T114_10"><text:s/></text:span><text:span text:style-name="T114_11">come</text:span><text:span text:style-name="T114_12"><text:s/></text:span><text:span text:style-name="T114_13">between</text:span><text:span text:style-name="T114_14"><text:s/></text:span><text:span text:style-name="T114_15">two</text:span><text:span text:style-name="T114_16"><text:s/></text:span><text:span text:style-name="T114_17">values</text:span><text:span text:style-name="T114_18">),<text:s/></text:span><text:span text:style-name="T114_19">such</text:span><text:span text:style-name="T114_20"><text:s/></text:span><text:span text:style-name="T114_21">as</text:span><text:span text:style-name="T114_22"><text:s/>+,<text:s/>-,<text:s/>=,<text:s/>!=,<text:s/>==,<text:s/>&gt;,<text:s/></text:span><text:span text:style-name="T114_23">etc</text:span><text:span text:style-name="T114_24">.<text:s/></text:span><text:span text:style-name="T114_25">should</text:span><text:span text:style-name="T114_26"><text:s/></text:span><text:span text:style-name="T114_27">have</text:span><text:span text:style-name="T114_28"><text:s/></text:span><text:span text:style-name="T114_29">a</text:span><text:span text:style-name="T114_30"><text:s/></text:span><text:span text:style-name="T114_31">space</text:span><text:span text:style-name="T114_32"><text:s/></text:span><text:span text:style-name="T114_33">before</text:span><text:span text:style-name="T114_34"><text:s/></text:span><text:span text:style-name="T114_35">and</text:span><text:span text:style-name="T114_36"><text:s/></text:span><text:span text:style-name="T114_37">after</text:span><text:span text:style-name="T114_38"><text:s/></text:span><text:span text:style-name="T114_39">the</text:span><text:span text:style-name="T114_40"><text:s/></text:span><text:span text:style-name="T114_41">operator</text:span><text:span text:style-name="T114_42">,<text:s/></text:span><text:span text:style-name="T114_43">for</text:span><text:span text:style-name="T114_44"><text:s/></text:span><text:span text:style-name="T114_45">readability</text:span><text:span text:style-name="T114_46">.<text:s/></text:span><text:span text:style-name="T114_47">For</text:span><text:span text:style-name="T114_48"><text:s/></text:span><text:span text:style-name="T114_49">example</text:span><text:span text:style-name="T114_50">,<text:s/></text:span><text:span text:style-name="T114_51">an</text:span><text:span text:style-name="T114_52"><text:s/></text:span><text:span text:style-name="T114_53">assignment</text:span><text:span text:style-name="T114_54"><text:s/></text:span><text:span text:style-name="T114_55">should</text:span><text:span text:style-name="T114_56"><text:s/></text:span><text:span text:style-name="T114_57">be</text:span><text:span text:style-name="T114_58"><text:s/></text:span><text:span text:style-name="T114_59">formatted</text:span><text:span text:style-name="T114_60"><text:s/></text:span><text:span text:style-name="T114_61">as</text:span><text:span text:style-name="T114_62"><text:s/>$</text:span><text:span text:style-name="T114_63">foo</text:span><text:span text:style-name="T114_64"><text:s/>=<text:s/>$</text:span><text:span text:style-name="T114_65">bar</text:span><text:span text:style-name="T114_66">;<text:s/></text:span><text:span text:style-name="T114_67">rather</text:span><text:span text:style-name="T114_68"><text:s/></text:span><text:span text:style-name="T114_69">than</text:span><text:span text:style-name="T114_70"><text:s/>$</text:span><text:span text:style-name="T114_71">foo</text:span><text:span text:style-name="T114_72">=$</text:span><text:span text:style-name="T114_73">bar</text:span><text:span text:style-name="T114_74">;.<text:s/></text:span><text:span text:style-name="T114_75">Unary</text:span><text:span text:style-name="T114_76"><text:s/></text:span><text:span text:style-name="T114_77">operators</text:span><text:span text:style-name="T114_78"><text:s/>(</text:span><text:span text:style-name="T114_79">operators</text:span><text:span text:style-name="T114_80"><text:s/></text:span><text:span text:style-name="T114_81">that</text:span><text:span text:style-name="T114_82"><text:s/></text:span><text:span text:style-name="T114_83">operate</text:span><text:span text:style-name="T114_84"><text:s/></text:span><text:span text:style-name="T114_85">on</text:span><text:span text:style-name="T114_86"><text:s/></text:span><text:span text:style-name="T114_87">only</text:span><text:span text:style-name="T114_88"><text:s/></text:span><text:span text:style-name="T114_89">one</text:span><text:span text:style-name="T114_90"><text:s/></text:span><text:span text:style-name="T114_91">value</text:span><text:span text:style-name="T114_92">),<text:s/></text:span><text:span text:style-name="T114_93">such</text:span><text:span text:style-name="T114_94"><text:s/></text:span><text:span text:style-name="T114_95">as</text:span><text:span text:style-name="T114_96"><text:s/>++,<text:s/></text:span><text:span text:style-name="T114_97">should</text:span><text:span text:style-name="T114_98"><text:s/></text:span><text:span text:style-name="T114_99">not</text:span><text:span text:style-name="T114_100"><text:s/></text:span><text:span text:style-name="T114_101">have</text:span><text:span text:style-name="T114_102"><text:s/></text:span><text:span text:style-name="T114_103">a</text:span><text:span text:style-name="T114_104"><text:s/></text:span><text:span text:style-name="T114_105">space</text:span><text:span text:style-name="T114_106"><text:s/></text:span><text:span text:style-name="T114_107">between</text:span><text:span text:style-name="T114_108"><text:s/></text:span><text:span text:style-name="T114_109">the</text:span><text:span text:style-name="T114_110"><text:s/></text:span><text:span text:style-name="T114_111">operator</text:span><text:span text:style-name="T114_112"><text:s/></text:span><text:span text:style-name="T114_113">and</text:span><text:span text:style-name="T114_114"><text:s/></text:span><text:span text:style-name="T114_115">the</text:span><text:span text:style-name="T114_116"><text:s/></text:span><text:span text:style-name="T114_117">variable</text:span><text:span text:style-name="T114_118"><text:s/></text:span><text:span text:style-name="T114_119">or</text:span><text:span text:style-name="T114_120"><text:s/></text:span><text:span text:style-name="T114_121">number</text:span><text:span text:style-name="T114_122"><text:s/></text:span><text:span text:style-name="T114_123">they</text:span><text:span text:style-name="T114_124"><text:s/></text:span><text:span text:style-name="T114_125">are</text:span><text:span text:style-name="T114_126"><text:s/></text:span><text:span text:style-name="T114_127">operating</text:span><text:span text:style-name="T114_128"><text:s/></text:span><text:span text:style-name="T114_129">on</text:span><text:span text:style-name="T114_130">.</text:span></text:p>
      <text:p text:style-name="P115"/>
      <text:p text:style-name="P116"><text:span text:style-name="T116_1">Example</text:span><text:span text:style-name="T116_2">:<text:s/>$</text:span><text:span text:style-name="T116_3">i</text:span><text:span text:style-name="T116_4">++;<text:s/></text:span></text:p>
      <text:p text:style-name="P117"><text:span text:style-name="T117_1">Not</text:span><text:span text:style-name="T117_2"><text:s/></text:span><text:span text:style-name="T117_3">Valid</text:span><text:span text:style-name="T117_4">:<text:s/>$</text:span><text:span text:style-name="T117_5">i</text:span><text:span text:style-name="T117_6"><text:s/>++;</text:span></text:p>
      <text:h text:style-name="P118" text:outline-level="10"><text:bookmark-start text:name="h.tamvk3dipdy0"/><text:bookmark-end text:name="h.tamvk3dipdy0"/><text:span text:style-name="T118_1">Casting</text:span></text:h>
      <text:p text:style-name="P119"><text:span text:style-name="T119_1">Put</text:span><text:span text:style-name="T119_2"><text:s/></text:span><text:span text:style-name="T119_3">a</text:span><text:span text:style-name="T119_4"><text:s/></text:span><text:span text:style-name="T119_5">space</text:span><text:span text:style-name="T119_6"><text:s/></text:span><text:span text:style-name="T119_7">between</text:span><text:span text:style-name="T119_8"><text:s/></text:span><text:span text:style-name="T119_9">the</text:span><text:span text:style-name="T119_10"><text:s/>(</text:span><text:span text:style-name="T119_11">type</text:span><text:span text:style-name="T119_12">)<text:s/></text:span><text:span text:style-name="T119_13">and</text:span><text:span text:style-name="T119_14"><text:s/></text:span><text:span text:style-name="T119_15">the</text:span><text:span text:style-name="T119_16"><text:s/>$</text:span><text:span text:style-name="T119_17">variable</text:span><text:span text:style-name="T119_18"><text:s/></text:span><text:span text:style-name="T119_19">in</text:span><text:span text:style-name="T119_20"><text:s/></text:span><text:span text:style-name="T119_21">a</text:span><text:span text:style-name="T119_22"><text:s/></text:span><text:span text:style-name="T119_23">cast</text:span><text:span text:style-name="T119_24">:<text:s/>(</text:span><text:span text:style-name="T119_25">int</text:span><text:span text:style-name="T119_26">)<text:s/>$</text:span><text:span text:style-name="T119_27">mynumber</text:span><text:span text:style-name="T119_28">.</text:span></text:p>
      <text:h text:style-name="P120" text:outline-level="10"><text:bookmark-start text:name="h.qx79nh378pvv"/><text:bookmark-end text:name="h.qx79nh378pvv"/><text:span text:style-name="T120_1">Control</text:span><text:span text:style-name="T120_2"><text:s/></text:span><text:span text:style-name="T120_3">Structures</text:span></text:h>
      <text:p text:style-name="P121"><text:span text:style-name="T121_1">Control</text:span><text:span text:style-name="T121_2"><text:s/></text:span><text:span text:style-name="T121_3">structures</text:span><text:span text:style-name="T121_4"><text:s/></text:span><text:span text:style-name="T121_5">include</text:span><text:span text:style-name="T121_6"><text:s/></text:span><text:span text:style-name="T121_7">if</text:span><text:span text:style-name="T121_8">,<text:s/></text:span><text:span text:style-name="T121_9">for</text:span><text:span text:style-name="T121_10">,<text:s/></text:span><text:span text:style-name="T121_11">while</text:span><text:span text:style-name="T121_12">,<text:s/></text:span><text:span text:style-name="T121_13">switch</text:span><text:span text:style-name="T121_14">,<text:s/></text:span><text:span text:style-name="T121_15">etc</text:span><text:span text:style-name="T121_16">.<text:s/></text:span><text:span text:style-name="T121_17">Here</text:span><text:span text:style-name="T121_18"><text:s/></text:span><text:span text:style-name="T121_19">is</text:span><text:span text:style-name="T121_20"><text:s/></text:span><text:span text:style-name="T121_21">a</text:span><text:span text:style-name="T121_22"><text:s/></text:span><text:span text:style-name="T121_23">sample</text:span><text:span text:style-name="T121_24"><text:s/></text:span><text:span text:style-name="T121_25">if</text:span><text:span text:style-name="T121_26"><text:s/></text:span><text:span text:style-name="T121_27">statement</text:span><text:span text:style-name="T121_28">,<text:s/></text:span><text:span text:style-name="T121_29">since</text:span><text:span text:style-name="T121_30"><text:s/></text:span><text:span text:style-name="T121_31">it</text:span><text:span text:style-name="T121_32"><text:s/></text:span><text:span text:style-name="T121_33">is</text:span><text:span text:style-name="T121_34"><text:s/></text:span><text:span text:style-name="T121_35">the</text:span><text:span text:style-name="T121_36"><text:s/></text:span><text:span text:style-name="T121_37">most</text:span><text:span text:style-name="T121_38"><text:s/></text:span><text:span text:style-name="T121_39">complicated</text:span><text:span text:style-name="T121_40"><text:s/></text:span><text:span text:style-name="T121_41">of</text:span><text:span text:style-name="T121_42"><text:s/></text:span><text:span text:style-name="T121_43">them</text:span><text:span text:style-name="T121_44">:</text:span></text:p>
      <text:p text:style-name="P122"/>
      <text:p text:style-name="P123"><text:span text:style-name="T123_1">if</text:span><text:span text:style-name="T123_2"><text:s/>(</text:span><text:span text:style-name="T123_3">condition</text:span><text:span text:style-name="T123_4">1<text:s/>||<text:s/></text:span><text:span text:style-name="T123_5">condition</text:span><text:span text:style-name="T123_6">2)<text:s text:c="3"/></text:span><text:span text:style-name="T123_7">action</text:span><text:span text:style-name="T123_8">1;</text:span></text:p>
      <text:p text:style-name="P124"/>
      <text:p text:style-name="P125"><text:span text:style-name="T125_1">elseif</text:span><text:span text:style-name="T125_2"><text:s/>(</text:span><text:span text:style-name="T125_3">condition</text:span><text:span text:style-name="T125_4">3<text:s/>&amp;&amp;<text:s/></text:span><text:span text:style-name="T125_5">condition</text:span><text:span text:style-name="T125_6">4)<text:s/>{</text:span></text:p>
      <text:p text:style-name="P126"><text:span text:style-name="T126_1"><text:s text:c="2"/></text:span><text:span text:style-name="T126_2">action</text:span><text:span text:style-name="T126_3">2;</text:span></text:p>
      <text:p text:style-name="P127"><text:span text:style-name="T127_1">}</text:span></text:p>
      <text:p text:style-name="P128"><text:span text:style-name="T128_1">else</text:span><text:span text:style-name="T128_2"><text:s/>{</text:span></text:p>
      <text:p text:style-name="P129"><text:span text:style-name="T129_1"><text:s text:c="2"/></text:span><text:span text:style-name="T129_2">defaultaction</text:span><text:span text:style-name="T129_3">;</text:span></text:p>
      <text:p text:style-name="P130"><text:span text:style-name="T130_1">}</text:span></text:p>
      <text:p text:style-name="P131"/>
      <text:p text:style-name="P132"><text:span text:style-name="T132_1">Control</text:span><text:span text:style-name="T132_2"><text:s/></text:span><text:span text:style-name="T132_3">statements</text:span><text:span text:style-name="T132_4"><text:s/></text:span><text:span text:style-name="T132_5">should</text:span><text:span text:style-name="T132_6"><text:s/></text:span><text:span text:style-name="T132_7">have</text:span><text:span text:style-name="T132_8"><text:s/></text:span><text:span text:style-name="T132_9">one</text:span><text:span text:style-name="T132_10"><text:s/></text:span><text:span text:style-name="T132_11">space</text:span><text:span text:style-name="T132_12"><text:s/></text:span><text:span text:style-name="T132_13">between</text:span><text:span text:style-name="T132_14"><text:s/></text:span><text:span text:style-name="T132_15">the</text:span><text:span text:style-name="T132_16"><text:s/></text:span><text:span text:style-name="T132_17">control</text:span><text:span text:style-name="T132_18"><text:s/></text:span><text:span text:style-name="T132_19">keyword</text:span><text:span text:style-name="T132_20"><text:s/></text:span><text:span text:style-name="T132_21">and</text:span><text:span text:style-name="T132_22"><text:s/></text:span><text:span text:style-name="T132_23">opening</text:span><text:span text:style-name="T132_24"><text:s/></text:span><text:span text:style-name="T132_25">parenthesis</text:span><text:span text:style-name="T132_26">,<text:s/></text:span><text:span text:style-name="T132_27">to</text:span><text:span text:style-name="T132_28"><text:s/></text:span><text:span text:style-name="T132_29">distinguish</text:span><text:span text:style-name="T132_30"><text:s/></text:span><text:span text:style-name="T132_31">them</text:span><text:span text:style-name="T132_32"><text:s/></text:span><text:span text:style-name="T132_33">from</text:span><text:span text:style-name="T132_34"><text:s/></text:span><text:span text:style-name="T132_35">function</text:span><text:span text:style-name="T132_36"><text:s/></text:span><text:span text:style-name="T132_37">calls</text:span><text:span text:style-name="T132_38">.</text:span></text:p>
      <text:p text:style-name="P133"/>
      <text:p text:style-name="P134"><text:span text:style-name="T134_1">(</text:span><text:span text:style-name="T134_2">Small</text:span><text:span text:style-name="T134_3"><text:s/></text:span><text:span text:style-name="T134_4">Difference</text:span><text:span text:style-name="T134_5"><text:s/></text:span><text:span text:style-name="T134_6">from</text:span><text:span text:style-name="T134_7"><text:s/></text:span><text:span text:style-name="T134_8">Drupal</text:span><text:span text:style-name="T134_9"><text:s/></text:span><text:span text:style-name="T134_10">Coding</text:span><text:span text:style-name="T134_11"><text:s/></text:span><text:span text:style-name="T134_12">Standards</text:span><text:span text:style-name="T134_13">)</text:span></text:p>
      <text:p text:style-name="P135"><text:span text:style-name="T135_1">All</text:span><text:span text:style-name="T135_2"><text:s/></text:span><text:span text:style-name="T135_3">control</text:span><text:span text:style-name="T135_4"><text:s/></text:span><text:span text:style-name="T135_5">structures</text:span><text:span text:style-name="T135_6"><text:s/></text:span><text:span text:style-name="T135_7">should</text:span><text:span text:style-name="T135_8"><text:s/></text:span><text:span text:style-name="T135_9">contain</text:span><text:span text:style-name="T135_10"><text:s/></text:span><text:span text:style-name="T135_11">an</text:span><text:span text:style-name="T135_12"><text:s/></text:span><text:span text:style-name="T135_13">start</text:span><text:span text:style-name="T135_14"><text:s/></text:span><text:span text:style-name="T135_15">and</text:span><text:span text:style-name="T135_16"><text:s/></text:span><text:span text:style-name="T135_17">end</text:span><text:span text:style-name="T135_18"><text:s/></text:span><text:span text:style-name="T135_19">brace</text:span><text:span text:style-name="T135_20">.<text:s/></text:span><text:span text:style-name="T135_21">The</text:span><text:span text:style-name="T135_22"><text:s/></text:span><text:span text:style-name="T135_23">only</text:span><text:span text:style-name="T135_24"><text:s/></text:span><text:span text:style-name="T135_25">exception</text:span><text:span text:style-name="T135_26"><text:s/></text:span><text:span text:style-name="T135_27">exists</text:span><text:span text:style-name="T135_28"><text:s/></text:span><text:span text:style-name="T135_29">is</text:span><text:span text:style-name="T135_30"><text:s/></text:span><text:span text:style-name="T135_31">that</text:span><text:span text:style-name="T135_32"><text:s/></text:span><text:span text:style-name="T135_33">if</text:span><text:span text:style-name="T135_34"><text:s/></text:span><text:span text:style-name="T135_35">it</text:span><text:span text:style-name="T135_36">’</text:span><text:span text:style-name="T135_37">s</text:span><text:span text:style-name="T135_38"><text:s/></text:span><text:span text:style-name="T135_39">a</text:span><text:span text:style-name="T135_40"><text:s/></text:span><text:span text:style-name="T135_41">one</text:span><text:span text:style-name="T135_42"><text:s/></text:span><text:span text:style-name="T135_43">line</text:span><text:span text:style-name="T135_44"><text:s/></text:span><text:span text:style-name="T135_45">statement</text:span><text:span text:style-name="T135_46"><text:s/></text:span><text:span text:style-name="T135_47">a</text:span><text:span text:style-name="T135_48"><text:s/></text:span><text:span text:style-name="T135_49">start</text:span><text:span text:style-name="T135_50"><text:s/></text:span><text:span text:style-name="T135_51">and</text:span><text:span text:style-name="T135_52"><text:s/></text:span><text:span text:style-name="T135_53">end</text:span><text:span text:style-name="T135_54"><text:s/></text:span><text:span text:style-name="T135_55">brace</text:span><text:span text:style-name="T135_56"><text:s/></text:span><text:span text:style-name="T135_57">is</text:span><text:span text:style-name="T135_58"><text:s/></text:span><text:span text:style-name="T135_59">not</text:span><text:span text:style-name="T135_60"><text:s/></text:span><text:span text:style-name="T135_61">required</text:span><text:span text:style-name="T135_62">.</text:span></text:p>
      <text:p text:style-name="P136"/>
      <text:p text:style-name="P137"/>
      <text:p text:style-name="P138"><text:span text:style-name="T138_1">Appendix</text:span><text:span text:style-name="T138_2"><text:s/></text:span><text:span text:style-name="T138_3">I</text:span><text:span text:style-name="T138_4">:<text:s/></text:span><text:span text:style-name="T138_5">Contributing</text:span><text:span text:style-name="T138_6"><text:s/></text:span><text:span text:style-name="T138_7">to</text:span><text:span text:style-name="T138_8"><text:s/></text:span><text:span text:style-name="T138_9">Open</text:span><text:span text:style-name="T138_10"><text:s/></text:span><text:span text:style-name="T138_11">Source</text:span><text:span text:style-name="T138_12"><text:s/></text:span><text:span text:style-name="T138_13">Projects</text:span></text:p>
      <text:p text:style-name="P139"/>
      <text:p text:style-name="P140"><text:span text:style-name="T140_1">When</text:span><text:span text:style-name="T140_2"><text:s/></text:span><text:span text:style-name="T140_3">contributing</text:span><text:span text:style-name="T140_4"><text:s/></text:span><text:span text:style-name="T140_5">to</text:span><text:span text:style-name="T140_6"><text:s/></text:span><text:span text:style-name="T140_7">open</text:span><text:span text:style-name="T140_8"><text:s/></text:span><text:span text:style-name="T140_9">source</text:span><text:span text:style-name="T140_10"><text:s/></text:span><text:span text:style-name="T140_11">projects</text:span><text:span text:style-name="T140_12">.<text:s/></text:span><text:span text:style-name="T140_13">We</text:span><text:span text:style-name="T140_14"><text:s/></text:span><text:span text:style-name="T140_15">should</text:span><text:span text:style-name="T140_16"><text:s/></text:span><text:span text:style-name="T140_17">adhere</text:span><text:span text:style-name="T140_18"><text:s/></text:span><text:span text:style-name="T140_19">to</text:span><text:span text:style-name="T140_20"><text:s/></text:span><text:span text:style-name="T140_21">their</text:span><text:span text:style-name="T140_22"><text:s/></text:span><text:span text:style-name="T140_23">respective</text:span><text:span text:style-name="T140_24"><text:s/></text:span><text:span text:style-name="T140_25">development</text:span><text:span text:style-name="T140_26"><text:s/>/<text:s/></text:span><text:span text:style-name="T140_27">coding</text:span><text:span text:style-name="T140_28"><text:s/></text:span><text:span text:style-name="T140_29">guidelines</text:span><text:span text:style-name="T140_30">.<text:s/></text:span><text:span text:style-name="T140_31">Whether</text:span><text:span text:style-name="T140_32"><text:s/></text:span><text:span text:style-name="T140_33">they</text:span><text:span text:style-name="T140_34"><text:s/></text:span><text:span text:style-name="T140_35">are</text:span><text:span text:style-name="T140_36"><text:s/></text:span><text:span text:style-name="T140_37">pear</text:span><text:span text:style-name="T140_38">,<text:s/></text:span><text:span text:style-name="T140_39">wordpress</text:span><text:span text:style-name="T140_40">,<text:s/></text:span><text:span text:style-name="T140_41">drupal</text:span><text:span text:style-name="T140_42">,<text:s/></text:span><text:span text:style-name="T140_43">etc</text:span><text:span text:style-name="T140_44">.<text:s/></text:span><text:span text:style-name="T140_45">For</text:span><text:span text:style-name="T140_46"><text:s/></text:span><text:span text:style-name="T140_47">most</text:span><text:span text:style-name="T140_48"><text:s/></text:span><text:span text:style-name="T140_49">cases</text:span><text:span text:style-name="T140_50"><text:s/></text:span><text:span text:style-name="T140_51">we</text:span><text:span text:style-name="T140_52"><text:s/></text:span><text:span text:style-name="T140_53">should</text:span><text:span text:style-name="T140_54"><text:s/></text:span><text:span text:style-name="T140_55">follow</text:span><text:span text:style-name="T140_56"><text:s/></text:span><text:span text:style-name="T140_57">our</text:span><text:span text:style-name="T140_58"><text:s/></text:span><text:span text:style-name="T140_59">own</text:span><text:span text:style-name="T140_60"><text:s/></text:span><text:span text:style-name="T140_61">development</text:span><text:span text:style-name="T140_62"><text:s/></text:span><text:span text:style-name="T140_63">standards</text:span><text:span text:style-name="T140_64"><text:s/></text:span><text:span text:style-name="T140_65">for</text:span><text:span text:style-name="T140_66"><text:s/></text:span><text:span text:style-name="T140_67">developing</text:span><text:span text:style-name="T140_68"><text:s/></text:span><text:span text:style-name="T140_69">client</text:span><text:span text:style-name="T140_70"><text:s/></text:span><text:span text:style-name="T140_71">projects</text:span><text:span text:style-name="T140_72">.</text:span></text:p>
      <text:h text:style-name="P141" text:outline-level="10"><text:bookmark-start text:name="h.b57b2yrbxhoz"/><text:bookmark-end text:name="h.b57b2yrbxhoz"/><text:span text:style-name="T141_1">Classes</text:span></text:h>
      <text:p text:style-name="P142"><text:span text:style-name="T142_1">When</text:span><text:span text:style-name="T142_2"><text:s/></text:span><text:span text:style-name="T142_3">calling</text:span><text:span text:style-name="T142_4"><text:s/></text:span><text:span text:style-name="T142_5">class</text:span><text:span text:style-name="T142_6"><text:s/></text:span><text:span text:style-name="T142_7">constructors</text:span><text:span text:style-name="T142_8"><text:s/></text:span><text:span text:style-name="T142_9">with</text:span><text:span text:style-name="T142_10"><text:s/></text:span><text:span text:style-name="T142_11">no</text:span><text:span text:style-name="T142_12"><text:s/></text:span><text:span text:style-name="T142_13">arguments</text:span><text:span text:style-name="T142_14">,<text:s/></text:span><text:span text:style-name="T142_15">always</text:span><text:span text:style-name="T142_16"><text:s/></text:span><text:span text:style-name="T142_17">include</text:span><text:span text:style-name="T142_18"><text:s/></text:span><text:span text:style-name="T142_19">parentheses</text:span><text:span text:style-name="T142_20">:</text:span></text:p>
      <text:p text:style-name="P143"/>
      <text:p text:style-name="P144"><text:span text:style-name="T144_1">Valid</text:span><text:span text:style-name="T144_2"><text:s/></text:span><text:span text:style-name="T144_3">Example</text:span><text:span text:style-name="T144_4">:<text:s/></text:span></text:p>
      <text:p text:style-name="P145"><text:span text:style-name="T145_1">$</text:span><text:span text:style-name="T145_2">foo</text:span><text:span text:style-name="T145_3"><text:s/>=<text:s/></text:span><text:span text:style-name="T145_4">new</text:span><text:span text:style-name="T145_5"><text:s/></text:span><text:span text:style-name="T145_6">MyClassName</text:span><text:span text:style-name="T145_7">();</text:span></text:p>
      <text:p text:style-name="P146"><text:span text:style-name="T146_1">Not</text:span><text:span text:style-name="T146_2"><text:s/></text:span><text:span text:style-name="T146_3">Valid</text:span><text:span text:style-name="T146_4"><text:s/></text:span><text:span text:style-name="T146_5">Example</text:span><text:span text:style-name="T146_6">:</text:span></text:p>
      <text:p text:style-name="P147"><text:span text:style-name="T147_1">$</text:span><text:span text:style-name="T147_2">foo</text:span><text:span text:style-name="T147_3"><text:s/>=<text:s/></text:span><text:span text:style-name="T147_4">new</text:span><text:span text:style-name="T147_5"><text:s/></text:span><text:span text:style-name="T147_6">myclassname</text:span><text:span text:style-name="T147_7">;</text:span></text:p>
      <text:p text:style-name="P148"/>
      <text:p text:style-name="P149"><text:span text:style-name="T149_1">This</text:span><text:span text:style-name="T149_2"><text:s/></text:span><text:span text:style-name="T149_3">is</text:span><text:span text:style-name="T149_4"><text:s/></text:span><text:span text:style-name="T149_5">to</text:span><text:span text:style-name="T149_6"><text:s/></text:span><text:span text:style-name="T149_7">maintain</text:span><text:span text:style-name="T149_8"><text:s/></text:span><text:span text:style-name="T149_9">consistency</text:span><text:span text:style-name="T149_10"><text:s/></text:span><text:span text:style-name="T149_11">with</text:span><text:span text:style-name="T149_12"><text:s/></text:span><text:span text:style-name="T149_13">constructors</text:span><text:span text:style-name="T149_14"><text:s/></text:span><text:span text:style-name="T149_15">that</text:span><text:span text:style-name="T149_16"><text:s/></text:span><text:span text:style-name="T149_17">have</text:span><text:span text:style-name="T149_18"><text:s/></text:span><text:span text:style-name="T149_19">arguments</text:span><text:span text:style-name="T149_20">:</text:span></text:p>
      <text:p text:style-name="P150"><text:span text:style-name="T150_1">$</text:span><text:span text:style-name="T150_2">foo</text:span><text:span text:style-name="T150_3"><text:s/>=<text:s/></text:span><text:span text:style-name="T150_4">new</text:span><text:span text:style-name="T150_5"><text:s/></text:span><text:span text:style-name="T150_6">MyClassName</text:span><text:span text:style-name="T150_7">($</text:span><text:span text:style-name="T150_8">arg</text:span><text:span text:style-name="T150_9">1,<text:s/>$</text:span><text:span text:style-name="T150_10">arg</text:span><text:span text:style-name="T150_11">2);</text:span></text:p>
      <text:p text:style-name="P151"/>
      <text:p text:style-name="P152"><text:span text:style-name="T152_1">When</text:span><text:span text:style-name="T152_2"><text:s/></text:span><text:span text:style-name="T152_3">defining</text:span><text:span text:style-name="T152_4"><text:s/></text:span><text:span text:style-name="T152_5">classes</text:span><text:span text:style-name="T152_6">.<text:s/></text:span><text:span text:style-name="T152_7">The</text:span><text:span text:style-name="T152_8"><text:s/></text:span><text:span text:style-name="T152_9">opening</text:span><text:span text:style-name="T152_10"><text:s/></text:span><text:span text:style-name="T152_11">brace</text:span><text:span text:style-name="T152_12"><text:s/></text:span><text:span text:style-name="T152_13">shall</text:span><text:span text:style-name="T152_14"><text:s/></text:span><text:span text:style-name="T152_15">be</text:span><text:span text:style-name="T152_16"><text:s/></text:span><text:span text:style-name="T152_17">on</text:span><text:span text:style-name="T152_18"><text:s/></text:span><text:span text:style-name="T152_19">the</text:span><text:span text:style-name="T152_20"><text:s/></text:span><text:span text:style-name="T152_21">same</text:span><text:span text:style-name="T152_22"><text:s/></text:span><text:span text:style-name="T152_23">line</text:span><text:span text:style-name="T152_24">.</text:span></text:p>
      <text:p text:style-name="P153"><text:span text:style-name="T153_1">Example</text:span><text:span text:style-name="T153_2">:<text:s/></text:span></text:p>
      <text:p text:style-name="P154"><text:span text:style-name="T154_1">&lt;?</text:span><text:span text:style-name="T154_2">php</text:span></text:p>
      <text:p text:style-name="P155"><text:span text:style-name="T155_1">class</text:span><text:span text:style-name="T155_2"><text:s/></text:span><text:span text:style-name="T155_3">FooBar</text:span><text:span text:style-name="T155_4"><text:s/></text:span><text:span text:style-name="T155_5">{</text:span></text:p>
      <text:p text:style-name="P156"><text:span text:style-name="T156_1"><text:s text:c="4"/></text:span><text:span text:style-name="T156_2">//...<text:s/></text:span><text:span text:style-name="T156_3">code</text:span><text:span text:style-name="T156_4"><text:s/></text:span><text:span text:style-name="T156_5">goes</text:span><text:span text:style-name="T156_6"><text:s/></text:span><text:span text:style-name="T156_7">here</text:span></text:p>
      <text:p text:style-name="P157"><text:span text:style-name="T157_1">}</text:span></text:p>
      <text:p text:style-name="P158"><text:span text:style-name="T158_1">?&gt;</text:span></text:p>
      <text:h text:style-name="P159" text:outline-level="10"><text:bookmark-start text:name="h.jdusy0wxkuy6"/><text:bookmark-end text:name="h.jdusy0wxkuy6"/><text:span text:style-name="T159_1">Arrays</text:span></text:h>
      <text:p text:style-name="P160"><text:span text:style-name="T160_1">Arrays</text:span><text:span text:style-name="T160_2"><text:s/></text:span><text:span text:style-name="T160_3">should</text:span><text:span text:style-name="T160_4"><text:s/></text:span><text:span text:style-name="T160_5">be</text:span><text:span text:style-name="T160_6"><text:s/></text:span><text:span text:style-name="T160_7">formatted</text:span><text:span text:style-name="T160_8"><text:s/></text:span><text:span text:style-name="T160_9">with</text:span><text:span text:style-name="T160_10"><text:s/></text:span><text:span text:style-name="T160_11">a</text:span><text:span text:style-name="T160_12"><text:s/></text:span><text:span text:style-name="T160_13">space</text:span><text:span text:style-name="T160_14"><text:s/></text:span><text:span text:style-name="T160_15">separating</text:span><text:span text:style-name="T160_16"><text:s/></text:span><text:span text:style-name="T160_17">each</text:span><text:span text:style-name="T160_18"><text:s/></text:span><text:span text:style-name="T160_19">element</text:span><text:span text:style-name="T160_20"><text:s/>(</text:span><text:span text:style-name="T160_21">after</text:span><text:span text:style-name="T160_22"><text:s/></text:span><text:span text:style-name="T160_23">the</text:span><text:span text:style-name="T160_24"><text:s/></text:span><text:span text:style-name="T160_25">comma</text:span><text:span text:style-name="T160_26">),<text:s/></text:span><text:span text:style-name="T160_27">and</text:span><text:span text:style-name="T160_28"><text:s/></text:span><text:span text:style-name="T160_29">spaces</text:span><text:span text:style-name="T160_30"><text:s/></text:span><text:span text:style-name="T160_31">around</text:span><text:span text:style-name="T160_32"><text:s/></text:span><text:span text:style-name="T160_33">the</text:span><text:span text:style-name="T160_34"><text:s/>=&gt;<text:s/></text:span><text:span text:style-name="T160_35">key</text:span><text:span text:style-name="T160_36"><text:s/></text:span><text:span text:style-name="T160_37">association</text:span><text:span text:style-name="T160_38"><text:s/></text:span><text:span text:style-name="T160_39">operator</text:span><text:span text:style-name="T160_40">,<text:s/></text:span><text:span text:style-name="T160_41">if</text:span><text:span text:style-name="T160_42"><text:s/></text:span><text:span text:style-name="T160_43">applicable</text:span><text:span text:style-name="T160_44">:</text:span></text:p>
      <text:p text:style-name="P161"><text:span text:style-name="T161_1">$</text:span><text:span text:style-name="T161_2">some</text:span><text:span text:style-name="T161_3">_</text:span><text:span text:style-name="T161_4">array</text:span><text:span text:style-name="T161_5"><text:s/>=<text:s/></text:span><text:span text:style-name="T161_6">array</text:span><text:span text:style-name="T161_7">(“</text:span><text:span text:style-name="T161_8">hello</text:span><text:span text:style-name="T161_9">”,<text:s/>“</text:span><text:span text:style-name="T161_10">world</text:span><text:span text:style-name="T161_11">”,<text:s/>“</text:span><text:span text:style-name="T161_12">foo</text:span><text:span text:style-name="T161_13">”<text:s/>=&gt;<text:s/>“</text:span><text:span text:style-name="T161_14">bar</text:span><text:span text:style-name="T161_15">”);</text:span></text:p>
      <text:p text:style-name="P162"/>
      <text:p text:style-name="P163"><text:span text:style-name="T163_1">When</text:span><text:span text:style-name="T163_2"><text:s/></text:span><text:span text:style-name="T163_3">an</text:span><text:span text:style-name="T163_4"><text:s/></text:span><text:span text:style-name="T163_5">array</text:span><text:span text:style-name="T163_6"><text:s/></text:span><text:span text:style-name="T163_7">has</text:span><text:span text:style-name="T163_8"><text:s/></text:span><text:span text:style-name="T163_9">more</text:span><text:span text:style-name="T163_10"><text:s/></text:span><text:span text:style-name="T163_11">than</text:span><text:span text:style-name="T163_12"><text:s/>2<text:s/></text:span><text:span text:style-name="T163_13">associative</text:span><text:span text:style-name="T163_14"><text:s/></text:span><text:span text:style-name="T163_15">values</text:span><text:span text:style-name="T163_16"><text:s/></text:span><text:span text:style-name="T163_17">each</text:span><text:span text:style-name="T163_18"><text:s/></text:span><text:span text:style-name="T163_19">value</text:span><text:span text:style-name="T163_20"><text:s/></text:span><text:span text:style-name="T163_21">should</text:span><text:span text:style-name="T163_22"><text:s/></text:span><text:span text:style-name="T163_23">have</text:span><text:span text:style-name="T163_24"><text:s/></text:span><text:span text:style-name="T163_25">it</text:span><text:span text:style-name="T163_26">’</text:span><text:span text:style-name="T163_27">s</text:span><text:span text:style-name="T163_28"><text:s/></text:span><text:span text:style-name="T163_29">own</text:span><text:span text:style-name="T163_30"><text:s/></text:span><text:span text:style-name="T163_31">line</text:span><text:span text:style-name="T163_32">.</text:span></text:p>
      <text:p text:style-name="P164"><text:span text:style-name="T164_1">Valid</text:span><text:span text:style-name="T164_2"><text:s/></text:span><text:span text:style-name="T164_3">Example</text:span><text:span text:style-name="T164_4">:</text:span></text:p>
      <text:p text:style-name="P165"/>
      <text:p text:style-name="P166"><text:span text:style-name="T166_1">$</text:span><text:span text:style-name="T166_2">form</text:span><text:span text:style-name="T166_3">[“</text:span><text:span text:style-name="T166_4">title</text:span><text:span text:style-name="T166_5">”]<text:s/>=<text:s/></text:span><text:span text:style-name="T166_6">array</text:span><text:span text:style-name="T166_7">(</text:span></text:p>
      <text:p text:style-name="P167"><text:span text:style-name="T167_1"><text:s text:c="2"/>“#</text:span><text:span text:style-name="T167_2">type</text:span><text:span text:style-name="T167_3">”<text:s/>=&gt;<text:s/>“</text:span><text:span text:style-name="T167_4">textfield</text:span><text:span text:style-name="T167_5">”,</text:span></text:p>
      <text:p text:style-name="P168"><text:span text:style-name="T168_1"><text:s text:c="2"/>“#</text:span><text:span text:style-name="T168_2">title</text:span><text:span text:style-name="T168_3">”<text:s/>=&gt;<text:s/></text:span><text:span text:style-name="T168_4">t</text:span><text:span text:style-name="T168_5">(“</text:span><text:span text:style-name="T168_6">Title</text:span><text:span text:style-name="T168_7">”),</text:span></text:p>
      <text:p text:style-name="P169"><text:span text:style-name="T169_1"><text:s text:c="2"/>“#</text:span><text:span text:style-name="T169_2">size</text:span><text:span text:style-name="T169_3">”<text:s/>=&gt;<text:s/>60,</text:span></text:p>
      <text:p text:style-name="P170"><text:span text:style-name="T170_1"><text:s text:c="2"/>“#</text:span><text:span text:style-name="T170_2">maxlength</text:span><text:span text:style-name="T170_3">”<text:s/>=&gt;<text:s/>128,</text:span></text:p>
      <text:p text:style-name="P171"><text:span text:style-name="T171_1"><text:s text:c="2"/>“#</text:span><text:span text:style-name="T171_2">description</text:span><text:span text:style-name="T171_3">”<text:s/>=&gt;<text:s/></text:span><text:span text:style-name="T171_4">t</text:span><text:span text:style-name="T171_5">(“</text:span><text:span text:style-name="T171_6">The</text:span><text:span text:style-name="T171_7"><text:s/></text:span><text:span text:style-name="T171_8">title</text:span><text:span text:style-name="T171_9"><text:s/></text:span><text:span text:style-name="T171_10">of</text:span><text:span text:style-name="T171_11"><text:s/></text:span><text:span text:style-name="T171_12">your</text:span><text:span text:style-name="T171_13"><text:s/></text:span><text:span text:style-name="T171_14">node</text:span><text:span text:style-name="T171_15">.”),</text:span></text:p>
      <text:p text:style-name="P172"><text:span text:style-name="T172_1">);</text:span></text:p>
      <text:p text:style-name="P173"/>
      <text:p text:style-name="P174"><text:span text:style-name="T174_1">Note</text:span><text:span text:style-name="T174_2"><text:s/></text:span><text:span text:style-name="T174_3">the</text:span><text:span text:style-name="T174_4"><text:s/></text:span><text:span text:style-name="T174_5">comma</text:span><text:span text:style-name="T174_6"><text:s/></text:span><text:span text:style-name="T174_7">at</text:span><text:span text:style-name="T174_8"><text:s/></text:span><text:span text:style-name="T174_9">the</text:span><text:span text:style-name="T174_10"><text:s/></text:span><text:span text:style-name="T174_11">end</text:span><text:span text:style-name="T174_12"><text:s/></text:span><text:span text:style-name="T174_13">of</text:span><text:span text:style-name="T174_14"><text:s/></text:span><text:span text:style-name="T174_15">the</text:span><text:span text:style-name="T174_16"><text:s/></text:span><text:span text:style-name="T174_17">last</text:span><text:span text:style-name="T174_18"><text:s/></text:span><text:span text:style-name="T174_19">array</text:span><text:span text:style-name="T174_20"><text:s/></text:span><text:span text:style-name="T174_21">element</text:span><text:span text:style-name="T174_22">;<text:s/></text:span><text:span text:style-name="T174_23">This</text:span><text:span text:style-name="T174_24"><text:s/></text:span><text:span text:style-name="T174_25">is</text:span><text:span text:style-name="T174_26"><text:s/></text:span><text:span text:style-name="T174_27">not</text:span><text:span text:style-name="T174_28"><text:s/></text:span><text:span text:style-name="T174_29">a</text:span><text:span text:style-name="T174_30"><text:s/></text:span><text:span text:style-name="T174_31">typo</text:span><text:span text:style-name="T174_32">!<text:s/></text:span><text:span text:style-name="T174_33">It</text:span><text:span text:style-name="T174_34"><text:s/></text:span><text:span text:style-name="T174_35">helps</text:span><text:span text:style-name="T174_36"><text:s/></text:span><text:span text:style-name="T174_37">prevent</text:span><text:span text:style-name="T174_38"><text:s/></text:span><text:span text:style-name="T174_39">parsing</text:span><text:span text:style-name="T174_40"><text:s/></text:span><text:span text:style-name="T174_41">errors</text:span><text:span text:style-name="T174_42"><text:s/></text:span><text:span text:style-name="T174_43">if</text:span><text:span text:style-name="T174_44"><text:s/></text:span><text:span text:style-name="T174_45">another</text:span><text:span text:style-name="T174_46"><text:s/></text:span><text:span text:style-name="T174_47">element</text:span><text:span text:style-name="T174_48"><text:s/></text:span><text:span text:style-name="T174_49">is</text:span><text:span text:style-name="T174_50"><text:s/></text:span><text:span text:style-name="T174_51">placed</text:span><text:span text:style-name="T174_52"><text:s/></text:span><text:span text:style-name="T174_53">at</text:span><text:span text:style-name="T174_54"><text:s/></text:span><text:span text:style-name="T174_55">the</text:span><text:span text:style-name="T174_56"><text:s/></text:span><text:span text:style-name="T174_57">end</text:span><text:span text:style-name="T174_58"><text:s/></text:span><text:span text:style-name="T174_59">of</text:span><text:span text:style-name="T174_60"><text:s/></text:span><text:span text:style-name="T174_61">the</text:span><text:span text:style-name="T174_62"><text:s/></text:span><text:span text:style-name="T174_63">list</text:span><text:span text:style-name="T174_64"><text:s/></text:span><text:span text:style-name="T174_65">later</text:span><text:span text:style-name="T174_66">.</text:span></text:p>
      <text:h text:style-name="P175" text:outline-level="10"><text:span text:style-name="T175_1">String</text:span><text:span text:style-name="T175_2"><text:s/></text:span><text:span text:style-name="T175_3">Concatenations</text:span></text:h>
      <text:p text:style-name="P176"><text:span text:style-name="T176_1">Always</text:span><text:span text:style-name="T176_2"><text:s/></text:span><text:span text:style-name="T176_3">use</text:span><text:span text:style-name="T176_4"><text:s/></text:span><text:span text:style-name="T176_5">a</text:span><text:span text:style-name="T176_6"><text:s/></text:span><text:span text:style-name="T176_7">space</text:span><text:span text:style-name="T176_8"><text:s/></text:span><text:span text:style-name="T176_9">between</text:span><text:span text:style-name="T176_10"><text:s/></text:span><text:span text:style-name="T176_11">the</text:span><text:span text:style-name="T176_12"><text:s/></text:span><text:span text:style-name="T176_13">dot</text:span><text:span text:style-name="T176_14"><text:s/></text:span><text:span text:style-name="T176_15">and</text:span><text:span text:style-name="T176_16"><text:s/></text:span><text:span text:style-name="T176_17">the</text:span><text:span text:style-name="T176_18"><text:s/></text:span><text:span text:style-name="T176_19">concatenated</text:span><text:span text:style-name="T176_20"><text:s/></text:span><text:span text:style-name="T176_21">parts</text:span><text:span text:style-name="T176_22"><text:s/></text:span><text:span text:style-name="T176_23">to</text:span><text:span text:style-name="T176_24"><text:s/></text:span><text:span text:style-name="T176_25">improve</text:span><text:span text:style-name="T176_26"><text:s/></text:span><text:span text:style-name="T176_27">readability</text:span><text:span text:style-name="T176_28">.</text:span></text:p>
      <text:p text:style-name="P177"><text:span text:style-name="T177_1">Example</text:span><text:span text:style-name="T177_2">:</text:span></text:p>
      <text:p text:style-name="P178"><text:span text:style-name="T178_1">&lt;?</text:span><text:span text:style-name="T178_2">php</text:span></text:p>
      <text:p text:style-name="P179"><text:span text:style-name="T179_1">$</text:span><text:span text:style-name="T179_2">foo</text:span><text:span text:style-name="T179_3"><text:s/>.<text:s/>$</text:span><text:span text:style-name="T179_4">bar</text:span><text:span text:style-name="T179_5">;<text:s/></text:span></text:p>
      <text:p text:style-name="P180"><text:span text:style-name="T180_1">$</text:span><text:span text:style-name="T180_2">foo</text:span><text:span text:style-name="T180_3"><text:s/>.<text:s/>“</text:span><text:span text:style-name="T180_4">bar</text:span><text:span text:style-name="T180_5"><text:s/></text:span><text:span text:style-name="T180_6">baz</text:span><text:span text:style-name="T180_7"><text:s/></text:span><text:span text:style-name="T180_8">quuz</text:span><text:span text:style-name="T180_9">”;</text:span></text:p>
      <text:p text:style-name="P181"><text:span text:style-name="T181_1">?&gt;</text:span></text:p>
      <text:p text:style-name="P182"/>
      <text:p text:style-name="P183"><text:span text:style-name="T183_1">When</text:span><text:span text:style-name="T183_2"><text:s/></text:span><text:span text:style-name="T183_3">using</text:span><text:span text:style-name="T183_4"><text:s/></text:span><text:span text:style-name="T183_5">the</text:span><text:span text:style-name="T183_6"><text:s/></text:span><text:span text:style-name="T183_7">concatenating</text:span><text:span text:style-name="T183_8"><text:s/></text:span><text:span text:style-name="T183_9">assignment</text:span><text:span text:style-name="T183_10"><text:s/></text:span><text:span text:style-name="T183_11">operator</text:span><text:span text:style-name="T183_12"><text:s/>('.='),<text:s/></text:span><text:span text:style-name="T183_13">use</text:span><text:span text:style-name="T183_14"><text:s/></text:span><text:span text:style-name="T183_15">a</text:span><text:span text:style-name="T183_16"><text:s/></text:span><text:span text:style-name="T183_17">space</text:span><text:span text:style-name="T183_18"><text:s/></text:span><text:span text:style-name="T183_19">on</text:span><text:span text:style-name="T183_20"><text:s/></text:span><text:span text:style-name="T183_21">each</text:span><text:span text:style-name="T183_22"><text:s/></text:span><text:span text:style-name="T183_23">side</text:span><text:span text:style-name="T183_24"><text:s/></text:span><text:span text:style-name="T183_25">as</text:span><text:span text:style-name="T183_26"><text:s/></text:span><text:span text:style-name="T183_27">with</text:span><text:span text:style-name="T183_28"><text:s/></text:span><text:span text:style-name="T183_29">the</text:span><text:span text:style-name="T183_30"><text:s/></text:span><text:span text:style-name="T183_31">assignment</text:span><text:span text:style-name="T183_32"><text:s/></text:span><text:span text:style-name="T183_33">operator</text:span><text:span text:style-name="T183_34">:</text:span></text:p>
      <text:p text:style-name="P184"><text:span text:style-name="T184_1">&lt;?</text:span><text:span text:style-name="T184_2">php</text:span></text:p>
      <text:p text:style-name="P185"><text:span text:style-name="T185_1">$</text:span><text:span text:style-name="T185_2">string</text:span><text:span text:style-name="T185_3"><text:s/></text:span><text:span text:style-name="T185_4">.=<text:s/></text:span><text:span text:style-name="T185_5">“</text:span><text:span text:style-name="T185_6">Foo</text:span><text:span text:style-name="T185_7">”</text:span><text:span text:style-name="T185_8">;</text:span></text:p>
      <text:p text:style-name="P186"><text:span text:style-name="T186_1">$</text:span><text:span text:style-name="T186_2">string</text:span><text:span text:style-name="T186_3"><text:s/></text:span><text:span text:style-name="T186_4">.=<text:s/></text:span><text:span text:style-name="T186_5">$</text:span><text:span text:style-name="T186_6">bar</text:span><text:span text:style-name="T186_7">;</text:span></text:p>
      <text:p text:style-name="P187"><text:span text:style-name="T187_1">$</text:span><text:span text:style-name="T187_2">string</text:span><text:span text:style-name="T187_3"><text:s/></text:span><text:span text:style-name="T187_4">.=<text:s/></text:span><text:span text:style-name="T187_5">baz</text:span><text:span text:style-name="T187_6">();</text:span></text:p>
      <text:p text:style-name="P188"><text:span text:style-name="T188_1">?&gt;</text:span></text:p>
      <text:h text:style-name="P189" text:outline-level="10"><text:bookmark-start text:name="h.jcr149h2prl0"/><text:bookmark-end text:name="h.jcr149h2prl0"/><text:span text:style-name="T189_1">Ternerary</text:span><text:span text:style-name="T189_2"><text:s/></text:span><text:span text:style-name="T189_3">Operators</text:span></text:h>
      <text:p text:style-name="P190"><text:span text:style-name="T190_1">Ternary</text:span><text:span text:style-name="T190_2"><text:s/></text:span><text:span text:style-name="T190_3">operators</text:span><text:span text:style-name="T190_4"><text:s/></text:span><text:span text:style-name="T190_5">can</text:span><text:span text:style-name="T190_6"><text:s/></text:span><text:span text:style-name="T190_7">be</text:span><text:span text:style-name="T190_8"><text:s/></text:span><text:span text:style-name="T190_9">difficult</text:span><text:span text:style-name="T190_10"><text:s/></text:span><text:span text:style-name="T190_11">to</text:span><text:span text:style-name="T190_12"><text:s/></text:span><text:span text:style-name="T190_13">read</text:span><text:span text:style-name="T190_14">.<text:s/></text:span><text:span text:style-name="T190_15">Therefore</text:span><text:span text:style-name="T190_16">,<text:s/></text:span><text:span text:style-name="T190_17">when</text:span><text:span text:style-name="T190_18"><text:s/></text:span><text:span text:style-name="T190_19">using</text:span><text:span text:style-name="T190_20"><text:s/></text:span><text:span text:style-name="T190_21">ternary</text:span><text:span text:style-name="T190_22"><text:s/></text:span><text:span text:style-name="T190_23">operators</text:span><text:span text:style-name="T190_24"><text:s/></text:span><text:span text:style-name="T190_25">please</text:span><text:span text:style-name="T190_26"><text:s/></text:span><text:span text:style-name="T190_27">separate</text:span><text:span text:style-name="T190_28"><text:s/></text:span><text:span text:style-name="T190_29">them</text:span><text:span text:style-name="T190_30"><text:s/></text:span><text:span text:style-name="T190_31">into</text:span><text:span text:style-name="T190_32"><text:s/></text:span><text:span text:style-name="T190_33">at</text:span><text:span text:style-name="T190_34"><text:s/></text:span><text:span text:style-name="T190_35">least</text:span><text:span text:style-name="T190_36"><text:s/>2<text:s/></text:span><text:span text:style-name="T190_37">lines</text:span><text:span text:style-name="T190_38">:</text:span></text:p>
      <text:p text:style-name="P191"><text:span text:style-name="T191_1">Example</text:span><text:span text:style-name="T191_2">:</text:span></text:p>
      <text:p text:style-name="P192"><text:span text:style-name="T192_1">&lt;?</text:span><text:span text:style-name="T192_2">php</text:span></text:p>
      <text:p text:style-name="P193"/>
      <text:p text:style-name="P194"><text:span text:style-name="T194_1">$</text:span><text:span text:style-name="T194_2">a</text:span><text:span text:style-name="T194_3"><text:s/></text:span><text:span text:style-name="T194_4">=<text:s/></text:span><text:span text:style-name="T194_5">$</text:span><text:span text:style-name="T194_6">condition</text:span><text:span text:style-name="T194_7">1<text:s/></text:span><text:span text:style-name="T194_8">&amp;&amp;<text:s/></text:span><text:span text:style-name="T194_9">$</text:span><text:span text:style-name="T194_10">condition</text:span><text:span text:style-name="T194_11">2</text:span></text:p>
      <text:p text:style-name="P195"><text:span text:style-name="T195_1"><text:s text:c="4"/></text:span><text:span text:style-name="T195_2">?<text:s/></text:span><text:span text:style-name="T195_3">$</text:span><text:span text:style-name="T195_4">foo</text:span><text:span text:style-name="T195_5"><text:s/></text:span><text:span text:style-name="T195_6">:<text:s/></text:span><text:span text:style-name="T195_7">$</text:span><text:span text:style-name="T195_8">bar</text:span><text:span text:style-name="T195_9">;</text:span></text:p>
      <text:p text:style-name="P196"/>
      <text:p text:style-name="P197"><text:span text:style-name="T197_1">$</text:span><text:span text:style-name="T197_2">b</text:span><text:span text:style-name="T197_3"><text:s/></text:span><text:span text:style-name="T197_4">=<text:s/></text:span><text:span text:style-name="T197_5">$</text:span><text:span text:style-name="T197_6">condition</text:span><text:span text:style-name="T197_7">3<text:s/></text:span><text:span text:style-name="T197_8">&amp;&amp;<text:s/></text:span><text:span text:style-name="T197_9">$</text:span><text:span text:style-name="T197_10">condition</text:span><text:span text:style-name="T197_11">4</text:span></text:p>
      <text:p text:style-name="P198"><text:span text:style-name="T198_1"><text:s text:c="4"/></text:span><text:span text:style-name="T198_2">?<text:s/></text:span><text:span text:style-name="T198_3">$</text:span><text:span text:style-name="T198_4">foo</text:span><text:span text:style-name="T198_5">_</text:span><text:span text:style-name="T198_6">man</text:span><text:span text:style-name="T198_7">_</text:span><text:span text:style-name="T198_8">this</text:span><text:span text:style-name="T198_9">_</text:span><text:span text:style-name="T198_10">is</text:span><text:span text:style-name="T198_11">_</text:span><text:span text:style-name="T198_12">too</text:span><text:span text:style-name="T198_13">_</text:span><text:span text:style-name="T198_14">long</text:span><text:span text:style-name="T198_15">_</text:span><text:span text:style-name="T198_16">what</text:span><text:span text:style-name="T198_17">_</text:span><text:span text:style-name="T198_18">should</text:span><text:span text:style-name="T198_19">_</text:span><text:span text:style-name="T198_20">i</text:span><text:span text:style-name="T198_21">_</text:span><text:span text:style-name="T198_22">do</text:span></text:p>
      <text:p text:style-name="P199"><text:span text:style-name="T199_1"><text:s text:c="4"/></text:span><text:span text:style-name="T199_2">:<text:s/></text:span><text:span text:style-name="T199_3">$</text:span><text:span text:style-name="T199_4">bar</text:span><text:span text:style-name="T199_5">;</text:span></text:p>
      <text:p text:style-name="P200"><text:span text:style-name="T200_1">?&gt;</text:span></text:p>
      <text:h text:style-name="P201" text:outline-level="10"><text:bookmark-start text:name="h.fspggc9tiqfn"/><text:bookmark-end text:name="h.fspggc9tiqfn"/><text:span text:style-name="T201_1">Yoda</text:span><text:span text:style-name="T201_2"><text:s/></text:span><text:span text:style-name="T201_3">Condition</text:span></text:h>
      <text:p text:style-name="P202"><text:span text:style-name="T202_1">The</text:span><text:span text:style-name="T202_2"><text:s/>“</text:span><text:span text:style-name="T202_3">Yoda</text:span><text:span text:style-name="T202_4">”<text:s/></text:span><text:span text:style-name="T202_5">Condition</text:span><text:span text:style-name="T202_6"><text:s/></text:span><text:span text:style-name="T202_7">should</text:span><text:span text:style-name="T202_8"><text:s/></text:span><text:span text:style-name="T202_9">be</text:span><text:span text:style-name="T202_10"><text:s/></text:span><text:span text:style-name="T202_11">avoided</text:span><text:span text:style-name="T202_12">.<text:s/></text:span><text:span text:style-name="T202_13">See</text:span><text:span text:style-name="T202_14"><text:s/></text:span><text:span text:style-name="T202_15"><text:a xlink:type="simple" xlink:href="http://codex.wordpress.org/WordPress_Coding_Standards#Yoda_Conditions"><text:span text:style-name="T202_16">http</text:span></text:a></text:span><text:span text:style-name="T202_17"><text:a xlink:type="simple" xlink:href="http://codex.wordpress.org/WordPress_Coding_Standards#Yoda_Conditions"><text:span text:style-name="T202_18">://</text:span></text:a></text:span><text:span text:style-name="T202_19"><text:a xlink:type="simple" xlink:href="http://codex.wordpress.org/WordPress_Coding_Standards#Yoda_Conditions"><text:span text:style-name="T202_20">codex</text:span></text:a></text:span><text:span text:style-name="T202_21"><text:a xlink:type="simple" xlink:href="http://codex.wordpress.org/WordPress_Coding_Standards#Yoda_Conditions"><text:span text:style-name="T202_22">.</text:span></text:a></text:span><text:span text:style-name="T202_23"><text:a xlink:type="simple" xlink:href="http://codex.wordpress.org/WordPress_Coding_Standards#Yoda_Conditions"><text:span text:style-name="T202_24">wordpress</text:span></text:a></text:span><text:span text:style-name="T202_25"><text:a xlink:type="simple" xlink:href="http://codex.wordpress.org/WordPress_Coding_Standards#Yoda_Conditions"><text:span text:style-name="T202_26">.</text:span></text:a></text:span><text:span text:style-name="T202_27"><text:a xlink:type="simple" xlink:href="http://codex.wordpress.org/WordPress_Coding_Standards#Yoda_Conditions"><text:span text:style-name="T202_28">org</text:span></text:a></text:span><text:span text:style-name="T202_29"><text:a xlink:type="simple" xlink:href="http://codex.wordpress.org/WordPress_Coding_Standards#Yoda_Conditions"><text:span text:style-name="T202_30">/</text:span></text:a></text:span><text:span text:style-name="T202_31"><text:a xlink:type="simple" xlink:href="http://codex.wordpress.org/WordPress_Coding_Standards#Yoda_Conditions"><text:span text:style-name="T202_32">WordPress</text:span></text:a></text:span><text:span text:style-name="T202_33"><text:a xlink:type="simple" xlink:href="http://codex.wordpress.org/WordPress_Coding_Standards#Yoda_Conditions"><text:span text:style-name="T202_34">_</text:span></text:a></text:span><text:span text:style-name="T202_35"><text:a xlink:type="simple" xlink:href="http://codex.wordpress.org/WordPress_Coding_Standards#Yoda_Conditions"><text:span text:style-name="T202_36">Coding</text:span></text:a></text:span><text:span text:style-name="T202_37"><text:a xlink:type="simple" xlink:href="http://codex.wordpress.org/WordPress_Coding_Standards#Yoda_Conditions"><text:span text:style-name="T202_38">_</text:span></text:a></text:span><text:span text:style-name="T202_39"><text:a xlink:type="simple" xlink:href="http://codex.wordpress.org/WordPress_Coding_Standards#Yoda_Conditions"><text:span text:style-name="T202_40">Standards</text:span></text:a></text:span><text:span text:style-name="T202_41"><text:a xlink:type="simple" xlink:href="http://codex.wordpress.org/WordPress_Coding_Standards#Yoda_Conditions"><text:span text:style-name="T202_42">#</text:span></text:a></text:span><text:span text:style-name="T202_43"><text:a xlink:type="simple" xlink:href="http://codex.wordpress.org/WordPress_Coding_Standards#Yoda_Conditions"><text:span text:style-name="T202_44">Yoda</text:span></text:a></text:span><text:span text:style-name="T202_45"><text:a xlink:type="simple" xlink:href="http://codex.wordpress.org/WordPress_Coding_Standards#Yoda_Conditions"><text:span text:style-name="T202_46">_</text:span></text:a></text:span><text:span text:style-name="T202_47"><text:a xlink:type="simple" xlink:href="http://codex.wordpress.org/WordPress_Coding_Standards#Yoda_Conditions"><text:span text:style-name="T202_48">Conditions</text:span></text:a></text:span><text:span text:style-name="T202_49"><text:s/>.</text:span></text:p>
      <text:h text:style-name="P203" text:outline-level="10"><text:bookmark-start text:name="h.q55oa6t5dn0i"/><text:bookmark-end text:name="h.q55oa6t5dn0i"/><text:span text:style-name="T203_1">Semicolons</text:span></text:h>
      <text:p text:style-name="P204"><text:span text:style-name="T204_1">The</text:span><text:span text:style-name="T204_2"><text:s/></text:span><text:span text:style-name="T204_3">PHP</text:span><text:span text:style-name="T204_4"><text:s/></text:span><text:span text:style-name="T204_5">language</text:span><text:span text:style-name="T204_6"><text:s/></text:span><text:span text:style-name="T204_7">requires</text:span><text:span text:style-name="T204_8"><text:s/></text:span><text:span text:style-name="T204_9">semicolons</text:span><text:span text:style-name="T204_10"><text:s/></text:span><text:span text:style-name="T204_11">at</text:span><text:span text:style-name="T204_12"><text:s/></text:span><text:span text:style-name="T204_13">the</text:span><text:span text:style-name="T204_14"><text:s/></text:span><text:span text:style-name="T204_15">end</text:span><text:span text:style-name="T204_16"><text:s/></text:span><text:span text:style-name="T204_17">of</text:span><text:span text:style-name="T204_18"><text:s/></text:span><text:span text:style-name="T204_19">most</text:span><text:span text:style-name="T204_20"><text:s/></text:span><text:span text:style-name="T204_21">lines</text:span><text:span text:style-name="T204_22">,<text:s/></text:span><text:span text:style-name="T204_23">but</text:span><text:span text:style-name="T204_24"><text:s/></text:span><text:span text:style-name="T204_25">allows</text:span><text:span text:style-name="T204_26"><text:s/></text:span><text:span text:style-name="T204_27">them</text:span><text:span text:style-name="T204_28"><text:s/></text:span><text:span text:style-name="T204_29">to</text:span><text:span text:style-name="T204_30"><text:s/></text:span><text:span text:style-name="T204_31">be</text:span><text:span text:style-name="T204_32"><text:s/></text:span><text:span text:style-name="T204_33">omitted</text:span><text:span text:style-name="T204_34"><text:s/></text:span><text:span text:style-name="T204_35">at</text:span><text:span text:style-name="T204_36"><text:s/></text:span><text:span text:style-name="T204_37">the</text:span><text:span text:style-name="T204_38"><text:s/></text:span><text:span text:style-name="T204_39">end</text:span><text:span text:style-name="T204_40"><text:s/></text:span><text:span text:style-name="T204_41">of</text:span><text:span text:style-name="T204_42"><text:s/></text:span><text:span text:style-name="T204_43">code</text:span><text:span text:style-name="T204_44"><text:s/></text:span><text:span text:style-name="T204_45">blocks</text:span><text:span text:style-name="T204_46">.<text:s/></text:span><text:span text:style-name="T204_47">Drupal</text:span><text:span text:style-name="T204_48"><text:s/></text:span><text:span text:style-name="T204_49">coding</text:span><text:span text:style-name="T204_50"><text:s/></text:span><text:span text:style-name="T204_51">standards</text:span><text:span text:style-name="T204_52"><text:s/></text:span><text:span text:style-name="T204_53">require</text:span><text:span text:style-name="T204_54"><text:s/></text:span><text:span text:style-name="T204_55">them</text:span><text:span text:style-name="T204_56">,<text:s/></text:span><text:span text:style-name="T204_57">even</text:span><text:span text:style-name="T204_58"><text:s/></text:span><text:span text:style-name="T204_59">at</text:span><text:span text:style-name="T204_60"><text:s/></text:span><text:span text:style-name="T204_61">the</text:span><text:span text:style-name="T204_62"><text:s/></text:span><text:span text:style-name="T204_63">end</text:span><text:span text:style-name="T204_64"><text:s/></text:span><text:span text:style-name="T204_65">of</text:span><text:span text:style-name="T204_66"><text:s/></text:span><text:span text:style-name="T204_67">code</text:span><text:span text:style-name="T204_68"><text:s/></text:span><text:span text:style-name="T204_69">blocks</text:span><text:span text:style-name="T204_70">.<text:s/></text:span><text:span text:style-name="T204_71">In</text:span><text:span text:style-name="T204_72"><text:s/></text:span><text:span text:style-name="T204_73">particular</text:span><text:span text:style-name="T204_74">,<text:s/></text:span><text:span text:style-name="T204_75">for</text:span><text:span text:style-name="T204_76"><text:s/></text:span><text:span text:style-name="T204_77">one</text:span><text:span text:style-name="T204_78">-</text:span><text:span text:style-name="T204_79">line</text:span><text:span text:style-name="T204_80"><text:s/></text:span><text:span text:style-name="T204_81">PHP</text:span><text:span text:style-name="T204_82"><text:s/></text:span><text:span text:style-name="T204_83">blocks</text:span><text:span text:style-name="T204_84">:</text:span></text:p>
      <text:p text:style-name="P205"><text:span text:style-name="T205_1">&lt;?</text:span><text:span text:style-name="T205_2">php</text:span><text:span text:style-name="T205_3"><text:s/></text:span><text:span text:style-name="T205_4">print</text:span><text:span text:style-name="T205_5"><text:s/></text:span><text:span text:style-name="T205_6">$</text:span><text:span text:style-name="T205_7">tax</text:span><text:span text:style-name="T205_8">;<text:s/></text:span><text:span text:style-name="T205_9">?&gt;</text:span><text:span text:style-name="T205_10"><text:s/>--<text:s/></text:span><text:span text:style-name="T205_11">YES</text:span></text:p>
      <text:p text:style-name="P206"><text:span text:style-name="T206_1">&lt;?</text:span><text:span text:style-name="T206_2">php</text:span><text:span text:style-name="T206_3"><text:s/></text:span><text:span text:style-name="T206_4">print</text:span><text:span text:style-name="T206_5"><text:s/></text:span><text:span text:style-name="T206_6">$</text:span><text:span text:style-name="T206_7">tax</text:span><text:span text:style-name="T206_8"><text:s/>?&gt;</text:span><text:span text:style-name="T206_9"><text:s/>--<text:s/></text:span><text:span text:style-name="T206_10">NO</text:span></text:p>
      <text:h text:style-name="P207" text:outline-level="10"><text:bookmark-start text:name="h.2fb3lr1crugw"/><text:bookmark-end text:name="h.2fb3lr1crugw"/><text:span text:style-name="T207_1">Constants</text:span></text:h>
      <text:list text:style-name="LS3" xml:id="list12">
        <text:list-item>
          <text:p text:style-name="P208"><text:span text:style-name="T208_1">Constants</text:span><text:span text:style-name="T208_2"><text:s/></text:span><text:span text:style-name="T208_3">should</text:span><text:span text:style-name="T208_4"><text:s/></text:span><text:span text:style-name="T208_5">always</text:span><text:span text:style-name="T208_6"><text:s/></text:span><text:span text:style-name="T208_7">be</text:span><text:span text:style-name="T208_8"><text:s/></text:span><text:span text:style-name="T208_9">all</text:span><text:span text:style-name="T208_10">-</text:span><text:span text:style-name="T208_11">uppercase</text:span><text:span text:style-name="T208_12">,<text:s/></text:span><text:span text:style-name="T208_13">with</text:span><text:span text:style-name="T208_14"><text:s/></text:span><text:span text:style-name="T208_15">underscores</text:span><text:span text:style-name="T208_16"><text:s/></text:span><text:span text:style-name="T208_17">to</text:span><text:span text:style-name="T208_18"><text:s/></text:span><text:span text:style-name="T208_19">separate</text:span><text:span text:style-name="T208_20"><text:s/></text:span><text:span text:style-name="T208_21">words</text:span><text:span text:style-name="T208_22">.<text:s/>(</text:span><text:span text:style-name="T208_23">This</text:span><text:span text:style-name="T208_24"><text:s/></text:span><text:span text:style-name="T208_25">includes</text:span><text:span text:style-name="T208_26"><text:s/></text:span><text:span text:style-name="T208_27">pre</text:span><text:span text:style-name="T208_28">-</text:span><text:span text:style-name="T208_29">defined</text:span><text:span text:style-name="T208_30"><text:s/></text:span><text:span text:style-name="T208_31">PHP</text:span><text:span text:style-name="T208_32"><text:s/></text:span><text:span text:style-name="T208_33">constants</text:span><text:span text:style-name="T208_34"><text:s/></text:span><text:span text:style-name="T208_35">like</text:span><text:span text:style-name="T208_36"><text:s/></text:span><text:span text:style-name="T208_37">TRUE</text:span><text:span text:style-name="T208_38">,<text:s/></text:span><text:span text:style-name="T208_39">FALSE</text:span><text:span text:style-name="T208_40">,<text:s/></text:span><text:span text:style-name="T208_41">and</text:span><text:span text:style-name="T208_42"><text:s/></text:span><text:span text:style-name="T208_43">NULL</text:span><text:span text:style-name="T208_44">.)</text:span></text:p>
        </text:list-item>
        <text:list-item>
          <text:p text:style-name="P209"><text:span text:style-name="T209_1">Module</text:span><text:span text:style-name="T209_2">-</text:span><text:span text:style-name="T209_3">defined</text:span><text:span text:style-name="T209_4"><text:s/></text:span><text:span text:style-name="T209_5">constant</text:span><text:span text:style-name="T209_6"><text:s/></text:span><text:span text:style-name="T209_7">names</text:span><text:span text:style-name="T209_8"><text:s/></text:span><text:span text:style-name="T209_9">should</text:span><text:span text:style-name="T209_10"><text:s/></text:span><text:span text:style-name="T209_11">also</text:span><text:span text:style-name="T209_12"><text:s/></text:span><text:span text:style-name="T209_13">be</text:span><text:span text:style-name="T209_14"><text:s/></text:span><text:span text:style-name="T209_15">prefixed</text:span><text:span text:style-name="T209_16"><text:s/></text:span><text:span text:style-name="T209_17">by</text:span><text:span text:style-name="T209_18"><text:s/></text:span><text:span text:style-name="T209_19">an</text:span><text:span text:style-name="T209_20"><text:s/></text:span><text:span text:style-name="T209_21">uppercase</text:span><text:span text:style-name="T209_22"><text:s/></text:span><text:span text:style-name="T209_23">spelling</text:span><text:span text:style-name="T209_24"><text:s/></text:span><text:span text:style-name="T209_25">of</text:span><text:span text:style-name="T209_26"><text:s/></text:span><text:span text:style-name="T209_27">the</text:span><text:span text:style-name="T209_28"><text:s/></text:span><text:span text:style-name="T209_29">module</text:span><text:span text:style-name="T209_30"><text:s/></text:span><text:span text:style-name="T209_31">that</text:span><text:span text:style-name="T209_32"><text:s/></text:span><text:span text:style-name="T209_33">defines</text:span><text:span text:style-name="T209_34"><text:s/></text:span><text:span text:style-name="T209_35">them</text:span><text:span text:style-name="T209_36">.</text:span></text:p>
        </text:list-item>
      </text:list>
      <text:h text:style-name="P210" text:outline-level="10"><text:bookmark-start text:name="h.ne27g77014eq"/><text:bookmark-end text:name="h.ne27g77014eq"/><text:span text:style-name="T210_1">Including</text:span><text:span text:style-name="T210_2"><text:s/></text:span><text:span text:style-name="T210_3">Code</text:span></text:h>
      <text:p text:style-name="P211"><text:span text:style-name="T211_1">Anywhere</text:span><text:span text:style-name="T211_2"><text:s/></text:span><text:span text:style-name="T211_3">you</text:span><text:span text:style-name="T211_4"><text:s/></text:span><text:span text:style-name="T211_5">are</text:span><text:span text:style-name="T211_6"><text:s/></text:span><text:span text:style-name="T211_7">unconditionally</text:span><text:span text:style-name="T211_8"><text:s/></text:span><text:span text:style-name="T211_9">including</text:span><text:span text:style-name="T211_10"><text:s/></text:span><text:span text:style-name="T211_11">a</text:span><text:span text:style-name="T211_12"><text:s/></text:span><text:span text:style-name="T211_13">class</text:span><text:span text:style-name="T211_14"><text:s/></text:span><text:span text:style-name="T211_15">file</text:span><text:span text:style-name="T211_16">,<text:s/></text:span><text:span text:style-name="T211_17">use</text:span><text:span text:style-name="T211_18"><text:s/></text:span><text:span text:style-name="T211_19">require</text:span><text:span text:style-name="T211_20">_</text:span><text:span text:style-name="T211_21">once</text:span><text:span text:style-name="T211_22">().<text:s/></text:span><text:span text:style-name="T211_23">Anywhere</text:span><text:span text:style-name="T211_24"><text:s/></text:span><text:span text:style-name="T211_25">you</text:span><text:span text:style-name="T211_26"><text:s/></text:span><text:span text:style-name="T211_27">are</text:span><text:span text:style-name="T211_28"><text:s/></text:span><text:span text:style-name="T211_29">conditionally</text:span><text:span text:style-name="T211_30"><text:s/></text:span><text:span text:style-name="T211_31">including</text:span><text:span text:style-name="T211_32"><text:s/></text:span><text:span text:style-name="T211_33">a</text:span><text:span text:style-name="T211_34"><text:s/></text:span><text:span text:style-name="T211_35">class</text:span><text:span text:style-name="T211_36"><text:s/></text:span><text:span text:style-name="T211_37">file</text:span><text:span text:style-name="T211_38"><text:s/>(</text:span><text:span text:style-name="T211_39">for</text:span><text:span text:style-name="T211_40"><text:s/></text:span><text:span text:style-name="T211_41">example</text:span><text:span text:style-name="T211_42">,<text:s/></text:span><text:span text:style-name="T211_43">factory</text:span><text:span text:style-name="T211_44"><text:s/></text:span><text:span text:style-name="T211_45">methods</text:span><text:span text:style-name="T211_46">),<text:s/></text:span><text:span text:style-name="T211_47">use</text:span><text:span text:style-name="T211_48"><text:s/></text:span><text:span text:style-name="T211_49">include</text:span><text:span text:style-name="T211_50">_</text:span><text:span text:style-name="T211_51">once</text:span><text:span text:style-name="T211_52">().<text:s/></text:span><text:span text:style-name="T211_53">Either</text:span><text:span text:style-name="T211_54"><text:s/></text:span><text:span text:style-name="T211_55">of</text:span><text:span text:style-name="T211_56"><text:s/></text:span><text:span text:style-name="T211_57">these</text:span><text:span text:style-name="T211_58"><text:s/></text:span><text:span text:style-name="T211_59">will</text:span><text:span text:style-name="T211_60"><text:s/></text:span><text:span text:style-name="T211_61">ensure</text:span><text:span text:style-name="T211_62"><text:s/></text:span><text:span text:style-name="T211_63">that</text:span><text:span text:style-name="T211_64"><text:s/></text:span><text:span text:style-name="T211_65">class</text:span><text:span text:style-name="T211_66"><text:s/></text:span><text:span text:style-name="T211_67">files</text:span><text:span text:style-name="T211_68"><text:s/></text:span><text:span text:style-name="T211_69">are</text:span><text:span text:style-name="T211_70"><text:s/></text:span><text:span text:style-name="T211_71">included</text:span><text:span text:style-name="T211_72"><text:s/></text:span><text:span text:style-name="T211_73">only</text:span><text:span text:style-name="T211_74"><text:s/></text:span><text:span text:style-name="T211_75">once</text:span><text:span text:style-name="T211_76">.<text:s/></text:span><text:span text:style-name="T211_77">They</text:span><text:span text:style-name="T211_78"><text:s/></text:span><text:span text:style-name="T211_79">share</text:span><text:span text:style-name="T211_80"><text:s/></text:span><text:span text:style-name="T211_81">the</text:span><text:span text:style-name="T211_82"><text:s/></text:span><text:span text:style-name="T211_83">same</text:span><text:span text:style-name="T211_84"><text:s/></text:span><text:span text:style-name="T211_85">file</text:span><text:span text:style-name="T211_86"><text:s/></text:span><text:span text:style-name="T211_87">list</text:span><text:span text:style-name="T211_88">,<text:s/></text:span><text:span text:style-name="T211_89">so</text:span><text:span text:style-name="T211_90"><text:s/></text:span><text:span text:style-name="T211_91">you</text:span><text:span text:style-name="T211_92"><text:s/></text:span><text:span text:style-name="T211_93">don</text:span><text:span text:style-name="T211_94">'</text:span><text:span text:style-name="T211_95">t</text:span><text:span text:style-name="T211_96"><text:s/></text:span><text:span text:style-name="T211_97">need</text:span><text:span text:style-name="T211_98"><text:s/></text:span><text:span text:style-name="T211_99">to</text:span><text:span text:style-name="T211_100"><text:s/></text:span><text:span text:style-name="T211_101">worry</text:span><text:span text:style-name="T211_102"><text:s/></text:span><text:span text:style-name="T211_103">about</text:span><text:span text:style-name="T211_104"><text:s/></text:span><text:span text:style-name="T211_105">mixing</text:span><text:span text:style-name="T211_106"><text:s/></text:span><text:span text:style-name="T211_107">them</text:span><text:span text:style-name="T211_108"><text:s/>-<text:s/></text:span><text:span text:style-name="T211_109">a</text:span><text:span text:style-name="T211_110"><text:s/></text:span><text:span text:style-name="T211_111">file</text:span><text:span text:style-name="T211_112"><text:s/></text:span><text:span text:style-name="T211_113">included</text:span><text:span text:style-name="T211_114"><text:s/></text:span><text:span text:style-name="T211_115">with</text:span><text:span text:style-name="T211_116"><text:s/></text:span><text:span text:style-name="T211_117">require</text:span><text:span text:style-name="T211_118">_</text:span><text:span text:style-name="T211_119">once</text:span><text:span text:style-name="T211_120">()<text:s/></text:span><text:span text:style-name="T211_121">will</text:span><text:span text:style-name="T211_122"><text:s/></text:span><text:span text:style-name="T211_123">not</text:span><text:span text:style-name="T211_124"><text:s/></text:span><text:span text:style-name="T211_125">be</text:span><text:span text:style-name="T211_126"><text:s/></text:span><text:span text:style-name="T211_127">included</text:span><text:span text:style-name="T211_128"><text:s/></text:span><text:span text:style-name="T211_129">again</text:span><text:span text:style-name="T211_130"><text:s/></text:span><text:span text:style-name="T211_131">by</text:span><text:span text:style-name="T211_132"><text:s/></text:span><text:span text:style-name="T211_133">include</text:span><text:span text:style-name="T211_134">_</text:span><text:span text:style-name="T211_135">once</text:span><text:span text:style-name="T211_136">().</text:span></text:p>
      <text:p text:style-name="P212"/>
      <text:p text:style-name="P213"><text:span text:style-name="T213_1">Note</text:span><text:span text:style-name="T213_2">:<text:s/></text:span><text:span text:style-name="T213_3">include</text:span><text:span text:style-name="T213_4">_</text:span><text:span text:style-name="T213_5">once</text:span><text:span text:style-name="T213_6">()<text:s/></text:span><text:span text:style-name="T213_7">and</text:span><text:span text:style-name="T213_8"><text:s/></text:span><text:span text:style-name="T213_9">require</text:span><text:span text:style-name="T213_10">_</text:span><text:span text:style-name="T213_11">once</text:span><text:span text:style-name="T213_12">()<text:s/></text:span><text:span text:style-name="T213_13">are</text:span><text:span text:style-name="T213_14"><text:s/></text:span><text:span text:style-name="T213_15">statements</text:span><text:span text:style-name="T213_16">,<text:s/></text:span><text:span text:style-name="T213_17">not</text:span><text:span text:style-name="T213_18"><text:s/></text:span><text:span text:style-name="T213_19">functions</text:span><text:span text:style-name="T213_20">.<text:s/></text:span><text:span text:style-name="T213_21">You</text:span><text:span text:style-name="T213_22"><text:s/></text:span><text:span text:style-name="T213_23">don</text:span><text:span text:style-name="T213_24">'</text:span><text:span text:style-name="T213_25">t</text:span><text:span text:style-name="T213_26"><text:s/></text:span><text:span text:style-name="T213_27">need</text:span><text:span text:style-name="T213_28"><text:s/></text:span><text:span text:style-name="T213_29">parentheses</text:span><text:span text:style-name="T213_30"><text:s/></text:span><text:span text:style-name="T213_31">around</text:span><text:span text:style-name="T213_32"><text:s/></text:span><text:span text:style-name="T213_33">the</text:span><text:span text:style-name="T213_34"><text:s/></text:span><text:span text:style-name="T213_35">file</text:span><text:span text:style-name="T213_36"><text:s/></text:span><text:span text:style-name="T213_37">name</text:span><text:span text:style-name="T213_38"><text:s/></text:span><text:span text:style-name="T213_39">to</text:span><text:span text:style-name="T213_40"><text:s/></text:span><text:span text:style-name="T213_41">be</text:span><text:span text:style-name="T213_42"><text:s/></text:span><text:span text:style-name="T213_43">included</text:span><text:span text:style-name="T213_44">.</text:span></text:p>
      <text:h text:style-name="P214" text:outline-level="10"><text:bookmark-start text:name="h.811ydclftl8w"/><text:bookmark-end text:name="h.811ydclftl8w"/><text:span text:style-name="T214_1">File</text:span><text:span text:style-name="T214_2"><text:s/></text:span><text:span text:style-name="T214_3">names</text:span></text:h>
      <text:p text:style-name="P215"><text:span text:style-name="T215_1">All</text:span><text:span text:style-name="T215_2"><text:s/></text:span><text:span text:style-name="T215_3">documentation</text:span><text:span text:style-name="T215_4"><text:s/></text:span><text:span text:style-name="T215_5">files</text:span><text:span text:style-name="T215_6"><text:s/></text:span><text:span text:style-name="T215_7">should</text:span><text:span text:style-name="T215_8"><text:s/></text:span><text:span text:style-name="T215_9">have</text:span><text:span text:style-name="T215_10"><text:s/></text:span><text:span text:style-name="T215_11">the</text:span><text:span text:style-name="T215_12"><text:s/></text:span><text:span text:style-name="T215_13">file</text:span><text:span text:style-name="T215_14"><text:s/></text:span><text:span text:style-name="T215_15">name</text:span><text:span text:style-name="T215_16"><text:s/></text:span><text:span text:style-name="T215_17">extension</text:span><text:span text:style-name="T215_18"><text:s/>".</text:span><text:span text:style-name="T215_19">txt</text:span><text:span text:style-name="T215_20">"<text:s/></text:span><text:span text:style-name="T215_21">to</text:span><text:span text:style-name="T215_22"><text:s/></text:span><text:span text:style-name="T215_23">make</text:span><text:span text:style-name="T215_24"><text:s/></text:span><text:span text:style-name="T215_25">viewing</text:span><text:span text:style-name="T215_26"><text:s/></text:span><text:span text:style-name="T215_27">them</text:span><text:span text:style-name="T215_28"><text:s/></text:span><text:span text:style-name="T215_29">on</text:span><text:span text:style-name="T215_30"><text:s/></text:span><text:span text:style-name="T215_31">Windows</text:span><text:span text:style-name="T215_32"><text:s/></text:span><text:span text:style-name="T215_33">systems</text:span><text:span text:style-name="T215_34"><text:s/></text:span><text:span text:style-name="T215_35">easier</text:span><text:span text:style-name="T215_36">.<text:s/></text:span><text:span text:style-name="T215_37">Also</text:span><text:span text:style-name="T215_38">,<text:s/></text:span><text:span text:style-name="T215_39">the</text:span><text:span text:style-name="T215_40"><text:s/></text:span><text:span text:style-name="T215_41">file</text:span><text:span text:style-name="T215_42"><text:s/></text:span><text:span text:style-name="T215_43">names</text:span><text:span text:style-name="T215_44"><text:s/></text:span><text:span text:style-name="T215_45">for</text:span><text:span text:style-name="T215_46"><text:s/></text:span><text:span text:style-name="T215_47">such</text:span><text:span text:style-name="T215_48"><text:s/></text:span><text:span text:style-name="T215_49">files</text:span><text:span text:style-name="T215_50"><text:s/></text:span><text:span text:style-name="T215_51">should</text:span><text:span text:style-name="T215_52"><text:s/></text:span><text:span text:style-name="T215_53">be</text:span><text:span text:style-name="T215_54"><text:s/></text:span><text:span text:style-name="T215_55">all</text:span><text:span text:style-name="T215_56">-</text:span><text:span text:style-name="T215_57">caps</text:span><text:span text:style-name="T215_58"><text:s/>(</text:span><text:span text:style-name="T215_59">e</text:span><text:span text:style-name="T215_60">.</text:span><text:span text:style-name="T215_61">g</text:span><text:span text:style-name="T215_62">.<text:s/></text:span><text:span text:style-name="T215_63">README</text:span><text:span text:style-name="T215_64">.</text:span><text:span text:style-name="T215_65">txt</text:span><text:span text:style-name="T215_66"><text:s/></text:span><text:span text:style-name="T215_67">instead</text:span><text:span text:style-name="T215_68"><text:s/></text:span><text:span text:style-name="T215_69">of</text:span><text:span text:style-name="T215_70"><text:s/></text:span><text:span text:style-name="T215_71">readme</text:span><text:span text:style-name="T215_72">.</text:span><text:span text:style-name="T215_73">txt</text:span><text:span text:style-name="T215_74">)<text:s/></text:span><text:span text:style-name="T215_75">while</text:span><text:span text:style-name="T215_76"><text:s/></text:span><text:span text:style-name="T215_77">the</text:span><text:span text:style-name="T215_78"><text:s/></text:span><text:span text:style-name="T215_79">extension</text:span><text:span text:style-name="T215_80"><text:s/></text:span><text:span text:style-name="T215_81">itself</text:span><text:span text:style-name="T215_82"><text:s/></text:span><text:span text:style-name="T215_83">is</text:span><text:span text:style-name="T215_84"><text:s/></text:span><text:span text:style-name="T215_85">all</text:span><text:span text:style-name="T215_86">-</text:span><text:span text:style-name="T215_87">lowercase</text:span><text:span text:style-name="T215_88"><text:s/>(</text:span><text:span text:style-name="T215_89">i</text:span><text:span text:style-name="T215_90">.</text:span><text:span text:style-name="T215_91">e</text:span><text:span text:style-name="T215_92">.<text:s/></text:span><text:span text:style-name="T215_93">txt</text:span><text:span text:style-name="T215_94"><text:s/></text:span><text:span text:style-name="T215_95">instead</text:span><text:span text:style-name="T215_96"><text:s/></text:span><text:span text:style-name="T215_97">of</text:span><text:span text:style-name="T215_98"><text:s/></text:span><text:span text:style-name="T215_99">TXT</text:span><text:span text:style-name="T215_100">).</text:span></text:p>
      <text:p text:style-name="P216"><text:span text:style-name="T216_1">Examples</text:span><text:span text:style-name="T216_2">:<text:s/></text:span><text:span text:style-name="T216_3">README</text:span><text:span text:style-name="T216_4">.</text:span><text:span text:style-name="T216_5">txt</text:span><text:span text:style-name="T216_6">,<text:s/></text:span><text:span text:style-name="T216_7">INSTALL</text:span><text:span text:style-name="T216_8">.</text:span><text:span text:style-name="T216_9">txt</text:span><text:span text:style-name="T216_10">,<text:s/></text:span><text:span text:style-name="T216_11">TODO</text:span><text:span text:style-name="T216_12">.</text:span><text:span text:style-name="T216_13">txt</text:span><text:span text:style-name="T216_14">,<text:s/></text:span><text:span text:style-name="T216_15">CHANGELOG</text:span><text:span text:style-name="T216_16">.</text:span><text:span text:style-name="T216_17">txt</text:span><text:span text:style-name="T216_18"><text:s/></text:span><text:span text:style-name="T216_19">etc</text:span><text:span text:style-name="T216_20">.</text:span></text:p>
      <text:p text:style-name="P217"/>
      <text:h text:style-name="P218" text:outline-level="10"><text:bookmark-start text:name="h.wy0n8uzdab8w"/><text:bookmark-end text:name="h.wy0n8uzdab8w"/><text:span text:style-name="T218_1">HTML</text:span></text:h>
      <text:p text:style-name="P219"><text:span text:style-name="T219_1">Tags</text:span></text:p>
      <text:p text:style-name="P220"/>
      <text:list text:style-name="LS4" xml:id="list14">
        <text:list-item>
          <text:p text:style-name="P221"><text:span text:style-name="T221_1">All</text:span><text:span text:style-name="T221_2"><text:s/></text:span><text:span text:style-name="T221_3">HTML</text:span><text:span text:style-name="T221_4"><text:s/></text:span><text:span text:style-name="T221_5">pages</text:span><text:span text:style-name="T221_6"><text:s/></text:span><text:span text:style-name="T221_7">should</text:span><text:span text:style-name="T221_8"><text:s/></text:span><text:span text:style-name="T221_9">be</text:span><text:span text:style-name="T221_10"><text:s/></text:span><text:span text:style-name="T221_11">verified</text:span><text:span text:style-name="T221_12"><text:s/></text:span><text:span text:style-name="T221_13">against</text:span><text:span text:style-name="T221_14"><text:s/></text:span><text:span text:style-name="T221_15"><text:a xlink:type="simple" xlink:href="http://validator.w3.org/"><text:span text:style-name="T221_16">the</text:span></text:a></text:span><text:span text:style-name="T221_17"><text:a xlink:type="simple" xlink:href="http://validator.w3.org/"><text:span text:style-name="T221_18"><text:s/></text:span></text:a></text:span><text:span text:style-name="T221_19"><text:a xlink:type="simple" xlink:href="http://validator.w3.org/"><text:span text:style-name="T221_20">W</text:span></text:a></text:span><text:span text:style-name="T221_21"><text:a xlink:type="simple" xlink:href="http://validator.w3.org/"><text:span text:style-name="T221_22">3</text:span></text:a></text:span><text:span text:style-name="T221_23"><text:a xlink:type="simple" xlink:href="http://validator.w3.org/"><text:span text:style-name="T221_24">C</text:span></text:a></text:span><text:span text:style-name="T221_25"><text:a xlink:type="simple" xlink:href="http://validator.w3.org/"><text:span text:style-name="T221_26"><text:s/></text:span></text:a></text:span><text:span text:style-name="T221_27"><text:a xlink:type="simple" xlink:href="http://validator.w3.org/"><text:span text:style-name="T221_28">validator</text:span></text:a></text:span><text:span text:style-name="T221_29"><text:s/></text:span><text:span text:style-name="T221_30">to</text:span><text:span text:style-name="T221_31"><text:s/></text:span><text:span text:style-name="T221_32">ensure</text:span><text:span text:style-name="T221_33"><text:s/></text:span><text:span text:style-name="T221_34">that</text:span><text:span text:style-name="T221_35"><text:s/></text:span><text:span text:style-name="T221_36">the</text:span><text:span text:style-name="T221_37"><text:s/></text:span><text:span text:style-name="T221_38">markup</text:span><text:span text:style-name="T221_39"><text:s/></text:span><text:span text:style-name="T221_40">is</text:span><text:span text:style-name="T221_41"><text:s/></text:span><text:span text:style-name="T221_42">well</text:span><text:span text:style-name="T221_43"><text:s/></text:span><text:span text:style-name="T221_44">formed</text:span><text:span text:style-name="T221_45">.</text:span></text:p>
        </text:list-item>
        <text:list-item>
          <text:p text:style-name="P222"><text:span text:style-name="T222_1">All</text:span><text:span text:style-name="T222_2"><text:s/></text:span><text:span text:style-name="T222_3">tags</text:span><text:span text:style-name="T222_4"><text:s/></text:span><text:span text:style-name="T222_5">must</text:span><text:span text:style-name="T222_6"><text:s/></text:span><text:span text:style-name="T222_7">be</text:span><text:span text:style-name="T222_8"><text:s/></text:span><text:span text:style-name="T222_9">properly</text:span><text:span text:style-name="T222_10"><text:s/></text:span><text:span text:style-name="T222_11">closed</text:span><text:span text:style-name="T222_12">.</text:span></text:p>
        </text:list-item>
        <text:list-item>
          <text:p text:style-name="P223"><text:span text:style-name="T223_1">All</text:span><text:span text:style-name="T223_2"><text:s/></text:span><text:span text:style-name="T223_3">tags</text:span><text:span text:style-name="T223_4"><text:s/></text:span><text:span text:style-name="T223_5">should</text:span><text:span text:style-name="T223_6"><text:s/></text:span><text:span text:style-name="T223_7">be</text:span><text:span text:style-name="T223_8"><text:s/></text:span><text:span text:style-name="T223_9">lowercase</text:span></text:p>
        </text:list-item>
        <text:list-item>
          <text:p text:style-name="P224"><text:span text:style-name="T224_1">Enclosed</text:span><text:span text:style-name="T224_2"><text:s/></text:span><text:span text:style-name="T224_3">tags</text:span><text:span text:style-name="T224_4"><text:s/></text:span><text:span text:style-name="T224_5">should</text:span><text:span text:style-name="T224_6"><text:s/></text:span><text:span text:style-name="T224_7">be</text:span><text:span text:style-name="T224_8"><text:s/></text:span><text:span text:style-name="T224_9">properly</text:span><text:span text:style-name="T224_10"><text:s/></text:span><text:span text:style-name="T224_11">indented</text:span><text:span text:style-name="T224_12"><text:s/>(</text:span><text:span text:style-name="T224_13">see</text:span><text:span text:style-name="T224_14"><text:s/></text:span><text:span text:style-name="T224_15">indentation</text:span><text:span text:style-name="T224_16"><text:s/></text:span><text:span text:style-name="T224_17">rules</text:span><text:span text:style-name="T224_18"><text:s/></text:span><text:span text:style-name="T224_19">aforementioned</text:span><text:span text:style-name="T224_20">)</text:span></text:p>
        </text:list-item>
        <text:list-item>
          <text:p text:style-name="P225"><text:span text:style-name="T225_1">All</text:span><text:span text:style-name="T225_2"><text:s/></text:span><text:span text:style-name="T225_3">documents</text:span><text:span text:style-name="T225_4"><text:s/></text:span><text:span text:style-name="T225_5">should</text:span><text:span text:style-name="T225_6"><text:s/></text:span><text:span text:style-name="T225_7">be</text:span><text:span text:style-name="T225_8"><text:s/></text:span><text:span text:style-name="T225_9">HTML</text:span><text:span text:style-name="T225_10"><text:s/></text:span><text:span text:style-name="T225_11">Strict</text:span><text:span text:style-name="T225_12"><text:s/>1.0</text:span></text:p>
        </text:list-item>
        <text:list-item>
          <text:p text:style-name="P226"><text:span text:style-name="T226_1">Avoid</text:span><text:span text:style-name="T226_2"><text:s/></text:span><text:span text:style-name="T226_3">inline</text:span><text:span text:style-name="T226_4"><text:s/></text:span><text:span text:style-name="T226_5">styles</text:span><text:span text:style-name="T226_6"><text:s/></text:span><text:span text:style-name="T226_7">and</text:span><text:span text:style-name="T226_8"><text:s/></text:span><text:span text:style-name="T226_9">javascript</text:span><text:span text:style-name="T226_10"><text:s/></text:span><text:span text:style-name="T226_11">if</text:span><text:span text:style-name="T226_12"><text:s/></text:span><text:span text:style-name="T226_13">possible</text:span><text:span text:style-name="T226_14">.<text:s/></text:span><text:span text:style-name="T226_15">Reference</text:span><text:span text:style-name="T226_16"><text:s/></text:span><text:span text:style-name="T226_17">them</text:span><text:span text:style-name="T226_18"><text:s/></text:span><text:span text:style-name="T226_19">via</text:span><text:span text:style-name="T226_20"><text:s/></text:span><text:span text:style-name="T226_21">external</text:span><text:span text:style-name="T226_22"><text:s/></text:span><text:span text:style-name="T226_23">files</text:span><text:span text:style-name="T226_24">.<text:s/></text:span></text:p>
        </text:list-item>
        <text:list-item>
          <text:p text:style-name="P227"><text:span text:style-name="T227_1">When</text:span><text:span text:style-name="T227_2"><text:s/></text:span><text:span text:style-name="T227_3">possible</text:span><text:span text:style-name="T227_4"><text:s/></text:span><text:span text:style-name="T227_5">limit</text:span><text:span text:style-name="T227_6"><text:s/></text:span><text:span text:style-name="T227_7">the</text:span><text:span text:style-name="T227_8"><text:s/></text:span><text:span text:style-name="T227_9">number</text:span><text:span text:style-name="T227_10"><text:s/></text:span><text:span text:style-name="T227_11">of</text:span><text:span text:style-name="T227_12"><text:s/></text:span><text:span text:style-name="T227_13">externally</text:span><text:span text:style-name="T227_14"><text:s/></text:span><text:span text:style-name="T227_15">linked</text:span><text:span text:style-name="T227_16"><text:s/></text:span><text:span text:style-name="T227_17">files</text:span><text:span text:style-name="T227_18">.</text:span></text:p>
        </text:list-item>
        <text:list-item>
          <text:p text:style-name="P228"><text:span text:style-name="T228_1">Attributes</text:span><text:span text:style-name="T228_2"><text:s/></text:span><text:span text:style-name="T228_3">should</text:span><text:span text:style-name="T228_4"><text:s/></text:span><text:span text:style-name="T228_5">always</text:span><text:span text:style-name="T228_6"><text:s/></text:span><text:span text:style-name="T228_7">be</text:span><text:span text:style-name="T228_8"><text:s/></text:span><text:span text:style-name="T228_9">in</text:span><text:span text:style-name="T228_10"><text:s/></text:span><text:span text:style-name="T228_11">lowercase</text:span><text:span text:style-name="T228_12"><text:s/></text:span><text:span text:style-name="T228_13">and</text:span><text:span text:style-name="T228_14"><text:s/></text:span><text:span text:style-name="T228_15">on</text:span><text:span text:style-name="T228_16"><text:s/></text:span><text:span text:style-name="T228_17">the</text:span><text:span text:style-name="T228_18"><text:s/></text:span><text:span text:style-name="T228_19">same</text:span><text:span text:style-name="T228_20"><text:s/></text:span><text:span text:style-name="T228_21">line</text:span><text:span text:style-name="T228_22"><text:s/></text:span><text:span text:style-name="T228_23">if</text:span><text:span text:style-name="T228_24"><text:s/></text:span><text:span text:style-name="T228_25">possible</text:span><text:span text:style-name="T228_26">.</text:span></text:p>
        </text:list-item>
        <text:list-item>
          <text:p text:style-name="P229"><text:span text:style-name="T229_1">All</text:span><text:span text:style-name="T229_2"><text:s/></text:span><text:span text:style-name="T229_3">Attributes</text:span><text:span text:style-name="T229_4"><text:s/></text:span><text:span text:style-name="T229_5">should</text:span><text:span text:style-name="T229_6"><text:s/></text:span><text:span text:style-name="T229_7">have</text:span><text:span text:style-name="T229_8"><text:s/></text:span><text:span text:style-name="T229_9">a</text:span><text:span text:style-name="T229_10"><text:s/></text:span><text:span text:style-name="T229_11">value</text:span></text:p>
        </text:list-item>
      </text:list>
      <text:p text:style-name="P230"><text:span text:style-name="T230_1">Example</text:span><text:span text:style-name="T230_2">:<text:s/></text:span></text:p>
      <text:p text:style-name="P231"><text:span text:style-name="T231_1">&lt;</text:span><text:span text:style-name="T231_2">a</text:span><text:span text:style-name="T231_3"><text:s/></text:span><text:span text:style-name="T231_4">href</text:span><text:span text:style-name="T231_5">=”#</text:span><text:span text:style-name="T231_6">link</text:span><text:span text:style-name="T231_7">”&gt;</text:span><text:span text:style-name="T231_8">Test</text:span><text:span text:style-name="T231_9">&lt;/</text:span><text:span text:style-name="T231_10">a</text:span><text:span text:style-name="T231_11">&gt;</text:span></text:p>
      <text:h text:style-name="P232" text:outline-level="10"><text:bookmark-start text:name="h.ilfiv3xe215g"/><text:bookmark-end text:name="h.ilfiv3xe215g"/><text:span text:style-name="T232_1">Performance</text:span></text:h>
      <text:list text:style-name="LS5" xml:id="list23">
        <text:list-item>
          <text:p text:style-name="P233"><text:span text:style-name="T233_1">Always</text:span><text:span text:style-name="T233_2"><text:s/></text:span><text:span text:style-name="T233_3">optimize</text:span><text:span text:style-name="T233_4"><text:s/></text:span><text:span text:style-name="T233_5">javascript</text:span><text:span text:style-name="T233_6"><text:s/></text:span><text:span text:style-name="T233_7">loading</text:span><text:span text:style-name="T233_8"><text:s/></text:span><text:span text:style-name="T233_9">non</text:span><text:span text:style-name="T233_10">-</text:span><text:span text:style-name="T233_11">essential</text:span><text:span text:style-name="T233_12"><text:s/></text:span><text:span text:style-name="T233_13">scripts</text:span><text:span text:style-name="T233_14"><text:s/></text:span><text:span text:style-name="T233_15">should</text:span><text:span text:style-name="T233_16"><text:s/></text:span><text:span text:style-name="T233_17">be</text:span><text:span text:style-name="T233_18"><text:s/></text:span><text:span text:style-name="T233_19">loaded</text:span><text:span text:style-name="T233_20"><text:s/></text:span><text:span text:style-name="T233_21">at</text:span><text:span text:style-name="T233_22"><text:s/></text:span><text:span text:style-name="T233_23">the</text:span><text:span text:style-name="T233_24"><text:s/></text:span><text:span text:style-name="T233_25">footer</text:span><text:span text:style-name="T233_26"><text:s/></text:span><text:span text:style-name="T233_27">to</text:span><text:span text:style-name="T233_28"><text:s/></text:span><text:span text:style-name="T233_29">improve</text:span><text:span text:style-name="T233_30"><text:s/></text:span><text:span text:style-name="T233_31">load</text:span><text:span text:style-name="T233_32"><text:s/></text:span><text:span text:style-name="T233_33">speed</text:span></text:p>
        </text:list-item>
        <text:list-item>
          <text:p text:style-name="P234"><text:span text:style-name="T234_1">Google</text:span><text:span text:style-name="T234_2"><text:s/></text:span><text:span text:style-name="T234_3">analytics</text:span><text:span text:style-name="T234_4"><text:s/></text:span><text:span text:style-name="T234_5">tracking</text:span><text:span text:style-name="T234_6"><text:s/></text:span><text:span text:style-name="T234_7">must</text:span><text:span text:style-name="T234_8"><text:s/></text:span><text:span text:style-name="T234_9">be</text:span><text:span text:style-name="T234_10"><text:s/></text:span><text:span text:style-name="T234_11">attached</text:span><text:span text:style-name="T234_12"><text:s/></text:span><text:span text:style-name="T234_13">to</text:span><text:span text:style-name="T234_14"><text:s/></text:span><text:span text:style-name="T234_15">the</text:span><text:span text:style-name="T234_16"><text:s/></text:span><text:span text:style-name="T234_17">end</text:span><text:span text:style-name="T234_18"><text:s/></text:span><text:span text:style-name="T234_19">of</text:span><text:span text:style-name="T234_20"><text:s/></text:span><text:span text:style-name="T234_21">the</text:span><text:span text:style-name="T234_22"><text:s/></text:span><text:span text:style-name="T234_23">page</text:span></text:p>
        </text:list-item>
      </text:list>
      <text:h text:style-name="P235" text:outline-level="10"><text:bookmark-start text:name="h.nfwtx84tknrm"/><text:bookmark-end text:name="h.nfwtx84tknrm"/><text:span text:style-name="T235_1">CSS</text:span></text:h>
      <text:h text:style-name="P236" text:outline-level="10"><text:bookmark-start text:name="h.li1fof9ass8x"/><text:bookmark-end text:name="h.li1fof9ass8x"/><text:span text:style-name="T236_1">Naming</text:span><text:span text:style-name="T236_2"><text:s/></text:span><text:span text:style-name="T236_3">Conventions</text:span></text:h>
      <text:list text:style-name="LS6" xml:id="list25">
        <text:list-item>
          <text:p text:style-name="P237"><text:span text:style-name="T237_1">Every</text:span><text:span text:style-name="T237_2"><text:s/></text:span><text:span text:style-name="T237_3">web</text:span><text:span text:style-name="T237_4"><text:s/></text:span><text:span text:style-name="T237_5">document</text:span><text:span text:style-name="T237_6"><text:s/></text:span><text:span text:style-name="T237_7">should</text:span><text:span text:style-name="T237_8"><text:s/></text:span><text:span text:style-name="T237_9">contain</text:span><text:span text:style-name="T237_10"><text:s/>#</text:span><text:span text:style-name="T237_11">header</text:span><text:span text:style-name="T237_12">,<text:s/>#</text:span><text:span text:style-name="T237_13">footer</text:span><text:span text:style-name="T237_14">,<text:s/></text:span><text:span text:style-name="T237_15">and</text:span><text:span text:style-name="T237_16"><text:s/>#</text:span><text:span text:style-name="T237_17">content</text:span><text:span text:style-name="T237_18"><text:s/></text:span><text:span text:style-name="T237_19">at</text:span><text:span text:style-name="T237_20"><text:s/></text:span><text:span text:style-name="T237_21">minimal</text:span></text:p>
        </text:list-item>
        <text:list-item>
          <text:p text:style-name="P238"><text:span text:style-name="T238_1">ID</text:span><text:span text:style-name="T238_2"><text:s/></text:span><text:span text:style-name="T238_3">and</text:span><text:span text:style-name="T238_4"><text:s/></text:span><text:span text:style-name="T238_5">Classes</text:span><text:span text:style-name="T238_6"><text:s/></text:span><text:span text:style-name="T238_7">should</text:span><text:span text:style-name="T238_8"><text:s/></text:span><text:span text:style-name="T238_9">not</text:span><text:span text:style-name="T238_10"><text:s/></text:span><text:span text:style-name="T238_11">start</text:span><text:span text:style-name="T238_12"><text:s/></text:span><text:span text:style-name="T238_13">with</text:span><text:span text:style-name="T238_14"><text:s/></text:span><text:span text:style-name="T238_15">numbers</text:span><text:span text:style-name="T238_16"><text:s/></text:span><text:span text:style-name="T238_17">or</text:span><text:span text:style-name="T238_18"><text:s/></text:span><text:span text:style-name="T238_19">underscores</text:span></text:p>
        </text:list-item>
        <text:list-item>
          <text:p text:style-name="P239"><text:span text:style-name="T239_1">ID</text:span><text:span text:style-name="T239_2"><text:s/>&amp;<text:s/></text:span><text:span text:style-name="T239_3">Class</text:span><text:span text:style-name="T239_4"><text:s/></text:span><text:span text:style-name="T239_5">names</text:span><text:span text:style-name="T239_6"><text:s/></text:span><text:span text:style-name="T239_7">should</text:span><text:span text:style-name="T239_8"><text:s/></text:span><text:span text:style-name="T239_9">not</text:span><text:span text:style-name="T239_10"><text:s/></text:span><text:span text:style-name="T239_11">contain</text:span><text:span text:style-name="T239_12"><text:s/></text:span><text:span text:style-name="T239_13">uppercase</text:span><text:span text:style-name="T239_14"><text:s/></text:span><text:span text:style-name="T239_15">characters</text:span></text:p>
        </text:list-item>
      </text:list>
      <text:list text:style-name="LS7" xml:id="list28">
        <text:list-item>
          <text:p text:style-name="P240"><text:span text:style-name="T240_1">In</text:span><text:span text:style-name="T240_2"><text:s/></text:span><text:span text:style-name="T240_3">css</text:span><text:span text:style-name="T240_4"><text:s/></text:span><text:span text:style-name="T240_5">dashes</text:span><text:span text:style-name="T240_6"><text:s/></text:span><text:span text:style-name="T240_7">should</text:span><text:span text:style-name="T240_8"><text:s/></text:span><text:span text:style-name="T240_9">be</text:span><text:span text:style-name="T240_10"><text:s/></text:span><text:span text:style-name="T240_11">used</text:span><text:span text:style-name="T240_12"><text:s/></text:span><text:span text:style-name="T240_13">in</text:span><text:span text:style-name="T240_14"><text:s/></text:span><text:span text:style-name="T240_15">place</text:span><text:span text:style-name="T240_16"><text:s/></text:span><text:span text:style-name="T240_17">of</text:span><text:span text:style-name="T240_18"><text:s/></text:span><text:span text:style-name="T240_19">underscores</text:span></text:p>
        </text:list-item>
        <text:list-item>
          <text:p text:style-name="P241"><text:span text:style-name="T241_1">CamelCase</text:span><text:span text:style-name="T241_2"><text:s/>(</text:span><text:span text:style-name="T241_3">like</text:span><text:span text:style-name="T241_4"><text:s/></text:span><text:span text:style-name="T241_5">so</text:span><text:span text:style-name="T241_6">)<text:s/></text:span><text:span text:style-name="T241_7">is</text:span><text:span text:style-name="T241_8"><text:s/></text:span><text:span text:style-name="T241_9">unacceptable</text:span></text:p>
        </text:list-item>
        <text:list-item>
          <text:p text:style-name="P242"><text:span text:style-name="T242_1">Classes</text:span><text:span text:style-name="T242_2"><text:s/></text:span><text:span text:style-name="T242_3">and</text:span><text:span text:style-name="T242_4"><text:s/></text:span><text:span text:style-name="T242_5">ID</text:span><text:span text:style-name="T242_6">’</text:span><text:span text:style-name="T242_7">s</text:span><text:span text:style-name="T242_8"><text:s/></text:span><text:span text:style-name="T242_9">should</text:span><text:span text:style-name="T242_10"><text:s/></text:span><text:span text:style-name="T242_11">not</text:span><text:span text:style-name="T242_12"><text:s/></text:span><text:span text:style-name="T242_13">be</text:span><text:span text:style-name="T242_14"><text:s/></text:span><text:span text:style-name="T242_15">named</text:span><text:span text:style-name="T242_16"><text:s/></text:span><text:span text:style-name="T242_17">after</text:span><text:span text:style-name="T242_18"><text:s/></text:span><text:span text:style-name="T242_19">relative</text:span><text:span text:style-name="T242_20"><text:s/></text:span><text:span text:style-name="T242_21">descriptors</text:span><text:span text:style-name="T242_22"><text:s/>(</text:span><text:span text:style-name="T242_23">left</text:span><text:span text:style-name="T242_24">,<text:s/></text:span><text:span text:style-name="T242_25">right</text:span><text:span text:style-name="T242_26">,<text:s/></text:span><text:span text:style-name="T242_27">center</text:span><text:span text:style-name="T242_28">,<text:s/></text:span><text:span text:style-name="T242_29">middle</text:span><text:span text:style-name="T242_30">,<text:s/></text:span><text:span text:style-name="T242_31">etc</text:span><text:span text:style-name="T242_32">)</text:span></text:p>
        </text:list-item>
      </text:list>
      <text:list text:style-name="LS8" xml:id="list31">
        <text:list-item>
          <text:p text:style-name="P243"><text:span text:style-name="T243_1">Instead</text:span><text:span text:style-name="T243_2"><text:s/></text:span><text:span text:style-name="T243_3">they</text:span><text:span text:style-name="T243_4"><text:s/></text:span><text:span text:style-name="T243_5">should</text:span><text:span text:style-name="T243_6"><text:s/></text:span><text:span text:style-name="T243_7">indicate</text:span><text:span text:style-name="T243_8"><text:s/></text:span><text:span text:style-name="T243_9">the</text:span><text:span text:style-name="T243_10"><text:s/></text:span><text:span text:style-name="T243_11">order</text:span><text:span text:style-name="T243_12"><text:s/></text:span><text:span text:style-name="T243_13">that</text:span><text:span text:style-name="T243_14"><text:s/></text:span><text:span text:style-name="T243_15">they</text:span><text:span text:style-name="T243_16"><text:s/></text:span><text:span text:style-name="T243_17">appear</text:span><text:span text:style-name="T243_18"><text:s/>(</text:span><text:span text:style-name="T243_19">primary</text:span><text:span text:style-name="T243_20">,<text:s/></text:span><text:span text:style-name="T243_21">secondary</text:span><text:span text:style-name="T243_22">,<text:s/></text:span><text:span text:style-name="T243_23">tertiary</text:span><text:span text:style-name="T243_24">)</text:span></text:p>
        </text:list-item>
      </text:list>
      <text:list text:style-name="LS7" xml:id="list32">
        <text:list-item>
          <text:p text:style-name="P244"><text:span text:style-name="T244_1">CSS</text:span><text:span text:style-name="T244_2"><text:s/></text:span><text:span text:style-name="T244_3">classes</text:span><text:span text:style-name="T244_4"><text:s/></text:span><text:span text:style-name="T244_5">should</text:span><text:span text:style-name="T244_6"><text:s/></text:span><text:span text:style-name="T244_7">be</text:span><text:span text:style-name="T244_8"><text:s/></text:span><text:span text:style-name="T244_9">modular</text:span><text:span text:style-name="T244_10"><text:s/></text:span><text:span text:style-name="T244_11">and</text:span><text:span text:style-name="T244_12"><text:s/></text:span><text:span text:style-name="T244_13">not</text:span><text:span text:style-name="T244_14"><text:s/></text:span><text:span text:style-name="T244_15">dependant</text:span><text:span text:style-name="T244_16"><text:s/></text:span><text:span text:style-name="T244_17">on</text:span><text:span text:style-name="T244_18"><text:s/></text:span><text:span text:style-name="T244_19">other</text:span><text:span text:style-name="T244_20"><text:s/></text:span><text:span text:style-name="T244_21">styles</text:span></text:p>
        </text:list-item>
      </text:list>
      <text:p text:style-name="P245"/>
      <text:p text:style-name="P246"><text:span text:style-name="T246_1">Class</text:span><text:span text:style-name="T246_2"><text:s/></text:span><text:span text:style-name="T246_3">Use</text:span></text:p>
      <text:list text:style-name="LS9" xml:id="list33">
        <text:list-item>
          <text:p text:style-name="P247"><text:span text:style-name="T247_1">ID</text:span><text:span text:style-name="T247_2">’</text:span><text:span text:style-name="T247_3">s</text:span><text:span text:style-name="T247_4"><text:s/></text:span><text:span text:style-name="T247_5">contain</text:span><text:span text:style-name="T247_6"><text:s/></text:span><text:span text:style-name="T247_7">theme</text:span><text:span text:style-name="T247_8"><text:s/></text:span><text:span text:style-name="T247_9">specific</text:span><text:span text:style-name="T247_10"><text:s/></text:span><text:span text:style-name="T247_11">styles</text:span><text:span text:style-name="T247_12">.<text:s/></text:span><text:span text:style-name="T247_13">ID</text:span><text:span text:style-name="T247_14"><text:s/></text:span><text:span text:style-name="T247_15">is</text:span><text:span text:style-name="T247_16"><text:s/></text:span><text:span text:style-name="T247_17">unique</text:span><text:span text:style-name="T247_18"><text:s/></text:span><text:span text:style-name="T247_19">to</text:span><text:span text:style-name="T247_20"><text:s/></text:span><text:span text:style-name="T247_21">the</text:span><text:span text:style-name="T247_22"><text:s/></text:span><text:span text:style-name="T247_23">single</text:span><text:span text:style-name="T247_24"><text:s/></text:span><text:span text:style-name="T247_25">instance</text:span><text:span text:style-name="T247_26"><text:s/></text:span><text:span text:style-name="T247_27">and</text:span><text:span text:style-name="T247_28"><text:s/></text:span><text:span text:style-name="T247_29">not</text:span><text:span text:style-name="T247_30"><text:s/></text:span><text:span text:style-name="T247_31">reusable</text:span></text:p>
        </text:list-item>
        <text:list-item>
          <text:p text:style-name="P248"><text:span text:style-name="T248_1">Classes</text:span><text:span text:style-name="T248_2"><text:s/></text:span><text:span text:style-name="T248_3">should</text:span><text:span text:style-name="T248_4"><text:s/></text:span><text:span text:style-name="T248_5">be</text:span><text:span text:style-name="T248_6"><text:s/></text:span><text:span text:style-name="T248_7">created</text:span><text:span text:style-name="T248_8"><text:s/></text:span><text:span text:style-name="T248_9">for</text:span><text:span text:style-name="T248_10"><text:s/></text:span><text:span text:style-name="T248_11">reuse</text:span></text:p>
        </text:list-item>
      </text:list>
      <text:p text:style-name="P249"/>
      <text:p text:style-name="P250"><text:span text:style-name="T250_1">Selectors</text:span></text:p>
      <text:list text:style-name="LS10" xml:id="list35">
        <text:list-item>
          <text:p text:style-name="P251"><text:span text:style-name="T251_1">All</text:span><text:span text:style-name="T251_2"><text:s/></text:span><text:span text:style-name="T251_3">selectors</text:span><text:span text:style-name="T251_4"><text:s/></text:span><text:span text:style-name="T251_5">should</text:span><text:span text:style-name="T251_6"><text:s/></text:span><text:span text:style-name="T251_7">have</text:span><text:span text:style-name="T251_8"><text:s/></text:span><text:span text:style-name="T251_9">a</text:span><text:span text:style-name="T251_10"><text:s/></text:span><text:span text:style-name="T251_11">space</text:span><text:span text:style-name="T251_12"><text:s/></text:span><text:span text:style-name="T251_13">between</text:span><text:span text:style-name="T251_14"><text:s/></text:span><text:span text:style-name="T251_15">a</text:span><text:span text:style-name="T251_16"><text:s/></text:span><text:span text:style-name="T251_17">comma</text:span><text:span text:style-name="T251_18"><text:s/></text:span><text:span text:style-name="T251_19">and</text:span><text:span text:style-name="T251_20"><text:s/></text:span><text:span text:style-name="T251_21">the</text:span><text:span text:style-name="T251_22"><text:s/></text:span><text:span text:style-name="T251_23">next</text:span><text:span text:style-name="T251_24"><text:s/></text:span><text:span text:style-name="T251_25">selector</text:span></text:p>
        </text:list-item>
      </text:list>
      <text:p text:style-name="P252"><text:span text:style-name="T252_1">Example</text:span><text:span text:style-name="T252_2">:<text:s/>#</text:span><text:span text:style-name="T252_3">foo</text:span><text:span text:style-name="T252_4">,<text:s/>#</text:span><text:span text:style-name="T252_5">bar</text:span><text:span text:style-name="T252_6">,<text:s/>#</text:span><text:span text:style-name="T252_7">baz</text:span><text:span text:style-name="T252_8">,<text:s/>#</text:span><text:span text:style-name="T252_9">quux</text:span></text:p>
      <text:list text:style-name="LS10" xml:id="list36">
        <text:list-item>
          <text:p text:style-name="P253"><text:span text:style-name="T253_1">All</text:span><text:span text:style-name="T253_2"><text:s/></text:span><text:span text:style-name="T253_3">selectors</text:span><text:span text:style-name="T253_4"><text:s/></text:span><text:span text:style-name="T253_5">should</text:span><text:span text:style-name="T253_6"><text:s/></text:span><text:span text:style-name="T253_7">have</text:span><text:span text:style-name="T253_8"><text:s/></text:span><text:span text:style-name="T253_9">a</text:span><text:span text:style-name="T253_10"><text:s/></text:span><text:span text:style-name="T253_11">space</text:span><text:span text:style-name="T253_12"><text:s/></text:span><text:span text:style-name="T253_13">before</text:span><text:span text:style-name="T253_14"><text:s/></text:span><text:span text:style-name="T253_15">the</text:span><text:span text:style-name="T253_16"><text:s/></text:span><text:span text:style-name="T253_17">curley</text:span><text:span text:style-name="T253_18"><text:s/></text:span><text:span text:style-name="T253_19">brace</text:span></text:p>
        </text:list-item>
      </text:list>
      <text:p text:style-name="P254"><text:span text:style-name="T254_1">Example</text:span><text:span text:style-name="T254_2">:<text:s/>#</text:span><text:span text:style-name="T254_3">foo</text:span><text:span text:style-name="T254_4"><text:s/>{<text:s/></text:span><text:span text:style-name="T254_5">color</text:span><text:span text:style-name="T254_6">:<text:s/>#</text:span><text:span text:style-name="T254_7">fff</text:span><text:span text:style-name="T254_8">;<text:s/>}</text:span></text:p>
      <text:list text:style-name="LS10" xml:id="list37">
        <text:list-item>
          <text:p text:style-name="P255"><text:span text:style-name="T255_1">All</text:span><text:span text:style-name="T255_2"><text:s/></text:span><text:span text:style-name="T255_3">selectors</text:span><text:span text:style-name="T255_4"><text:s/></text:span><text:span text:style-name="T255_5">should</text:span><text:span text:style-name="T255_6"><text:s/></text:span><text:span text:style-name="T255_7">end</text:span><text:span text:style-name="T255_8"><text:s/></text:span><text:span text:style-name="T255_9">in</text:span><text:span text:style-name="T255_10"><text:s/></text:span><text:span text:style-name="T255_11">a</text:span><text:span text:style-name="T255_12"><text:s/></text:span><text:span text:style-name="T255_13">opening</text:span><text:span text:style-name="T255_14"><text:s/></text:span><text:span text:style-name="T255_15">brace</text:span><text:span text:style-name="T255_16"><text:s/></text:span><text:span text:style-name="T255_17">on</text:span><text:span text:style-name="T255_18"><text:s/></text:span><text:span text:style-name="T255_19">the</text:span><text:span text:style-name="T255_20"><text:s/></text:span><text:span text:style-name="T255_21">same</text:span><text:span text:style-name="T255_22"><text:s/></text:span><text:span text:style-name="T255_23">line</text:span></text:p>
        </text:list-item>
        <text:list-item>
          <text:p text:style-name="P256"><text:span text:style-name="T256_1">The</text:span><text:span text:style-name="T256_2"><text:s/></text:span><text:span text:style-name="T256_3">brace</text:span><text:span text:style-name="T256_4"><text:s/></text:span><text:span text:style-name="T256_5">in</text:span><text:span text:style-name="T256_6"><text:s/></text:span><text:span text:style-name="T256_7">a</text:span><text:span text:style-name="T256_8"><text:s/></text:span><text:span text:style-name="T256_9">multi</text:span><text:span text:style-name="T256_10">-</text:span><text:span text:style-name="T256_11">line</text:span><text:span text:style-name="T256_12"><text:s/></text:span><text:span text:style-name="T256_13">style</text:span><text:span text:style-name="T256_14"><text:s/></text:span><text:span text:style-name="T256_15">declarations</text:span><text:span text:style-name="T256_16"><text:s/></text:span><text:span text:style-name="T256_17">should</text:span><text:span text:style-name="T256_18"><text:s/></text:span><text:span text:style-name="T256_19">be</text:span><text:span text:style-name="T256_20"><text:s/></text:span><text:span text:style-name="T256_21">on</text:span><text:span text:style-name="T256_22"><text:s/></text:span><text:span text:style-name="T256_23">it</text:span><text:span text:style-name="T256_24">’</text:span><text:span text:style-name="T256_25">s</text:span><text:span text:style-name="T256_26"><text:s/></text:span><text:span text:style-name="T256_27">own</text:span><text:span text:style-name="T256_28"><text:s/></text:span><text:span text:style-name="T256_29">line</text:span></text:p>
        </text:list-item>
      </text:list>
      <text:p text:style-name="P257"><text:span text:style-name="T257_1">Example</text:span><text:span text:style-name="T257_2">:<text:s/></text:span></text:p>
      <text:p text:style-name="P258"><text:span text:style-name="T258_1">#</text:span><text:span text:style-name="T258_2">foo</text:span><text:span text:style-name="T258_3"><text:s/>{</text:span></text:p>
      <text:p text:style-name="P259"><text:span text:style-name="T259_1"><text:s text:c="2"/></text:span><text:span text:style-name="T259_2">color</text:span><text:span text:style-name="T259_3">:<text:s/>#000;</text:span></text:p>
      <text:p text:style-name="P260"><text:span text:style-name="T260_1"><text:s text:c="2"/></text:span><text:span text:style-name="T260_2">border</text:span><text:span text:style-name="T260_3">:<text:s/>0<text:s/></text:span><text:span text:style-name="T260_4">none</text:span><text:span text:style-name="T260_5">;</text:span></text:p>
      <text:p text:style-name="P261"><text:span text:style-name="T261_1"><text:s text:c="2"/></text:span><text:span text:style-name="T261_2">background</text:span><text:span text:style-name="T261_3">:<text:s/></text:span><text:span text:style-name="T261_4">transparent</text:span><text:span text:style-name="T261_5">;</text:span></text:p>
      <text:p text:style-name="P262"><text:span text:style-name="T262_1"><text:s text:c="2"/></text:span><text:span text:style-name="T262_2">outline</text:span><text:span text:style-name="T262_3">:<text:s/>1</text:span><text:span text:style-name="T262_4">px</text:span><text:span text:style-name="T262_5">;</text:span></text:p>
      <text:p text:style-name="P263"><text:span text:style-name="T263_1">}</text:span></text:p>
      <text:p text:style-name="P264"/>
      <text:p text:style-name="P265"><text:span text:style-name="T265_1">Indentation</text:span></text:p>
      <text:list text:style-name="LS10" xml:id="list39">
        <text:list-item>
          <text:p text:style-name="P266"><text:span text:style-name="T266_1">Line</text:span><text:span text:style-name="T266_2"><text:s/></text:span><text:span text:style-name="T266_3">up</text:span><text:span text:style-name="T266_4"><text:s/></text:span><text:span text:style-name="T266_5">closing</text:span><text:span text:style-name="T266_6"><text:s/></text:span><text:span text:style-name="T266_7">brace</text:span><text:span text:style-name="T266_8"><text:s/></text:span><text:span text:style-name="T266_9">with</text:span><text:span text:style-name="T266_10"><text:s/></text:span><text:span text:style-name="T266_11">indented</text:span><text:span text:style-name="T266_12"><text:s/></text:span><text:span text:style-name="T266_13">styles</text:span></text:p>
        </text:list-item>
      </text:list>
      <text:p text:style-name="P267"><text:span text:style-name="T267_1">Example</text:span><text:span text:style-name="T267_2">:<text:s/></text:span></text:p>
      <text:p text:style-name="P268"><text:span text:style-name="T268_1">#</text:span><text:span text:style-name="T268_2">foo</text:span><text:span text:style-name="T268_3"><text:s/>{<text:s/></text:span><text:span text:style-name="T268_4">color</text:span><text:span text:style-name="T268_5">:<text:s/>#</text:span><text:span text:style-name="T268_6">fff</text:span><text:span text:style-name="T268_7">;}</text:span></text:p>
      <text:p text:style-name="P269"><text:span text:style-name="T269_1"><text:s text:c="4"/>#</text:span><text:span text:style-name="T269_2">foo</text:span><text:span text:style-name="T269_3"><text:s/>.</text:span><text:span text:style-name="T269_4">bar</text:span><text:span text:style-name="T269_5"><text:s/>{</text:span></text:p>
      <text:p text:style-name="P270"><text:span text:style-name="T270_1"><text:s text:c="7"/></text:span><text:span text:style-name="T270_2">color</text:span><text:span text:style-name="T270_3">:<text:s/>#000;</text:span></text:p>
      <text:p text:style-name="P271"><text:span text:style-name="T271_1"><text:s text:c="7"/>}</text:span></text:p>
      <text:list text:style-name="LS10" xml:id="list40">
        <text:list-item>
          <text:p text:style-name="P272"><text:span text:style-name="T272_1">If</text:span><text:span text:style-name="T272_2"><text:s/></text:span><text:span text:style-name="T272_3">there</text:span><text:span text:style-name="T272_4"><text:s/></text:span><text:span text:style-name="T272_5">are</text:span><text:span text:style-name="T272_6"><text:s/></text:span><text:span text:style-name="T272_7">more</text:span><text:span text:style-name="T272_8"><text:s/></text:span><text:span text:style-name="T272_9">than</text:span><text:span text:style-name="T272_10"><text:s/></text:span><text:span text:style-name="T272_11">three</text:span><text:span text:style-name="T272_12"><text:s/></text:span><text:span text:style-name="T272_13">attributes</text:span><text:span text:style-name="T272_14"><text:s/></text:span><text:span text:style-name="T272_15">it</text:span><text:span text:style-name="T272_16"><text:s/></text:span><text:span text:style-name="T272_17">should</text:span><text:span text:style-name="T272_18"><text:s/></text:span><text:span text:style-name="T272_19">be</text:span><text:span text:style-name="T272_20"><text:s/></text:span><text:span text:style-name="T272_21">on</text:span><text:span text:style-name="T272_22"><text:s/></text:span><text:span text:style-name="T272_23">a</text:span><text:span text:style-name="T272_24"><text:s/></text:span><text:span text:style-name="T272_25">block</text:span><text:span text:style-name="T272_26"><text:s/></text:span><text:span text:style-name="T272_27">style</text:span><text:span text:style-name="T272_28"><text:s/></text:span><text:span text:style-name="T272_29">declaration</text:span><text:span text:style-name="T272_30"><text:s/></text:span><text:span text:style-name="T272_31">otherwise</text:span><text:span text:style-name="T272_32"><text:s/></text:span><text:span text:style-name="T272_33">you</text:span><text:span text:style-name="T272_34"><text:s/></text:span><text:span text:style-name="T272_35">are</text:span><text:span text:style-name="T272_36"><text:s/></text:span><text:span text:style-name="T272_37">allowed</text:span><text:span text:style-name="T272_38"><text:s/></text:span><text:span text:style-name="T272_39">to</text:span><text:span text:style-name="T272_40"><text:s/></text:span><text:span text:style-name="T272_41">use</text:span><text:span text:style-name="T272_42"><text:s/></text:span><text:span text:style-name="T272_43">one</text:span><text:span text:style-name="T272_44"><text:s/></text:span><text:span text:style-name="T272_45">line</text:span><text:span text:style-name="T272_46">.</text:span></text:p>
        </text:list-item>
      </text:list>
      <text:p text:style-name="P273"><text:span text:style-name="T273_1">Example</text:span><text:span text:style-name="T273_2">:</text:span></text:p>
      <text:p text:style-name="P274"><text:span text:style-name="T274_1">#</text:span><text:span text:style-name="T274_2">foo</text:span><text:span text:style-name="T274_3"><text:s/>{<text:s/></text:span><text:span text:style-name="T274_4">color</text:span><text:span text:style-name="T274_5">:<text:s/>#</text:span><text:span text:style-name="T274_6">fff</text:span><text:span text:style-name="T274_7">;<text:s/></text:span><text:span text:style-name="T274_8">background</text:span><text:span text:style-name="T274_9">:<text:s/></text:span><text:span text:style-name="T274_10">url</text:span><text:span text:style-name="T274_11">(“</text:span><text:span text:style-name="T274_12">background</text:span><text:span text:style-name="T274_13">.</text:span><text:span text:style-name="T274_14">jpg</text:span><text:span text:style-name="T274_15">”)<text:s/></text:span><text:span text:style-name="T274_16">no</text:span><text:span text:style-name="T274_17">-</text:span><text:span text:style-name="T274_18">repeat</text:span><text:span text:style-name="T274_19"><text:s/>0%<text:s/>50%; <text:s/></text:span><text:span text:style-name="T274_20">margin</text:span><text:span text:style-name="T274_21">:<text:s/>3</text:span><text:span text:style-name="T274_22">px</text:span><text:span text:style-name="T274_23"><text:s/>0</text:span><text:span text:style-name="T274_24">px</text:span><text:span text:style-name="T274_25"><text:s/>0</text:span><text:span text:style-name="T274_26">px</text:span><text:span text:style-name="T274_27"><text:s/>0</text:span><text:span text:style-name="T274_28">px</text:span><text:span text:style-name="T274_29">;<text:s/>}</text:span></text:p>
      <text:p text:style-name="P275"><text:span text:style-name="T275_1">#</text:span><text:span text:style-name="T275_2">bar</text:span><text:span text:style-name="T275_3"><text:s/>{<text:s/></text:span></text:p>
      <text:p text:style-name="P276"><text:span text:style-name="T276_1"><text:s text:c="3"/></text:span><text:span text:style-name="T276_2">background</text:span><text:span text:style-name="T276_3">:<text:s/></text:span><text:span text:style-name="T276_4">url</text:span><text:span text:style-name="T276_5">(“</text:span><text:span text:style-name="T276_6">background</text:span><text:span text:style-name="T276_7">.</text:span><text:span text:style-name="T276_8">jpg</text:span><text:span text:style-name="T276_9">”)<text:s/></text:span><text:span text:style-name="T276_10">no</text:span><text:span text:style-name="T276_11">-</text:span><text:span text:style-name="T276_12">repeat</text:span><text:span text:style-name="T276_13"><text:s/>0%<text:s/>50%; <text:s/></text:span></text:p>
      <text:p text:style-name="P277"><text:span text:style-name="T277_1"><text:s text:c="3"/></text:span><text:span text:style-name="T277_2">margin</text:span><text:span text:style-name="T277_3">:<text:s/>3</text:span><text:span text:style-name="T277_4">px</text:span><text:span text:style-name="T277_5"><text:s/>0</text:span><text:span text:style-name="T277_6">px</text:span><text:span text:style-name="T277_7"><text:s/>0</text:span><text:span text:style-name="T277_8">px</text:span><text:span text:style-name="T277_9"><text:s/>0</text:span><text:span text:style-name="T277_10">px</text:span><text:span text:style-name="T277_11">; <text:s/></text:span></text:p>
      <text:p text:style-name="P278"><text:span text:style-name="T278_1"><text:s text:c="3"/></text:span><text:span text:style-name="T278_2">color</text:span><text:span text:style-name="T278_3">:<text:s/>#</text:span><text:span text:style-name="T278_4">fff</text:span><text:span text:style-name="T278_5">;<text:s/></text:span><text:span text:style-name="T278_6">border</text:span><text:span text:style-name="T278_7">-</text:span><text:span text:style-name="T278_8">radius</text:span><text:span text:style-name="T278_9">:<text:s/></text:span></text:p>
      <text:p text:style-name="P279"><text:span text:style-name="T279_1">}</text:span></text:p>
      <text:h text:style-name="P280" text:outline-level="10"><text:bookmark-start text:name="h.q170axgln4r9"/><text:bookmark-end text:name="h.q170axgln4r9"/><text:span text:style-name="T280_1">Appendix</text:span><text:span text:style-name="T280_2"><text:s/></text:span><text:span text:style-name="T280_3">I</text:span><text:span text:style-name="T280_4">:<text:s/></text:span><text:span text:style-name="T280_5">Open</text:span><text:span text:style-name="T280_6"><text:s/></text:span><text:span text:style-name="T280_7">Source</text:span><text:span text:style-name="T280_8"><text:s/></text:span><text:span text:style-name="T280_9">Standards</text:span></text:h>
      <text:p text:style-name="P2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4Level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